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in" loext:border="none"/>
    </style:style>
    <style:style style:name="T3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 </text:p>
      <text:p text:style-name="P2"><text:span text:style-name="T1">Insert into patient </text:span> </text:p>
      <text:p text:style-name="P2"><text:span text:style-name="T1">Values ( 'DHBKHN1',  'Nguyen Van Chang', 'M', '1989-07-13', 0123456789, 'Y', 'changnv@gmail.com', 'Ngo 1 Phan Dinh Giot');</text:span> </text:p>
      <text:p text:style-name="P2"><text:span text:style-name="T1">Insert into patient </text:span> </text:p>
      <text:p text:style-name="P2"><text:span text:style-name="T1">Values ( 'DHBKHN2',  'Do Minh Hien', 'M', '1992-12-01', 0123456788, 'Y', 'hiendm@gmail.com', 'So 3 Hang Tre');</text:span> </text:p>
      <text:p text:style-name="P2"><text:span text:style-name="T1">Insert into patient </text:span> </text:p>
      <text:p text:style-name="P2"><text:span text:style-name="T1">Values ( 'DHBKHN3',  'Pham Ngoc Quang', 'M', '1995-09-21', 0123456787, 'Y', 'quangpn@gmail.com', 'So 124 Dai Co Viet');</text:span> </text:p>
      <text:p text:style-name="P2"><text:span text:style-name="T1">Insert into patient </text:span> </text:p>
      <text:p text:style-name="P2"><text:span text:style-name="T1">Values ( 'DHBKHN4',  'Vu Van Tinh', 'M', '1992-06-13', 0123456786, 'Y', 'tinhvv@gmail.com', 'So 3 Ta Quang Buu');</text:span> </text:p>
      <text:p text:style-name="P2"><text:span text:style-name="T1">Insert into patient </text:span> </text:p>
      <text:p text:style-name="P2"><text:span text:style-name="T1">Values ( 'DHBKHN5',  'Nguyen Ngoc Minh', 'M', '2001-04-22', 0123456785, 'Y', 'minhnn@gmail.com', 'So 25 Hang Tre');</text:span> </text:p>
      <text:p text:style-name="P2"><text:span text:style-name="T1">Insert into patient </text:span> </text:p>
      <text:p text:style-name="P2"><text:span text:style-name="T1">Values ( 'DHBKHN6',  'Hoang Minh Thang', 'M', '1988-11-06', 0123456784, 'N', 'thanghm@gmail.com', 'So 20 Hang Than');</text:span> </text:p>
      <text:p text:style-name="P2"><text:span text:style-name="T1">Insert into patient </text:span> </text:p>
      <text:p text:style-name="P2"><text:span text:style-name="T1">Values ( 'DHBKHN7',  'Vu Van Hai', 'M', '1999-08-19', 0123456783, 'N', 'haivv@gmail.com', 'So 187 Hang Tre');</text:span> </text:p>
      <text:p text:style-name="P2"><text:span text:style-name="T1">Insert into patient </text:span> </text:p>
      <text:p text:style-name="P2"><text:span text:style-name="T1">Values ( 'DHBKHN8',  'Nguyen Van Dinh', 'M', '1992-04-20', 0123456782, 'Y', 'dinhnv@gmail.com', 'So 11 Hang Bo');</text:span> </text:p>
      <text:p text:style-name="P2"><text:span text:style-name="T1">Insert into patient </text:span> </text:p>
      <text:p text:style-name="P2"><text:span text:style-name="T1">Values ( 'DHBKHN9',  'Nguyen Hoang Giang', 'F', '1975-09-30', 0123456781, 'Y', 'giangnh@gmail.com', 'So 75 Tran Khat Chan');</text:span> </text:p>
      <text:p text:style-name="P2"><text:span text:style-name="T1">Insert into patient </text:span> </text:p>
      <text:p text:style-name="P2"><text:span text:style-name="T1">Values ( 'DHBKHN10', 'Nguyen Xuan Nam', 'M', '1991-07-13', 0123456780, 'N', 'namnx@gmail.com', 'So 99 Dao Duy Tu');</text:span> </text:p>
      <text:p text:style-name="P2"><text:span text:style-name="T1">Insert into patient </text:span> </text:p>
      <text:p text:style-name="P2"><text:span text:style-name="T1">Values ( 'DHBKHN11', 'Le Van Vung', 'M', '1986-12-31', 0123456779, 'Y', 'vunglv@gmail.com', 'So 20A Ho Tung Mau');</text:span> </text:p>
      <text:p text:style-name="P2"><text:span text:style-name="T1">Insert into patient </text:span> </text:p>
      <text:p text:style-name="P2"><text:span text:style-name="T1">Values ( 'DHBKHN12', 'Nguyen Anh Quan', 'M', '1994-07-14', 0123456778, 'N', 'quanna@gmail.com', 'So 33 Thanh Luong');</text:span> </text:p>
      <text:p text:style-name="P2"><text:span text:style-name="T1">Insert into patient </text:span> </text:p>
      <text:p text:style-name="P2"><text:span text:style-name="T1">Values ( 'DHBKHN13', 'Pham Cong Minh', 'M', '2005-09-20',0123456777, 'Y', 'minhpc@gmail.com', 'Ngo  88 Kim Nguu');</text:span> </text:p>
      <text:p text:style-name="P2"><text:span text:style-name="T1">Insert into patient </text:span> </text:p>
      <text:p text:style-name="P2"><text:span text:style-name="T1">Values ( 'DHBKHN14', 'Ngo Duc Anh', 'M', '1983-06-03', 0123456776, 'N', 'anhnd@gmail.com', 'So 30 Luong Dinh Cua');</text:span> </text:p>
      <text:p text:style-name="P2"><text:span text:style-name="T1">Insert into patient </text:span> </text:p>
      <text:p text:style-name="P2"><text:span text:style-name="T1">Values ( 'DHBKHN15', 'Doan Van Cong', 'M', '1999-05-06', 0123456775, 'Y', 'congdv@gmail.com', 'So 90 Truong Chinh');</text:span> </text:p>
      <text:p text:style-name="P2"><text:soft-page-break/><text:span text:style-name="T1">Insert into patient </text:span> </text:p>
      <text:p text:style-name="P2"><text:span text:style-name="T1">Values ( 'DHBKHN16', 'Doan Van Tan', 'M', '2000-05-07', 0123456774, 'Y', 'tandv@gmail.com', 'So 90 Hang Gai');</text:span> </text:p>
      <text:p text:style-name="P2"><text:span text:style-name="T1">Insert into patient </text:span> </text:p>
      <text:p text:style-name="P2"><text:span text:style-name="T1">Values ( 'DHBKHN17', 'Hoang Thi Loan', 'F', '1979-06-30', 0123456773, 'N', 'loanht@gmail.com', ' So 8 Dinh Cong ');</text:span> </text:p>
      <text:p text:style-name="P2"><text:span text:style-name="T1">Insert into patient </text:span> </text:p>
      <text:p text:style-name="P2"><text:span text:style-name="T1">Values ( 'DHBKHN18', 'Tran Thi Phuong ', 'F', '1999-07-19', 0123456772, 'Y', 'phuongtt@gmail.com', 'Ngo 172 Phan Dinh Giot ');</text:span> </text:p>
      <text:p text:style-name="P2"><text:span text:style-name="T1">Insert into patient </text:span> </text:p>
      <text:p text:style-name="P2"><text:span text:style-name="T1">Values ( 'DHBKHN19', 'Tran Xuan Phai', 'M', '1989-07-13', 0123456771, 'Y', 'phaitx@gmail.com', 'So 100 Doi Can');</text:span> </text:p>
      <text:p text:style-name="P2"><text:span text:style-name="T1">Insert into patient </text:span> </text:p>
      <text:p text:style-name="P2"><text:span text:style-name="T1">Values ( 'DHBKHN20', 'Mai Van Viet', 'M', '1996-09-23', 0123456770, 'N', 'vietmv@gmail.com', 'Ngo 1 Hang Khay');</text:span> </text:p>
      <text:p text:style-name="P2"><text:span text:style-name="T1">Insert into patient </text:span> </text:p>
      <text:p text:style-name="P2"><text:span text:style-name="T1">Values ( 'DHBKHN21', 'Nguyen Thi Thanh Binh', 'F', '1997-03-14', 0123456769, 'Y', 'binhntt@gmail.com', 'So 7 Le Lai');</text:span> </text:p>
      <text:p text:style-name="P2"><text:span text:style-name="T1">Insert into patient </text:span> </text:p>
      <text:p text:style-name="P2"><text:span text:style-name="T1">Values ( 'DHBKHN22', 'Hoang Thuy Hang', 'M', '1986-10-18', 0123456768, 'Y', 'hanght@gmail.com', 'So 288 Le Dai Hanh');</text:span> </text:p>
      <text:p text:style-name="P2"><text:span text:style-name="T1">Insert into patient </text:span> </text:p>
      <text:p text:style-name="P2"><text:span text:style-name="T1">Values ( 'DHBKHN23', 'Kieu Chi Tue', 'M', '1988-08-13', 0123456767, 'N', 'tuekc@gmail.com', 'So 97 De Nguyen Khoai');</text:span> </text:p>
      <text:p text:style-name="P2"><text:span text:style-name="T1">Insert into patient </text:span> </text:p>
      <text:p text:style-name="P2"><text:span text:style-name="T1">Values ( 'DHBKHN24', 'Tran Xuan Ba', 'M', '1978-07-30', 0123456756, 'Y', 'batx@gmail.com', 'So 6 Truong Lam');</text:span> </text:p>
      <text:p text:style-name="P2"><text:span text:style-name="T1">Insert into patient </text:span> </text:p>
      <text:p text:style-name="P2"><text:span text:style-name="T1">Values ( 'DHBKHN25', 'Nguyen Van Chang', 'M', '1989-07-13', 0123456755, 'N', 'changnv1@gmail.com', 'Ngo 90 Phan Dinh Giot');</text:span> </text:p>
      <text:p text:style-name="P2"><text:span text:style-name="T1">Insert into patient </text:span> </text:p>
      <text:p text:style-name="P2"><text:span text:style-name="T1">Values ( 'DHBKHN26', 'Tran Kim Cuong', 'M', '1963-05-13', 0123456740, 'N', 'cuongtc@gmail.com', 'So 99 Hoang Cau');</text:span> </text:p>
      <text:p text:style-name="P2"><text:span text:style-name="T1">Insert into patient </text:span> </text:p>
      <text:p text:style-name="P2"><text:span text:style-name="T1">Values ( 'DHBKHN27', 'Tran Thanh Huyen', 'F', '1982-09-23', 0123456739, 'N', 'huyentt@gmail.com', 'So 60 O Cho Dua');</text:span> </text:p>
      <text:p text:style-name="P2"><text:span text:style-name="T1">Insert into patient </text:span> </text:p>
      <text:p text:style-name="P2"><text:span text:style-name="T1">Values ( 'DHBKHN28', 'Tran Chi Hoa', 'M', '1997-10-09', 0123456738, 'Y', 'hoatc@gmail.com', 'So 1 Ton That Thuyet');</text:span> </text:p>
      <text:p text:style-name="P2"><text:span text:style-name="T1">Insert into patient </text:span> </text:p>
      <text:p text:style-name="P2"><text:span text:style-name="T1">Values ( 'DHBKHN29', 'Tran Dinh Phu', 'M', '1970-05-18', 0123456737, 'Y', 'phutd@gmail.com', 'So 7 Ton That Thuyet');</text:span> </text:p>
      <text:p text:style-name="P2"><text:span text:style-name="T1">Insert into patient </text:span> </text:p>
      <text:p text:style-name="P2"><text:span text:style-name="T1">Values ( 'DHBKHN30', 'Hoang Cong Hoan', 'M', '1980-03-17', 0123456736, 'N', 'hoan nc@gmail.com', 'So 72 Hoang Cau');</text:span> </text:p>
      <text:p text:style-name="P2"><text:span text:style-name="T1">Insert into patient </text:span> </text:p>
      <text:p text:style-name="P2"><text:soft-page-break/><text:span text:style-name="T1">Values ( 'DHBKHN31', 'Nguyen Lan Phuong', 'F', '1963-05-13', 0123456740, 'Y', 'phuongnl@gmail.com', 'So 80 Hoang Quoc Viet');</text:span> </text:p>
      <text:p text:style-name="P2"><text:span text:style-name="T1">Insert into patient </text:span> </text:p>
      <text:p text:style-name="P2"><text:span text:style-name="T1">Values ( 'DHBKHN32', 'Bui Thi Thu Thuy', 'F', '2002-09-20', 0123456732, 'Y', 'thuybtt@gmail.com', 'So 8 Pho Hue');</text:span> </text:p>
      <text:p text:style-name="P2"><text:span text:style-name="T1">Insert into patient </text:span> </text:p>
      <text:p text:style-name="P2"><text:span text:style-name="T1">Values ( 'DHBKHN33', 'Hoang Minh Hanh', 'F', '1972-12-13', 0123456731, 'N', 'hanhhm@gmail.com', 'Ngo 15 Lo Duc');</text:span> </text:p>
      <text:p text:style-name="P2"><text:span text:style-name="T1">Insert into patient </text:span> </text:p>
      <text:p text:style-name="P2"><text:span text:style-name="T1">Values ( 'DHBKHN34', 'Dang Hien Trang', 'F', '1972-12-31', 0123456730, 'Y', 'trangdh@gmail.com', 'Ngo 72 Lo Duc');</text:span> </text:p>
      <text:p text:style-name="P2"><text:span text:style-name="T1">Insert into patient </text:span> </text:p>
      <text:p text:style-name="P2"><text:span text:style-name="T1">Values ( 'DHBKHN35', 'Cao Xuan Hung', 'M', '1980-12-01', 0123456729, 'Y', 'hungcx@gmail.com', 'Ngo 15 YecXanh');</text:span> </text:p>
      <text:p text:style-name="P2"><text:span text:style-name="T1">Insert into patient </text:span> </text:p>
      <text:p text:style-name="P2"><text:span text:style-name="T1">Values ( 'DHBKHN36', 'Ho Thi Bich', 'M', '1990-02-13', 0123456728, 'N', 'bichht@gmail.com', 'Ngo 15 Lo Duc');</text:span> </text:p>
      <text:p text:style-name="P2"><text:span text:style-name="T1">Insert into patient </text:span> </text:p>
      <text:p text:style-name="P2"><text:span text:style-name="T1">Values ( 'DHBKHN37', 'Lai Van Sam', 'M', '1993-05-31', 0123456726, 'Y', 'samlv@gmail.com', 'Ngo 31 Tang Bat Ho');</text:span> </text:p>
      <text:p text:style-name="P2"><text:span text:style-name="T1">Insert into patient </text:span> </text:p>
      <text:p text:style-name="P2"><text:span text:style-name="T1">Values ( 'DHBKHN38', 'Nguyen Duc Tho', 'M', '1972-12-13', 0123456725, 'Y', 'thond@gmail.com', 'Ngo 9 Ho Dac Di');</text:span> </text:p>
      <text:p text:style-name="P2"><text:span text:style-name="T1">Insert into patient </text:span> </text:p>
      <text:p text:style-name="P2"><text:span text:style-name="T1">Values ( 'DHBKHN39', 'Hoang Minh Hanh', 'M', '1972-12-13', 0123456720, 'N', 'hanhhm@gmail.com', 'Ngo 15 Dinh Cong');</text:span> </text:p>
      <text:p text:style-name="P2"><text:span text:style-name="T1">Insert into patient </text:span> </text:p>
      <text:p text:style-name="P2"><text:span text:style-name="T1">Values ( 'DHBKHN40', 'Nguyen Thi Kim Anh', 'F', '2002-03-29', 0123316619, 'Y', 'anhntk@gmail.com', 'So 85 Thai Ha');</text:span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<text:span text:style-name="T1">Insert into visit </text:span> </text:p>
      <text:p text:style-name="P2"><text:span text:style-name="T1">Values ( 'DHBKHN1',  'BK1606201', 'Dau bung di ngoai', '2020-06-16');</text:span> </text:p>
      <text:p text:style-name="P2"><text:span text:style-name="T1">Insert into visit</text:span> </text:p>
      <text:p text:style-name="P2"><text:span text:style-name="T1">Values ( 'DHBKHN2',  'BK1806202', 'Dau mat', '2020-06-18');</text:span> </text:p>
      <text:p text:style-name="P2"><text:span text:style-name="T1">Insert into visit </text:span> </text:p>
      <text:p text:style-name="P2"><text:span text:style-name="T1">Values ( 'DHBKHN3',  'BK1806203', 'Dau nguc trai', '2020-06-18');</text:span> </text:p>
      <text:p text:style-name="P2"><text:span text:style-name="T1">Insert into visit </text:span> </text:p>
      <text:p text:style-name="P2"><text:soft-page-break/><text:span text:style-name="T1">Values ( 'DHBKHN4',  'BK1606204', 'Dau khop dau goi', '2020-06-16');</text:span> </text:p>
      <text:p text:style-name="P2"><text:span text:style-name="T1">Insert into visit </text:span> </text:p>
      <text:p text:style-name="P2"><text:span text:style-name="T1">Values ( 'DHBKHN5',  'BK1606205', 'Ngua lung + mun nuoc', '2020-06-16');</text:span> </text:p>
      <text:p text:style-name="P2"><text:span text:style-name="T1">Insert into visit </text:span> </text:p>
      <text:p text:style-name="P2"><text:span text:style-name="T1">Values ( 'DHBKHN6',  'BK1606206', 'Buon non', '2020-06-16');</text:span> </text:p>
      <text:p text:style-name="P2"><text:span text:style-name="T1">Insert into visit </text:span> </text:p>
      <text:p text:style-name="P2"><text:span text:style-name="T1">Values ( 'DHBKHN7',  'BK1906207', 'Met moi, chan an', '2020-06-19');</text:span> </text:p>
      <text:p text:style-name="P2"><text:span text:style-name="T1">Insert into visit </text:span> </text:p>
      <text:p text:style-name="P2"><text:span text:style-name="T1">Values ( 'DHBKHN8',  'BK1906208', 'Khong', '2020-06-19');</text:span> </text:p>
      <text:p text:style-name="P2"><text:span text:style-name="T1">Insert into visit </text:span> </text:p>
      <text:p text:style-name="P2"><text:span text:style-name="T1">Values ( 'DHBKHN9',  'BK1906209', 'Met moi, chan an', '2020-06-19');</text:span> </text:p>
      <text:p text:style-name="P2"><text:span text:style-name="T1">Insert into visit </text:span> </text:p>
      <text:p text:style-name="P2"><text:span text:style-name="T1">Values ( 'DHBKHN10',  'BK19062010', 'Ngua mat', '2020-06-19');</text:span> </text:p>
      <text:p text:style-name="P2"><text:span text:style-name="T1">Insert into visit </text:span> </text:p>
      <text:p text:style-name="P2"><text:span text:style-name="T1">Values ( 'DHBKHN1',  'BK2006201', 'mat nhin mo', '2020-06-20');</text:span> </text:p>
      <text:p text:style-name="P2"><text:span text:style-name="T1">Insert into visit </text:span> </text:p>
      <text:p text:style-name="P2"><text:span text:style-name="T1">Values ( 'DHBKHN11',  'BK20062011', 'Khong', '2020-06-20');</text:span> </text:p>
      <text:p text:style-name="P2"><text:span text:style-name="T1">Insert into visit </text:span> </text:p>
      <text:p text:style-name="P2"><text:span text:style-name="T1">Values ( 'DHBKHN12',  'BK20062012', 'Ham da', '2020-06-20');</text:span> </text:p>
      <text:p text:style-name="P2"><text:span text:style-name="T1">Insert into visit </text:span> </text:p>
      <text:p text:style-name="P2"><text:span text:style-name="T1">Values ( 'DHBKHN13',  'BK20062013', 'Rung toc nhieu', '2020-06-20');</text:span> </text:p>
      <text:p text:style-name="P2"><text:span text:style-name="T1">Insert into visit </text:span> </text:p>
      <text:p text:style-name="P2"><text:span text:style-name="T1">Values ( 'DHBKHN14',  'BK20062014', 'Chay mau rang', '2020-06-20');</text:span> </text:p>
      <text:p text:style-name="P2"><text:span text:style-name="T1">Insert into visit </text:span> </text:p>
      <text:p text:style-name="P2"><text:span text:style-name="T1">Values ( 'DHBKHN15',  'BK20062015', 'Dau tai', '2020-06-20');</text:span> </text:p>
      <text:p text:style-name="P2"><text:span text:style-name="T1">Insert into visit </text:span> </text:p>
      <text:p text:style-name="P2"><text:span text:style-name="T1">Values ( 'DHBKHN16',  'BK21062016', 'So mui', '2020-06-21');</text:span> </text:p>
      <text:p text:style-name="P2"><text:span text:style-name="T1">Insert into visit </text:span> </text:p>
      <text:p text:style-name="P2"><text:span text:style-name="T1">Values ( 'DHBKHN17',  'BK21062017', 'Met moi, chan an', '2020-06-21');</text:span> </text:p>
      <text:p text:style-name="P2"><text:span text:style-name="T1">Insert into visit </text:span> </text:p>
      <text:p text:style-name="P2"><text:span text:style-name="T1">Values ( 'DHBKHN18',  'BK21062018', 'Met moi, chan an', '2020-06-21');</text:span> </text:p>
      <text:p text:style-name="P2"><text:span text:style-name="T1">Insert into visit </text:span> </text:p>
      <text:p text:style-name="P2"><text:span text:style-name="T1">Values ( 'DHBKHN19',  'BK21062019', 'Mat nhin mo', '2020-06-21');</text:span> </text:p>
      <text:p text:style-name="P2"><text:span text:style-name="T1">Insert into visit </text:span> </text:p>
      <text:p text:style-name="P2"><text:span text:style-name="T1">Values ( 'DHBKHN20',  'BK22062020', 'Hay tuc nguc', '2020-06-22');</text:span> </text:p>
      <text:p text:style-name="P2"><text:span text:style-name="T1">Insert into visit </text:span> </text:p>
      <text:p text:style-name="P2"><text:span text:style-name="T1">Values ( 'DHBKHN21',  'BK22062021', 'Khong', '2020-06-22');</text:span> </text:p>
      <text:p text:style-name="P2"><text:span text:style-name="T1">Insert into visit </text:span> </text:p>
      <text:p text:style-name="P2"><text:span text:style-name="T1">Values ( 'DHBKHN22',  'BK22062022', 'Dau chan', '2020-06-22');</text:span> </text:p>
      <text:p text:style-name="P2"><text:span text:style-name="T1">Insert into visit </text:span> </text:p>
      <text:p text:style-name="P2"><text:span text:style-name="T1">Values ( 'DHBKHN23',  'BK23062023', 'Dau lung', '2020-06-23');</text:span> </text:p>
      <text:p text:style-name="P2"><text:span text:style-name="T1">Insert into visit </text:span> </text:p>
      <text:p text:style-name="P2"><text:span text:style-name="T1">Values ( 'DHBKHN24',  'BK23062024', 'Da nhieu dau', '2020-06-23');</text:span> </text:p>
      <text:p text:style-name="P2"><text:span text:style-name="T1">Insert into visit </text:span> </text:p>
      <text:p text:style-name="P2"><text:span text:style-name="T1">Values ( 'DHBKHN25',  'BK23062025', 'Ngua tay chan', '2020-06-23');</text:span> </text:p>
      <text:p text:style-name="P2"><text:span text:style-name="T1">Insert into visit </text:span> </text:p>
      <text:p text:style-name="P2"><text:soft-page-break/><text:span text:style-name="T1">Values ( 'DHBKHN1',  'BK3006201', 'Nuoc an tay chan', '2020-06-30');</text:span> </text:p>
      <text:p text:style-name="P2"><text:span text:style-name="T1">Insert into visit </text:span> </text:p>
      <text:p text:style-name="P2"><text:span text:style-name="T1">Values ( 'DHBKHN26',  'BK01072026', 'Dau hong, sot cao', '2020-07-01');</text:span> </text:p>
      <text:p text:style-name="P2"><text:span text:style-name="T1">Insert into visit </text:span> </text:p>
      <text:p text:style-name="P2"><text:span text:style-name="T1">Values ( 'DHBKHN27',  'BK01072027','Dau hong', '2020-07-01');</text:span> </text:p>
      <text:p text:style-name="P2"><text:span text:style-name="T1">Insert into visit </text:span> </text:p>
      <text:p text:style-name="P2"><text:span text:style-name="T1">Values ( 'DHBKHN28',  'BK01072028', 'Rang moc lech', '2020-07-01');</text:span> </text:p>
      <text:p text:style-name="P2"><text:span text:style-name="T1">Insert into visit </text:span> </text:p>
      <text:p text:style-name="P2"><text:span text:style-name="T1">Values ( 'DHBKHN29',  'BK02072029', 'Dau rang', '2020-07-02');</text:span> </text:p>
      <text:p text:style-name="P2"><text:span text:style-name="T1">Insert into visit </text:span> </text:p>
      <text:p text:style-name="P2"><text:span text:style-name="T1">Values ( 'DHBKHN30',  'BK02072030', 'Sung loi', '2020-07-02');</text:span> </text:p>
      <text:p text:style-name="P2"><text:span text:style-name="T1">Insert into visit </text:span> </text:p>
      <text:p text:style-name="P2"><text:span text:style-name="T1">Values ( 'DHBKHN26',  'BK09072026', 'Nhiet mieng', '2020-07-09');</text:span> </text:p>
      <text:p text:style-name="P2"><text:span text:style-name="T1">Insert into visit </text:span> </text:p>
      <text:p text:style-name="P2"><text:span text:style-name="T1">Values ( 'DHBKHN6',  'BK0907206', 'Hat hoi so mui', '2020-07-09');</text:span> </text:p>
      <text:p text:style-name="P2"><text:span text:style-name="T1">Insert into visit </text:span> </text:p>
      <text:p text:style-name="P2"><text:span text:style-name="T1">Values ( 'DHBKHN5',  'BK0907205', 'Kho tho', '2020-07-09');</text:span> </text:p>
      <text:p text:style-name="P2"><text:span text:style-name="T1">Insert into visit </text:span> </text:p>
      <text:p text:style-name="P2"><text:span text:style-name="T1">Values ( 'DHBKHN8',  'BK1907208', 'Hay ngat', '2020-07-19');</text:span> </text:p>
      <text:p text:style-name="P2"><text:span text:style-name="T1">Insert into visit </text:span> </text:p>
      <text:p text:style-name="P2"><text:span text:style-name="T1">Values ( 'DHBKHN11',  'BK20072011', 'Hay te tay chan', '2020-07-20');</text:span> </text:p>
      <text:p text:style-name="P2"><text:span text:style-name="T1">Insert into visit </text:span> </text:p>
      <text:p text:style-name="P2"><text:span text:style-name="T1">Values ( 'DHBKHN12',  'BK20072012', 'Gay ngon tay', '2020-07-20');</text:span> </text:p>
      <text:p text:style-name="P2"><text:span text:style-name="T1">Insert into visit </text:span> </text:p>
      <text:p text:style-name="P2"><text:span text:style-name="T1">Values ( 'DHBKHN17',  'BK21072017', 'Dau mat phai', '2020-07-21');</text:span> </text:p>
      <text:p text:style-name="P2"><text:span text:style-name="T1">Insert into visit </text:span> </text:p>
      <text:p text:style-name="P2"><text:span text:style-name="T1">Values ( 'DHBKHN31',  'BK21072031', 'Tai nghe khong ro', '2020-07-21');</text:span> </text:p>
      <text:p text:style-name="P2"><text:span text:style-name="T1">Insert into visit </text:span> </text:p>
      <text:p text:style-name="P2"><text:span text:style-name="T1">Values ( 'DHBKHN32',  'BK22072032', 'Hay te tay chan', '2020-07-22');</text:span> </text:p>
      <text:p text:style-name="P2"><text:span text:style-name="T1">Insert into visit </text:span> </text:p>
      <text:p text:style-name="P2"><text:span text:style-name="T1">Values ( 'DHBKHN33',  'BK30072033', 'Chan an', '2020-07-30');</text:span> </text:p>
      <text:p text:style-name="P2"><text:span text:style-name="T1">Insert into visit </text:span> </text:p>
      <text:p text:style-name="P2"><text:span text:style-name="T1">Values ( 'DHBKHN34',  'BK30072034', 'Hay tuc nguc', '2020-07-30');</text:span> </text:p>
      <text:p text:style-name="P2"><text:span text:style-name="T1">Insert into visit </text:span> </text:p>
      <text:p text:style-name="P2"><text:span text:style-name="T1">Values ( 'DHBKHN35',  'BK12082035', 'Gay tay', '2020-08-12');</text:span> </text:p>
      <text:p text:style-name="P2"><text:span text:style-name="T1">Insert into visit </text:span> </text:p>
      <text:p text:style-name="P2"><text:span text:style-name="T1">Values ( 'DHBKHN36',  'BK12082036', 'Nam da', '2020-08-12');</text:span> </text:p>
      <text:p text:style-name="P2"><text:span text:style-name="T1">Insert into visit </text:span> </text:p>
      <text:p text:style-name="P2"><text:span text:style-name="T1">Values ( 'DHBKHN37',  'BK12082037', 'Da co dom trang', '2020-08-12');</text:span> </text:p>
      <text:p text:style-name="P2"><text:span text:style-name="T1">Insert into visit </text:span> </text:p>
      <text:p text:style-name="P2"><text:span text:style-name="T1">Values ( 'DHBKHN38',  'BK12082038', 'Rung toc, nhieu gau', '2020-08-12');</text:span> </text:p>
      <text:p text:style-name="P2"><text:span text:style-name="T1">Insert into visit </text:span> </text:p>
      <text:p text:style-name="P2"><text:span text:style-name="T1">Values ( 'DHBKHN39',  'BK13082039', 'Gay xuong', '2020-08-13');</text:span> </text:p>
      <text:p text:style-name="P2"><text:span text:style-name="T1">Insert into visit </text:span> </text:p>
      <text:p text:style-name="P2"><text:span text:style-name="T1">Values ( 'DHBKHN40',  'BK13082040', 'Chong mat', '2020-08-13');</text:span> </text:p>
      <text:p text:style-name="P2"><text:span text:style-name="T1">Insert into visit </text:span> </text:p>
      <text:p text:style-name="P2"><text:soft-page-break/><text:span text:style-name="T1">Values ( 'DHBKHN15',  'BK20082015', 'Tay chan bun run', '2020-08-20');</text:span> </text:p>
      <text:p text:style-name="P2"><text:span text:style-name="T1">Insert into visit </text:span> </text:p>
      <text:p text:style-name="P2"><text:span text:style-name="T1">Values ( 'DHBKHN17',  'BK21082017', 'Buon non, chong mat, ra mo hoi lanh', '2020-08-21');</text:span> </text:p>
      <text:p text:style-name="P2"><text:span text:style-name="T1">Insert into visit </text:span> </text:p>
      <text:p text:style-name="P2"><text:span text:style-name="T1">Values ( 'DHBKHN19',  'BK21082019', 'Mun trung ca nhieu', '2020-08-21');</text:span> </text:p>
      <text:p text:style-name="P2"><text:span text:style-name="T1">Insert into visit </text:span> </text:p>
      <text:p text:style-name="P2"><text:span text:style-name="T1">Values ( 'DHBKHN27',  'BK07092027', 'Dau bung buon non', '2020-09-07');</text:span> </text:p>
      <text:p text:style-name="P2"><text:span text:style-name="T1">Insert into visit </text:span> </text:p>
      <text:p text:style-name="P2"><text:span text:style-name="T1">Values ( 'DHBKHN26',  'BK08092026', 'Khong', '2020-09-08');</text:span> </text:p>
      <text:p text:style-name="P2"><text:span text:style-name="T1">Insert into visit </text:span> </text:p>
      <text:p text:style-name="P2"><text:span text:style-name="T1">Values ( 'DHBKHN8',  'BK0909208', 'Nhiet mieng', '2020-09-09');</text:span> </text:p>
      <text:p text:style-name="P2"><text:span text:style-name="T1">Insert into visit </text:span> </text:p>
      <text:p text:style-name="P2"><text:span text:style-name="T1">Values ( 'DHBKHN17',  'BK09092017', 'Nhiet mieng', '2020-09-09');</text:span> </text:p>
      <text:p text:style-name="P2"><text:span text:style-name="T1">Insert into visit </text:span> </text:p>
      <text:p text:style-name="P2"><text:span text:style-name="T1">Values ( 'DHBKHN33',  'BK10092033', 'Dau rang', '2020-09-10');</text:span> </text:p>
      <text:p text:style-name="P2"><text:span text:style-name="T1">Insert into visit </text:span> </text:p>
      <text:p text:style-name="P2"><text:span text:style-name="T1">Values ( 'DHBKHN3',  'BK1809203', 'Bat mong tay', '2020-09-18');</text:span> </text:p>
      <text:p text:style-name="P2"><text:span text:style-name="T1">Insert into visit </text:span> </text:p>
      <text:p text:style-name="P2"><text:span text:style-name="T1">Values ( 'DHBKHN7',  'BK1909207', 'Con trung dot', '2020-09-19');</text:span> </text:p>
      <text:p text:style-name="P2"><text:span text:style-name="T1">Insert into visit </text:span> </text:p>
      <text:p text:style-name="P2"><text:span text:style-name="T1">Values ( 'DHBKHN12',  'BK20092012', 'Bi nga', '2020-09-20');</text:span> </text:p>
      <text:p text:style-name="P2"><text:span text:style-name="T1">Insert into visit </text:span> </text:p>
      <text:p text:style-name="P2"><text:span text:style-name="T1">Values ( 'DHBKHN17',  'BK21092017', 'Bong nuoc soi', '2020-09-21');</text:span> </text:p>
      <text:p text:style-name="P2"><text:span text:style-name="T1">Insert into visit </text:span> </text:p>
      <text:p text:style-name="P2"><text:span text:style-name="T1">Values ( 'DHBKHN21',  'BK22092021', 'Bong bo xe may' , '2020-09-22');</text:span> </text:p>
      <text:p text:style-name="P2"><text:span text:style-name="T1">insert into visit</text:span> </text:p>
      <text:p text:style-name="P2"><text:span text:style-name="T1">Values ( 'DHBKHN23',  'BK23092023', 'Muon nieng rang', '2020-09-23');</text:span> </text:p>
      <text:p text:style-name="P2"><text:span text:style-name="T1">Insert into visit </text:span> </text:p>
      <text:p text:style-name="P2"><text:span text:style-name="T1">Values ( 'DHBKHN25',  'BK23092025', 'Mat nhin mo', '2020-09-23');</text:span> </text:p>
      <text:p text:style-name="P2"><text:span text:style-name="T1">Insert into visit </text:span> </text:p>
      <text:p text:style-name="P2"><text:span text:style-name="T1">Values ( 'DHBKHN28',  'BK25092028', 'Tuc nguc', '2020-09-25');</text:span> </text:p>
      <text:p text:style-name="P2"> </text:p>
      <text:p text:style-name="P2"> </text:p>
      <text:p text:style-name="P2"> </text:p>
      <text:p text:style-name="P2"><text:span text:style-name="T1">Insert into feedback</text:span> </text:p>
      <text:p text:style-name="P2"><text:span text:style-name="T1">values ( 'BK1606201', 'khong', 'khong', 'khong', 'khong', 'khong');</text:span> </text:p>
      <text:p text:style-name="P2"><text:span text:style-name="T1">Insert into feedback</text:span> </text:p>
      <text:p text:style-name="P2"><text:span text:style-name="T1">values ( 'BK1806202', 'tot', 'tot', 'hoi lau', 'tot', 'khong');</text:span> </text:p>
      <text:p text:style-name="P2"><text:span text:style-name="T1">Insert into feedback</text:span> </text:p>
      <text:p text:style-name="P2"><text:span text:style-name="T1">values ( 'BK1806203', 'Than thien', 'cac phong ban xa nhau qua', 'khong', 'khong', 'khong');</text:span> </text:p>
      <text:p text:style-name="P2"><text:span text:style-name="T1">Insert into feedback</text:span> </text:p>
      <text:p text:style-name="P2"><text:span text:style-name="T1">values ( 'BK1606204', 'khong', 'khong', 'khong', 'khong', 'khong');</text:span> </text:p>
      <text:p text:style-name="P2"><text:span text:style-name="T1">Insert into feedback</text:span> </text:p>
      <text:p text:style-name="P2"><text:span text:style-name="T1">values ( 'BK1606205', 'khong', 'khong', 'khong', 'khong', 'khong');</text:span> </text:p>
      <text:p text:style-name="P2"><text:span text:style-name="T1">Insert into feedback</text:span> </text:p>
      <text:p text:style-name="P2"><text:span text:style-name="T1">values ( 'BK1606206', 'khong', 'khong', 'khong', 'khong', 'khong');</text:span> </text:p>
      <text:p text:style-name="P2"><text:soft-page-break/><text:span text:style-name="T1">Insert into feedback</text:span> </text:p>
      <text:p text:style-name="P2"><text:span text:style-name="T1">values ( 'BK1906207', 'khong', 'khong', 'khong', 'khong', 'khong');</text:span> </text:p>
      <text:p text:style-name="P2"><text:span text:style-name="T1">Insert into feedback</text:span> </text:p>
      <text:p text:style-name="P2"><text:span text:style-name="T1">values ( 'BK1906208', 'khong', 'khong', 'khong', 'khong', 'khong');</text:span> </text:p>
      <text:p text:style-name="P2"><text:span text:style-name="T1">Insert into feedback</text:span> </text:p>
      <text:p text:style-name="P2"><text:span text:style-name="T1">values ( 'BK1906209', 'tot', 'tot', 'tot', 'tot', 'khong');</text:span> </text:p>
      <text:p text:style-name="P2"><text:span text:style-name="T1">Insert into feedback</text:span> </text:p>
      <text:p text:style-name="P2"><text:span text:style-name="T1">values ( 'BK19062010', 'khong', 'khong', 'khong', 'khong', 'khong');</text:span> </text:p>
      <text:p text:style-name="P2"><text:span text:style-name="T1">Insert into feedback</text:span> </text:p>
      <text:p text:style-name="P2"><text:span text:style-name="T1">values ( 'BK2006201', 'khong', 'khong', 'khong', 'khong', 'khong');</text:span> </text:p>
      <text:p text:style-name="P2"><text:span text:style-name="T1">Insert into feedback</text:span> </text:p>
      <text:p text:style-name="P2"><text:span text:style-name="T1">values ( 'BK20062011', 'khong', 'khong', 'khong', 'khong', 'khong');</text:span> </text:p>
      <text:p text:style-name="P2"><text:span text:style-name="T1">Insert into feedback</text:span> </text:p>
      <text:p text:style-name="P2"><text:span text:style-name="T1">values ( 'BK20062012', 'khong', 'khong', 'khong', 'khong', 'khong');</text:span> </text:p>
      <text:p text:style-name="P2"><text:span text:style-name="T1">Insert into feedback</text:span> </text:p>
      <text:p text:style-name="P2"><text:span text:style-name="T1">values ( 'BK20062013', 'khong', 'khong', 'khong', 'khong', 'khong');</text:span> </text:p>
      <text:p text:style-name="P2"><text:span text:style-name="T1">Insert into feedback</text:span> </text:p>
      <text:p text:style-name="P2"><text:span text:style-name="T1">values ( 'BK20062014', 'khong', 'khong', 'khong', 'khong', 'khong');</text:span> </text:p>
      <text:p text:style-name="P2"><text:span text:style-name="T1">Insert into feedback</text:span> </text:p>
      <text:p text:style-name="P2"><text:span text:style-name="T1">values ( 'BK20062015', 'khong', 'khong', 'khong', 'khong', 'khong');</text:span> </text:p>
      <text:p text:style-name="P2"><text:span text:style-name="T1">Insert into feedback</text:span> </text:p>
      <text:p text:style-name="P2"><text:span text:style-name="T1">values ( 'BK21062016', 'khong', 'khong', 'khong', 'khong', 'khong');</text:span> </text:p>
      <text:p text:style-name="P2"><text:span text:style-name="T1">Insert into feedback</text:span> </text:p>
      <text:p text:style-name="P2"><text:span text:style-name="T1">values ( 'BK21062017', 'khong', 'khong', 'khong', 'khong', 'khong');</text:span> </text:p>
      <text:p text:style-name="P2"><text:span text:style-name="T1">Insert into feedback</text:span> </text:p>
      <text:p text:style-name="P2"><text:span text:style-name="T1">values ( 'BK21062018', 'khong', 'khong', 'khong', 'khong', 'khong');</text:span> </text:p>
      <text:p text:style-name="P2"><text:span text:style-name="T1">Insert into feedback</text:span> </text:p>
      <text:p text:style-name="P2"><text:span text:style-name="T1">values ( 'BK21062019', 'khong', 'khong', 'khong', 'khong', 'khong');</text:span> </text:p>
      <text:p text:style-name="P2"><text:span text:style-name="T1">Insert into feedback</text:span> </text:p>
      <text:p text:style-name="P2"><text:span text:style-name="T1">values ( 'BK22062020', 'khong', 'khong', 'khong', 'khong', 'khong');</text:span> </text:p>
      <text:p text:style-name="P2"><text:span text:style-name="T1">Insert into feedback</text:span> </text:p>
      <text:p text:style-name="P2"><text:span text:style-name="T1">values ( 'BK22062021', 'khong', 'khong', 'khong', 'khong', 'khong');</text:span> </text:p>
      <text:p text:style-name="P2"><text:span text:style-name="T1">Insert into feedback</text:span> </text:p>
      <text:p text:style-name="P2"><text:span text:style-name="T1">values ( 'BK22062022', 'than thien', 'tot', 'tot', 'tot', 'khong');</text:span> </text:p>
      <text:p text:style-name="P2"><text:span text:style-name="T1">Insert into feedback</text:span> </text:p>
      <text:p text:style-name="P2"><text:span text:style-name="T1">values ( 'BK23062023', 'khong', 'khong', 'khong', 'khong', 'khong');</text:span> </text:p>
      <text:p text:style-name="P2"><text:span text:style-name="T1">Insert into feedback</text:span> </text:p>
      <text:p text:style-name="P2"><text:span text:style-name="T1">values ( 'BK23062024', 'khong', 'khong', 'khong', 'khong', 'khong');</text:span> </text:p>
      <text:p text:style-name="P2"><text:span text:style-name="T1">Insert into feedback</text:span> </text:p>
      <text:p text:style-name="P2"><text:span text:style-name="T1">values ( 'BK23062025', 'khong', 'khong', 'khong', 'khong', 'khong');</text:span> </text:p>
      <text:p text:style-name="P2"><text:span text:style-name="T1">Insert into feedback</text:span> </text:p>
      <text:p text:style-name="P2"><text:span text:style-name="T1">values ( 'BK3006201', 'khong', 'khong', 'khong', 'khong', 'khong');</text:span> </text:p>
      <text:p text:style-name="P2"><text:span text:style-name="T1">Insert into feedback</text:span> </text:p>
      <text:p text:style-name="P2"><text:span text:style-name="T1">values ( 'BK01072026', 'khong', 'khong', 'khong', 'khong', 'khong');</text:span> </text:p>
      <text:p text:style-name="P2"><text:span text:style-name="T1">Insert into feedback</text:span> </text:p>
      <text:p text:style-name="P2"><text:span text:style-name="T1">values ( 'BK01072027', 'khong', 'khong', 'khong', 'khong', 'khong');</text:span> </text:p>
      <text:p text:style-name="P2"><text:soft-page-break/><text:span text:style-name="T1">Insert into feedback</text:span> </text:p>
      <text:p text:style-name="P2"><text:span text:style-name="T1">values ( 'BK01072028', 'khong', 'khong', 'khong', 'khong', 'khong');</text:span> </text:p>
      <text:p text:style-name="P2"><text:span text:style-name="T1">Insert into feedback</text:span> </text:p>
      <text:p text:style-name="P2"><text:span text:style-name="T1">values ( 'BK02072029', 'khong', 'khong', 'khong', 'khong', 'khong');</text:span> </text:p>
      <text:p text:style-name="P2"><text:span text:style-name="T1">Insert into feedback</text:span> </text:p>
      <text:p text:style-name="P2"><text:span text:style-name="T1">values ( 'BK02072030', 'khong', 'khong', 'khong', 'khong', 'khong');</text:span> </text:p>
      <text:p text:style-name="P2"><text:span text:style-name="T1">Insert into feedback</text:span> </text:p>
      <text:p text:style-name="P2"><text:span text:style-name="T1">values ( 'BK09072026', 'khong', 'khong', 'khong', 'khong', 'khong');</text:span> </text:p>
      <text:p text:style-name="P2"><text:span text:style-name="T1">Insert into feedback</text:span> </text:p>
      <text:p text:style-name="P2"><text:span text:style-name="T1">values ( 'BK0907206', 'khong', 'khong', 'khong', 'khong', 'khong');</text:span> </text:p>
      <text:p text:style-name="P2"><text:span text:style-name="T1">Insert into feedback</text:span> </text:p>
      <text:p text:style-name="P2"><text:span text:style-name="T1">values ( 'BK0907205', 'khong', 'khong', 'khong', 'khong', 'khong');</text:span> </text:p>
      <text:p text:style-name="P2"><text:span text:style-name="T1">Insert into feedback</text:span> </text:p>
      <text:p text:style-name="P2"><text:span text:style-name="T1">values ( 'BK1907208', 'khong', 'khong', 'khong', 'khong', 'khong');</text:span> </text:p>
      <text:p text:style-name="P2"><text:span text:style-name="T1">Insert into feedback</text:span> </text:p>
      <text:p text:style-name="P2"><text:span text:style-name="T1">values ( 'BK20072011', 'khong', 'khong', 'khong', 'khong', 'khong');</text:span> </text:p>
      <text:p text:style-name="P2"><text:span text:style-name="T1">Insert into feedback</text:span> </text:p>
      <text:p text:style-name="P2"><text:span text:style-name="T1">values ( 'BK20072012', 'khong', 'khong', 'khong', 'khong', 'khong');</text:span> </text:p>
      <text:p text:style-name="P2"><text:span text:style-name="T1">Insert into feedback</text:span> </text:p>
      <text:p text:style-name="P2"><text:span text:style-name="T1">values ( 'BK21072017', 'khong', 'khong', 'khong', 'khong', 'khong');</text:span> </text:p>
      <text:p text:style-name="P2"><text:span text:style-name="T1">Insert into feedback</text:span> </text:p>
      <text:p text:style-name="P2"><text:span text:style-name="T1">values ( 'BK21072031', 'khong', 'khong', 'khong', 'khong', 'khong');</text:span> </text:p>
      <text:p text:style-name="P2"><text:span text:style-name="T1">Insert into feedback</text:span> </text:p>
      <text:p text:style-name="P2"><text:span text:style-name="T1">values ( 'BK22072032', 'khong', 'khong', 'khong', 'khong', 'khong');</text:span> </text:p>
      <text:p text:style-name="P2"><text:span text:style-name="T1">Insert into feedback</text:span> </text:p>
      <text:p text:style-name="P2"><text:span text:style-name="T1">values ( 'BK30072033', 'khong', 'khong', 'khong', 'khong', 'khong');</text:span> </text:p>
      <text:p text:style-name="P2"><text:span text:style-name="T1">Insert into feedback</text:span> </text:p>
      <text:p text:style-name="P2"><text:span text:style-name="T1">values ( 'BK30072034', 'khong', 'khong', 'khong', 'khong', 'khong');</text:span> </text:p>
      <text:p text:style-name="P2"><text:span text:style-name="T1">Insert into feedback</text:span> </text:p>
      <text:p text:style-name="P2"><text:span text:style-name="T1">values ( 'BK12082035', 'khong', 'khong', 'khong', 'khong', 'khong');</text:span> </text:p>
      <text:p text:style-name="P2"><text:span text:style-name="T1">Insert into feedback</text:span> </text:p>
      <text:p text:style-name="P2"><text:span text:style-name="T1">values ( 'BK12082036', 'khong', 'khong', 'khong', 'khong', 'khong');</text:span> </text:p>
      <text:p text:style-name="P2"><text:span text:style-name="T1">Insert into feedback</text:span> </text:p>
      <text:p text:style-name="P2"><text:span text:style-name="T1">values ( 'BK12082037', 'khong', 'khong', 'khong', 'khong', 'khong');</text:span> </text:p>
      <text:p text:style-name="P2"><text:span text:style-name="T1">Insert into feedback</text:span> </text:p>
      <text:p text:style-name="P2"><text:span text:style-name="T1">values ( 'BK12082038', 'khong', 'khong', 'khong', 'khong', 'khong');</text:span> </text:p>
      <text:p text:style-name="P2"><text:span text:style-name="T1">Insert into feedback</text:span> </text:p>
      <text:p text:style-name="P2"><text:span text:style-name="T1">values ( 'BK13082039', 'khong', 'khong', 'khong', 'khong', 'khong');</text:span> </text:p>
      <text:p text:style-name="P2"><text:span text:style-name="T1">Insert into feedback</text:span> </text:p>
      <text:p text:style-name="P2"><text:span text:style-name="T1">values ( 'BK13082040', 'khong', 'khong', 'khong', 'khong', 'khong');</text:span> </text:p>
      <text:p text:style-name="P2"><text:span text:style-name="T1">Insert into feedback</text:span> </text:p>
      <text:p text:style-name="P2"><text:span text:style-name="T1">values ( 'BK20082015', 'khong', 'khong', 'khong', 'khong', 'khong');</text:span> </text:p>
      <text:p text:style-name="P2"><text:span text:style-name="T1">Insert into feedback</text:span> </text:p>
      <text:p text:style-name="P2"><text:span text:style-name="T1">values ( 'BK21082017', 'khong', 'khong', 'khong', 'khong', 'khong');</text:span> </text:p>
      <text:p text:style-name="P2"><text:span text:style-name="T1">Insert into feedback</text:span> </text:p>
      <text:p text:style-name="P2"><text:span text:style-name="T1">values ( 'BK21082019', 'khong', 'khong', 'khong', 'khong', 'khong');</text:span> </text:p>
      <text:p text:style-name="P2"><text:soft-page-break/><text:span text:style-name="T1">Insert into feedback</text:span> </text:p>
      <text:p text:style-name="P2"><text:span text:style-name="T1">values ( 'BK07092027', 'khong', 'khong', 'khong', 'khong', 'khong');</text:span> </text:p>
      <text:p text:style-name="P2"><text:span text:style-name="T1">Insert into feedback</text:span> </text:p>
      <text:p text:style-name="P2"><text:span text:style-name="T1">values ( 'BK08092026', 'khong', 'khong', 'khong', 'khong', 'khong');</text:span> </text:p>
      <text:p text:style-name="P2"><text:span text:style-name="T1">Insert into feedback</text:span> </text:p>
      <text:p text:style-name="P2"><text:span text:style-name="T1">values ( 'BK0909208', 'khong', 'khong', 'khong', 'khong', 'khong');</text:span> </text:p>
      <text:p text:style-name="P2"><text:span text:style-name="T1">Insert into feedback</text:span> </text:p>
      <text:p text:style-name="P2"><text:span text:style-name="T1">values ( 'BK09092017', 'khong', 'khong', 'khong', 'khong', 'khong');</text:span> </text:p>
      <text:p text:style-name="P2"><text:span text:style-name="T1">Insert into feedback</text:span> </text:p>
      <text:p text:style-name="P2"><text:span text:style-name="T1">values ( 'BK10092033', 'khong', 'khong', 'khong', 'khong', 'khong');</text:span> </text:p>
      <text:p text:style-name="P2"><text:span text:style-name="T1">Insert into feedback</text:span> </text:p>
      <text:p text:style-name="P2"><text:span text:style-name="T1">values ( 'BK1809203', 'khong', 'khong', 'khong', 'khong', 'khong');</text:span> </text:p>
      <text:p text:style-name="P2"><text:span text:style-name="T1">Insert into feedback</text:span> </text:p>
      <text:p text:style-name="P2"><text:span text:style-name="T1">values ( 'BK1909207', 'khong', 'khong', 'khong', 'khong', 'khong');</text:span> </text:p>
      <text:p text:style-name="P2"><text:span text:style-name="T1">Insert into feedback</text:span> </text:p>
      <text:p text:style-name="P2"><text:span text:style-name="T1">values ( 'BK20092012', 'khong', 'khong', 'khong', 'khong', 'khong');</text:span> </text:p>
      <text:p text:style-name="P2"><text:span text:style-name="T1">Insert into feedback</text:span> </text:p>
      <text:p text:style-name="P2"><text:span text:style-name="T1">values ( 'BK21092017', 'khong', 'khong', 'khong', 'khong', 'khong');</text:span> </text:p>
      <text:p text:style-name="P2"><text:span text:style-name="T1">Insert into feedback</text:span> </text:p>
      <text:p text:style-name="P2"><text:span text:style-name="T1">values ( 'BK22092021', 'khong', 'khong', 'khong', 'khong', 'khong');</text:span> </text:p>
      <text:p text:style-name="P2"><text:span text:style-name="T1">Insert into feedback</text:span> </text:p>
      <text:p text:style-name="P2"><text:span text:style-name="T1">values ( 'BK23092023', 'khong', 'khong', 'khong', 'khong', 'khong');</text:span> </text:p>
      <text:p text:style-name="P2"><text:span text:style-name="T1">Insert into feedback</text:span> </text:p>
      <text:p text:style-name="P2"><text:span text:style-name="T1">values ( 'BK23092025', 'khong', 'khong', 'khong', 'khong', 'khong');</text:span> </text:p>
      <text:p text:style-name="P2"><text:span text:style-name="T1">Insert into feedback</text:span> </text:p>
      <text:p text:style-name="P2"><text:span text:style-name="T1">values ( 'BK25092028', 'khong', 'khong', 'khong', 'khong', 'khong');</text:span> </text:p>
      <text:p text:style-name="P2"> </text:p>
      <text:p text:style-name="P2"> </text:p>
      <text:p text:style-name="P2"> </text:p>
      <text:p text:style-name="P2"> </text:p>
      <text:p text:style-name="P2"><text:span text:style-name="T1">Insert into test_location</text:span> </text:p>
      <text:p text:style-name="P2"><text:span text:style-name="T1">values ('TMH1', 'BKA101','A');</text:span> </text:p>
      <text:p text:style-name="P2"><text:span text:style-name="T1">Insert into test_location</text:span> </text:p>
      <text:p text:style-name="P2"><text:span text:style-name="T1">values ('TMH2', 'BKA201','A');</text:span> </text:p>
      <text:p text:style-name="P2"><text:span text:style-name="T1">Insert into test_location</text:span> </text:p>
      <text:p text:style-name="P2"><text:span text:style-name="T1">values ('TMH3', 'BKA301','A');</text:span> </text:p>
      <text:p text:style-name="P2"><text:span text:style-name="T1">Insert into test_location</text:span> </text:p>
      <text:p text:style-name="P2"><text:span text:style-name="T1">values ('RHM', 'BKB201','B');</text:span> </text:p>
      <text:p text:style-name="P2"><text:span text:style-name="T1">Insert into test_location</text:span> </text:p>
      <text:p text:style-name="P2"><text:span text:style-name="T1">values ('M1', 'BKB301','B');</text:span> </text:p>
      <text:p text:style-name="P2"><text:span text:style-name="T1">Insert into test_location</text:span> </text:p>
      <text:p text:style-name="P2"><text:span text:style-name="T1">values ('M2', 'BKB305','B');</text:span> </text:p>
      <text:p text:style-name="P2"><text:span text:style-name="T1">Insert into test_location</text:span> </text:p>
      <text:p text:style-name="P2"><text:span text:style-name="T1">values ('DL', 'BKC101','C');</text:span> </text:p>
      <text:p text:style-name="P2"><text:span text:style-name="T1">Insert into test_location</text:span> </text:p>
      <text:p text:style-name="P2"><text:span text:style-name="T1">values ('TM1', 'BKC201','C');</text:span> </text:p>
      <text:p text:style-name="P2"><text:soft-page-break/><text:span text:style-name="T1">Insert into test_location</text:span> </text:p>
      <text:p text:style-name="P2"><text:span text:style-name="T1">values ('TM2', 'BKC205','C');</text:span> </text:p>
      <text:p text:style-name="P2"><text:span text:style-name="T1">Insert into test_location</text:span> </text:p>
      <text:p text:style-name="P2"><text:span text:style-name="T1">values ('TM3', 'BKC301','C');</text:span> </text:p>
      <text:p text:style-name="P2"><text:span text:style-name="T1">Insert into test_location</text:span> </text:p>
      <text:p text:style-name="P2"><text:span text:style-name="T1">values ('CXK', 'BKC401','C');</text:span> </text:p>
      <text:p text:style-name="P2"><text:span text:style-name="T1">Insert into test_location</text:span> </text:p>
      <text:p text:style-name="P2"><text:span text:style-name="T1">values ('DK', 'BKA100','A');</text:span> </text:p>
      <text:p text:style-name="P2"> </text:p>
      <text:p text:style-name="P2"><text:span text:style-name="T1">insert into doctor(did, service_id, doctor_name, specialization) values ('PMTMH1', 'TMH1', 'Philippe Macaire', 'tai nui hong');</text:span> </text:p>
      <text:p text:style-name="P2"><text:span text:style-name="T1">insert into doctor(did, service_id, doctor_name, specialization) values ('EHSTMH2', 'TMH2', 'El Hage Sleiman', 'tai mui hong');</text:span> </text:p>
      <text:p text:style-name="P2"><text:span text:style-name="T1">insert into doctor(did, service_id, doctor_name, specialization) values ('JCSTMH3', 'TMH3', 'Jean Clement Sage', 'tai mui hong');</text:span> </text:p>
      <text:p text:style-name="P2"><text:span text:style-name="T1">insert into doctor(did, service_id, doctor_name, specialization) values ('NTLRHM', 'RHM', 'Nguyen Thanh Liem', 'rang ham mat');</text:span> </text:p>
      <text:p text:style-name="P2"><text:span text:style-name="T1">insert into doctor(did, service_id, doctor_name, specialization) values ('VTNRHM', 'RHM', 'Vo Thanh Nhan', 'rang ham mat');</text:span> </text:p>
      <text:p text:style-name="P2"><text:span text:style-name="T1">insert into doctor(did, service_id, doctor_name, specialization) values ('DDLM1', 'M1', 'Do Doan Loi', 'kham mat');</text:span> </text:p>
      <text:p text:style-name="P2"><text:span text:style-name="T1">insert into doctor(did, service_id, doctor_name, specialization) values ('PNAM2', 'M2', 'Pham Nhat An', 'kham mat');</text:span> </text:p>
      <text:p text:style-name="P2"><text:span text:style-name="T1">insert into doctor(did, service_id, doctor_name, specialization) values ('PQLDL', 'DL', 'Phan Quynh Lan', 'da lieu');</text:span> </text:p>
      <text:p text:style-name="P2"><text:span text:style-name="T1">insert into doctor(did, service_id, doctor_name, specialization) values ('NDHTM1', 'TM1', 'Nguyen Duc Hinh', 'tim mach');</text:span> </text:p>
      <text:p text:style-name="P2"><text:span text:style-name="T1">insert into doctor(did, service_id, doctor_name, specialization) values ('SMLTM2', 'TM2', 'Selina M.Luger', 'tim mach');</text:span> </text:p>
      <text:p text:style-name="P2"><text:span text:style-name="T1">insert into doctor(did, service_id, doctor_name, specialization) values ('NNTTM3', 'TM3', 'Nguyen Ngoc Tien', 'tim mach');</text:span> </text:p>
      <text:p text:style-name="P2"><text:span text:style-name="T1">insert into doctor(did, service_id, doctor_name, specialization) values ('JDCXK', 'CXK', 'Jacek Deptula', 'co xuong khop');</text:span> </text:p>
      <text:p text:style-name="P2"><text:span text:style-name="T1">insert into doctor(did, service_id, doctor_name, specialization) values ('ERDTMH1', 'TMH1', 'Esser Rene Daniel', 'tai mui hong');</text:span> </text:p>
      <text:p text:style-name="P2"><text:span text:style-name="T1">insert into doctor(did, service_id, doctor_name, specialization) values ('HKKTMH2', 'TMH2', 'Huynh Kim Khoe', 'tai mui hong');</text:span> </text:p>
      <text:p text:style-name="P2"><text:span text:style-name="T1">insert into doctor(did, service_id, doctor_name, specialization) values ('DTLM1', 'M1', 'Duong Thuy Lien', 'kham mat');</text:span> </text:p>
      <text:p text:style-name="P2"><text:span text:style-name="T1">insert into doctor(did, service_id, doctor_name, specialization) values ('TDUM2', 'M2', 'Truong Da Uyen', 'kham mat');</text:span> </text:p>
      <text:p text:style-name="P2"><text:span text:style-name="T1">insert into doctor(did, service_id, doctor_name, specialization) values ('LVHDL', 'DL', 'Le Van Hien', 'da lieu');</text:span> </text:p>
      <text:p text:style-name="P2"><text:span text:style-name="T1">insert into doctor(did, service_id, doctor_name, specialization) values ('NNTCXK', 'CXK', 'Nguyen Nghiem Tuan', 'co xuong khop');</text:span> </text:p>
      <text:p text:style-name="P2"><text:soft-page-break/><text:span text:style-name="T1">insert into doctor(did, service_id, doctor_name, specialization) values ('HTNTTM1', 'TM1', 'Huynh Thi Ngoc Thao', 'tim mach');</text:span> </text:p>
      <text:p text:style-name="P2"><text:span text:style-name="T1">insert into doctor(did, service_id, doctor_name, specialization) values ('NTNATM3', 'TM2', 'Nguyen Thi Nhu Ai', 'tim mach');</text:span> </text:p>
      <text:p text:style-name="P2"><text:span text:style-name="T1">insert into doctor(did, service_id, doctor_name, specialization) values ('HXDK1', 'DK', 'Huang Xinxiang', 'Da khoa - ket luan');</text:span> </text:p>
      <text:p text:style-name="P2"><text:span text:style-name="T1">insert into doctor(did, service_id, doctor_name, specialization) values ('GMDK2', 'DK', 'Gary Michelson', 'Da khoa - ket luan');</text:span> </text:p>
      <text:p text:style-name="P2"> </text:p>
      <text:p text:style-name="P2"> </text:p>
      <text:p text:style-name="P2"> </text:p>
      <text:p text:style-name="P2"><text:span text:style-name="T1">insert into training(did, certificate, certification_date, certification_expire) values ('PMTMH1', 'pho giao su', '2004-06-15', '2024-12-25');</text:span> </text:p>
      <text:p text:style-name="P2"><text:span text:style-name="T1">insert into training(did, certificate, certification_date, certification_expire) values ('EHSTMH2', 'thac si', '2007-04-19', '2029-07-01');</text:span> </text:p>
      <text:p text:style-name="P2"><text:span text:style-name="T1">insert into training(did, certificate, certification_date, certification_expire) values ('JCSTMH3', 'tien si', '2005-08-05', '2027-05-24');</text:span> </text:p>
      <text:p text:style-name="P2"><text:span text:style-name="T1">insert into training(did, certificate, certification_date, certification_expire) values ('NTLRHM', 'tien si', '2001-03-26', '2027-05-27');</text:span> </text:p>
      <text:p text:style-name="P2"><text:span text:style-name="T1">insert into training(did, certificate, certification_date, certification_expire) values ('VTNRHM', 'thac si', '2002-04-05', '2028-06-17');</text:span> </text:p>
      <text:p text:style-name="P2"><text:span text:style-name="T1">insert into training(did, certificate, certification_date, certification_expire) values ('DDLM1', 'thac si', '2001-09-21', '2028-05-27');</text:span> </text:p>
      <text:p text:style-name="P2"><text:span text:style-name="T1">insert into training(did, certificate, certification_date, certification_expire) values ('PNAM2', 'giao su', '1998-08-20', '2030-08-01');</text:span> </text:p>
      <text:p text:style-name="P2"><text:span text:style-name="T1">insert into training(did, certificate, certification_date, certification_expire) values ('PQLDL', 'tien si', '2003-11-28', '2029-09-12');</text:span> </text:p>
      <text:p text:style-name="P2"><text:span text:style-name="T1">insert into training(did, certificate, certification_date, certification_expire) values ('NDHTM1', 'thac si', '2005-01-23', '2026-10-29');</text:span> </text:p>
      <text:p text:style-name="P2"><text:span text:style-name="T1">insert into training(did, certificate, certification_date, certification_expire) values ('SMLTM2', 'tien si', '2003-02-12', '2027-10-13');</text:span> </text:p>
      <text:p text:style-name="P2"><text:span text:style-name="T1">insert into training(did, certificate, certification_date, certification_expire) values ('NNTTM3', 'pho giao su', '2001-02-24', '2028-05-25');</text:span> </text:p>
      <text:p text:style-name="P2"><text:span text:style-name="T1">insert into training(did, certificate, certification_date, certification_expire) values ('JDCXK', 'pho giao su', '2002-05-14', '2028-06-17');</text:span> </text:p>
      <text:p text:style-name="P2"><text:span text:style-name="T1">insert into training(did, certificate, certification_date, certification_expire) values ('ERDTMH1', 'giao su', '1999-10-11', '2030-07-18');</text:span> </text:p>
      <text:p text:style-name="P2"><text:span text:style-name="T1">insert into training(did, certificate, certification_date, certification_expire) values ('HKKTMH2', 'thac si', '2004-11-22', '2028-10-03');</text:span> </text:p>
      <text:p text:style-name="P2"><text:span text:style-name="T1">insert into training(did, certificate, certification_date, certification_expire) values ('DTLM1', 'tien si', '2002-10-05', '2029-01-04');</text:span> </text:p>
      <text:p text:style-name="P2"><text:span text:style-name="T1">insert into training(did, certificate, certification_date, certification_expire) values ('TDUM2', 'pho giao su', '2001-07-07', '2028-04-09');</text:span> </text:p>
      <text:p text:style-name="P2"><text:span text:style-name="T1">insert into training(did, certificate, certification_date, certification_expire) values ('LVHDL', 'tien si', '2005-05-23', '2026-12-26');</text:span> </text:p>
      <text:p text:style-name="P2"><text:soft-page-break/><text:span text:style-name="T1">insert into training(did, certificate, certification_date, certification_expire) values ('NNTCXK', 'thac si', '2003-08-12', '2028-11-21');</text:span> </text:p>
      <text:p text:style-name="P2"><text:span text:style-name="T1">insert into training(did, certificate, certification_date, certification_expire) values ('HTNTTM1', 'giao su', '2001-04-19', '2030-03-26');</text:span> </text:p>
      <text:p text:style-name="P2"><text:span text:style-name="T1">insert into training(did, certificate, certification_date, certification_expire) values ('NTNATM3', 'pho giao su', '1999-12-15', '2028-03-05');</text:span> </text:p>
      <text:p text:style-name="P2"><text:span text:style-name="T1">insert into training(did, certificate, certification_date, certification_expire) values ('HXDK1', 'Tien si', '2003-09-12', '2028-01-25');</text:span> </text:p>
      <text:p text:style-name="P2"><text:span text:style-name="T1">insert into training(did, certificate, certification_date, certification_expire)values ('GMDK2', 'Tien si', '2005-01-19', '2029-05-01');</text:span> </text:p>
      <text:p text:style-name="P2"> </text:p>
      <text:p text:style-name="P2"> </text:p>
      <text:p text:style-name="P2"><text:span text:style-name="T1">insert into package</text:span> </text:p>
      <text:p text:style-name="P2"><text:span text:style-name="T1">values ('BK1606201', 'pack4', 'Tim mach');</text:span> </text:p>
      <text:p text:style-name="P2"><text:span text:style-name="T1">insert into package</text:span> </text:p>
      <text:p text:style-name="P2"><text:span text:style-name="T1">values ('BK1806202', 'pack2', 'Kham mat');</text:span> </text:p>
      <text:p text:style-name="P2"><text:span text:style-name="T1">insert into package</text:span> </text:p>
      <text:p text:style-name="P2"><text:span text:style-name="T1">values ('BK1806203', 'pack4', 'Tim mach');</text:span> </text:p>
      <text:p text:style-name="P2"><text:span text:style-name="T1">insert into package</text:span> </text:p>
      <text:p text:style-name="P2"><text:span text:style-name="T1">values ('BK1606204', 'pack3', 'Kham ngoai 2');</text:span> </text:p>
      <text:p text:style-name="P2"><text:span text:style-name="T1">insert into package</text:span> </text:p>
      <text:p text:style-name="P2"><text:span text:style-name="T1">values ('BK1606205', 'pack3', 'Kham ngoai 2');</text:span> </text:p>
      <text:p text:style-name="P2"><text:span text:style-name="T1">insert into package</text:span> </text:p>
      <text:p text:style-name="P2"><text:span text:style-name="T1">values ('BK1606206', 'pack4', 'Tim mach');</text:span> </text:p>
      <text:p text:style-name="P2"><text:span text:style-name="T1">insert into package</text:span> </text:p>
      <text:p text:style-name="P2"><text:span text:style-name="T1">values ('BK1906207', 'pack1', 'Kham ngoai 1');</text:span> </text:p>
      <text:p text:style-name="P2"><text:span text:style-name="T1">insert into package</text:span> </text:p>
      <text:p text:style-name="P2"><text:span text:style-name="T1">values ('BK1906208', 'pack1', 'Kham ngoai 1');</text:span> </text:p>
      <text:p text:style-name="P2"><text:span text:style-name="T1">insert into package</text:span> </text:p>
      <text:p text:style-name="P2"><text:span text:style-name="T1">values ('BK1906209', 'pack4', 'Tim mach');</text:span> </text:p>
      <text:p text:style-name="P2"><text:span text:style-name="T1">insert into package</text:span> </text:p>
      <text:p text:style-name="P2"><text:span text:style-name="T1">values ('BK1906209', 'pack3', 'Kham ngoai 2');</text:span> </text:p>
      <text:p text:style-name="P2"><text:span text:style-name="T1">insert into package</text:span> </text:p>
      <text:p text:style-name="P2"><text:span text:style-name="T1">values ('BK1906209', 'pack2', 'Kham mat');</text:span> </text:p>
      <text:p text:style-name="P2"><text:span text:style-name="T1">insert into package</text:span> </text:p>
      <text:p text:style-name="P2"><text:span text:style-name="T1">values ('BK1906209', 'pack1', 'Kham ngoai 1');</text:span> </text:p>
      <text:p text:style-name="P2"><text:span text:style-name="T1">insert into package</text:span> </text:p>
      <text:p text:style-name="P2"><text:span text:style-name="T1">values ('BK19062010', 'pack4', 'Tim mach');</text:span> </text:p>
      <text:p text:style-name="P2"><text:span text:style-name="T1">insert into package</text:span> </text:p>
      <text:p text:style-name="P2"><text:span text:style-name="T1">values ('BK2006201', 'pack2', 'Kham mat');</text:span> </text:p>
      <text:p text:style-name="P2"><text:span text:style-name="T1">insert into package</text:span> </text:p>
      <text:p text:style-name="P2"><text:span text:style-name="T1">values ('BK20062011', 'pack2', 'Kham mat');</text:span> </text:p>
      <text:p text:style-name="P2"><text:span text:style-name="T1">insert into package</text:span> </text:p>
      <text:p text:style-name="P2"><text:span text:style-name="T1">values ('BK20062012', 'pack3', 'Kham ngoai 2');</text:span> </text:p>
      <text:p text:style-name="P2"><text:span text:style-name="T1">insert into package</text:span> </text:p>
      <text:p text:style-name="P2"><text:span text:style-name="T1">values ('BK20062013', 'pack4', 'Tim mach');</text:span> </text:p>
      <text:p text:style-name="P2"><text:soft-page-break/><text:span text:style-name="T1">insert into package</text:span> </text:p>
      <text:p text:style-name="P2"><text:span text:style-name="T1">values ('BK20062014', 'pack1', 'Kham ngoai 1');</text:span> </text:p>
      <text:p text:style-name="P2"><text:span text:style-name="T1">insert into package</text:span> </text:p>
      <text:p text:style-name="P2"><text:span text:style-name="T1">values ('BK20062015', 'pack1', 'Kham ngoai 1');</text:span> </text:p>
      <text:p text:style-name="P2"><text:span text:style-name="T1">insert into package</text:span> </text:p>
      <text:p text:style-name="P2"><text:span text:style-name="T1">values ('BK21062016', 'pack1', 'Kham ngoai 1');</text:span> </text:p>
      <text:p text:style-name="P2"><text:span text:style-name="T1">insert into package</text:span> </text:p>
      <text:p text:style-name="P2"><text:span text:style-name="T1">values ('BK21062017', 'pack4', 'Tim mach');</text:span> </text:p>
      <text:p text:style-name="P2"><text:span text:style-name="T1">insert into package</text:span> </text:p>
      <text:p text:style-name="P2"><text:span text:style-name="T1">values ('BK21062018', 'pack4', 'Tim mach');</text:span> </text:p>
      <text:p text:style-name="P2"><text:span text:style-name="T1">insert into package</text:span> </text:p>
      <text:p text:style-name="P2"><text:span text:style-name="T1">values ('BK21062019', 'pack2', 'Kham mat');</text:span> </text:p>
      <text:p text:style-name="P2"><text:span text:style-name="T1">insert into package</text:span> </text:p>
      <text:p text:style-name="P2"><text:span text:style-name="T1">values ('BK22062020', 'pack4', 'Tim mach');</text:span> </text:p>
      <text:p text:style-name="P2"><text:span text:style-name="T1">insert into package</text:span> </text:p>
      <text:p text:style-name="P2"><text:span text:style-name="T1">values ('BK22062021', 'pack3', 'Kham ngoai 2');</text:span> </text:p>
      <text:p text:style-name="P2"><text:span text:style-name="T1">insert into package</text:span> </text:p>
      <text:p text:style-name="P2"><text:span text:style-name="T1">values ('BK22062022', 'pack3', 'Kham ngoai 2');</text:span> </text:p>
      <text:p text:style-name="P2"><text:span text:style-name="T1">insert into package</text:span> </text:p>
      <text:p text:style-name="P2"><text:span text:style-name="T1">values ('BK23062023', 'pack3', 'Kham ngoai 2');</text:span> </text:p>
      <text:p text:style-name="P2"><text:span text:style-name="T1">insert into package</text:span> </text:p>
      <text:p text:style-name="P2"><text:span text:style-name="T1">values ('BK23062024', 'pack3', 'Kham ngoai 2');</text:span> </text:p>
      <text:p text:style-name="P2"><text:span text:style-name="T1">insert into package</text:span> </text:p>
      <text:p text:style-name="P2"><text:span text:style-name="T1">values ('BK23062025', 'pack3', 'Kham ngoai 2');</text:span> </text:p>
      <text:p text:style-name="P2"><text:span text:style-name="T1">insert into package</text:span> </text:p>
      <text:p text:style-name="P2"><text:span text:style-name="T1">values ('BK3006201', 'pack3', 'Kham ngoai 2');</text:span> </text:p>
      <text:p text:style-name="P2"><text:span text:style-name="T1">insert into package</text:span> </text:p>
      <text:p text:style-name="P2"><text:span text:style-name="T1">values ('BK01072026', 'pack1', 'Kham ngoai 1');</text:span> </text:p>
      <text:p text:style-name="P2"><text:span text:style-name="T1">insert into package</text:span> </text:p>
      <text:p text:style-name="P2"><text:span text:style-name="T1">values ('BK01072027', 'pack1', 'Kham ngoai 1');</text:span> </text:p>
      <text:p text:style-name="P2"><text:span text:style-name="T1">insert into package</text:span> </text:p>
      <text:p text:style-name="P2"><text:span text:style-name="T1">values ('BK01072028', 'pack1', 'Kham ngoai 1');</text:span> </text:p>
      <text:p text:style-name="P2"><text:span text:style-name="T1">insert into package</text:span> </text:p>
      <text:p text:style-name="P2"><text:span text:style-name="T1">values ('BK02072029', 'pack1', 'Kham ngoai 1');</text:span> </text:p>
      <text:p text:style-name="P2"><text:span text:style-name="T1">insert into package</text:span> </text:p>
      <text:p text:style-name="P2"><text:span text:style-name="T1">values ('BK02072030', 'pack1', 'Kham ngoai 1');</text:span> </text:p>
      <text:p text:style-name="P2"><text:span text:style-name="T1">insert into package</text:span> </text:p>
      <text:p text:style-name="P2"><text:span text:style-name="T1">values ('BK09072026', 'pack1', 'Kham ngoai 1');</text:span> </text:p>
      <text:p text:style-name="P2"><text:span text:style-name="T1">insert into package</text:span> </text:p>
      <text:p text:style-name="P2"><text:span text:style-name="T1">values ('BK0907206', 'pack1', 'Kham ngoai 1');</text:span> </text:p>
      <text:p text:style-name="P2"><text:span text:style-name="T1">insert into package</text:span> </text:p>
      <text:p text:style-name="P2"><text:span text:style-name="T1">values ('BK0907205', 'pack1', 'Kham ngoai 1');</text:span> </text:p>
      <text:p text:style-name="P2"><text:span text:style-name="T1">insert into package</text:span> </text:p>
      <text:p text:style-name="P2"><text:span text:style-name="T1">values ('BK1907208', 'pack4', 'Tim mach');</text:span> </text:p>
      <text:p text:style-name="P2"><text:span text:style-name="T1">insert into package</text:span> </text:p>
      <text:p text:style-name="P2"><text:span text:style-name="T1">values ('BK20072011', 'pack4', 'Tim mach');</text:span> </text:p>
      <text:p text:style-name="P2"><text:soft-page-break/><text:span text:style-name="T1">insert into package</text:span> </text:p>
      <text:p text:style-name="P2"><text:span text:style-name="T1">values ('BK20072012', 'pack3', 'Kham ngoai 2');</text:span> </text:p>
      <text:p text:style-name="P2"><text:span text:style-name="T1">insert into package</text:span> </text:p>
      <text:p text:style-name="P2"><text:span text:style-name="T1">values ('BK21072017', 'pack2', 'Kham mat');</text:span> </text:p>
      <text:p text:style-name="P2"><text:span text:style-name="T1">insert into package</text:span> </text:p>
      <text:p text:style-name="P2"><text:span text:style-name="T1">values ('BK21072031', 'pack1', 'Kham ngoai 1');</text:span> </text:p>
      <text:p text:style-name="P2"><text:span text:style-name="T1">insert into package</text:span> </text:p>
      <text:p text:style-name="P2"><text:span text:style-name="T1">values ('BK22072032', 'pack3', 'Kham ngoai 2');</text:span> </text:p>
      <text:p text:style-name="P2"><text:span text:style-name="T1">insert into package</text:span> </text:p>
      <text:p text:style-name="P2"><text:span text:style-name="T1">values ('BK30072033', 'pack4', 'Tim mach');</text:span> </text:p>
      <text:p text:style-name="P2"><text:span text:style-name="T1">insert into package</text:span> </text:p>
      <text:p text:style-name="P2"><text:span text:style-name="T1">values ('BK30072034', 'pack4', 'Tim mach');</text:span> </text:p>
      <text:p text:style-name="P2"><text:span text:style-name="T1">insert into package</text:span> </text:p>
      <text:p text:style-name="P2"><text:span text:style-name="T1">values ('BK12082036', 'pack3', 'Kham ngoai 2');</text:span> </text:p>
      <text:p text:style-name="P2"><text:span text:style-name="T1">insert into package</text:span> </text:p>
      <text:p text:style-name="P2"><text:span text:style-name="T1">values ('BK12082035', 'pack3', 'Kham ngoai 2');</text:span> </text:p>
      <text:p text:style-name="P2"><text:span text:style-name="T1">insert into package</text:span> </text:p>
      <text:p text:style-name="P2"><text:span text:style-name="T1">values ('BK12082037', 'pack3', 'kham ngoai 2');</text:span> </text:p>
      <text:p text:style-name="P2"><text:span text:style-name="T1">insert into package</text:span> </text:p>
      <text:p text:style-name="P2"><text:span text:style-name="T1">values ('BK12082038', 'pack3', 'Kham ngoai 2');</text:span> </text:p>
      <text:p text:style-name="P2"><text:span text:style-name="T1">insert into package</text:span> </text:p>
      <text:p text:style-name="P2"><text:span text:style-name="T1">values ('BK13082039', 'pack3', 'Kham ngoai 2');</text:span> </text:p>
      <text:p text:style-name="P2"><text:span text:style-name="T1">insert into package</text:span> </text:p>
      <text:p text:style-name="P2"><text:span text:style-name="T1">values ('BK13082040', 'pack4', 'Tim mach');</text:span> </text:p>
      <text:p text:style-name="P2"><text:span text:style-name="T1">insert into package</text:span> </text:p>
      <text:p text:style-name="P2"><text:span text:style-name="T1">values ('BK20082015', 'pack4', 'Tim mach');</text:span> </text:p>
      <text:p text:style-name="P2"><text:span text:style-name="T1">insert into package</text:span> </text:p>
      <text:p text:style-name="P2"><text:span text:style-name="T1">values ('BK21082017', 'pack4', 'Tim mach');</text:span> </text:p>
      <text:p text:style-name="P2"><text:span text:style-name="T1">insert into package</text:span> </text:p>
      <text:p text:style-name="P2"><text:span text:style-name="T1">values ('BK21082019', 'pack3', 'Kham ngoai 2');</text:span> </text:p>
      <text:p text:style-name="P2"><text:span text:style-name="T1">insert into package</text:span> </text:p>
      <text:p text:style-name="P2"><text:span text:style-name="T1">values ('BK07092027', 'pack4', 'Tim mach');</text:span> </text:p>
      <text:p text:style-name="P2"><text:span text:style-name="T1">insert into package</text:span> </text:p>
      <text:p text:style-name="P2"><text:span text:style-name="T1">values ('BK08092026', 'pack4', 'Tim mach');</text:span> </text:p>
      <text:p text:style-name="P2"><text:span text:style-name="T1">insert into package</text:span> </text:p>
      <text:p text:style-name="P2"><text:span text:style-name="T1">values ('BK0909208', 'pack1', 'Kham ngoai 1');</text:span> </text:p>
      <text:p text:style-name="P2"><text:span text:style-name="T1">insert into package</text:span> </text:p>
      <text:p text:style-name="P2"><text:span text:style-name="T1">values ('BK09092017', 'pack1', 'Kham ngoai 1');</text:span> </text:p>
      <text:p text:style-name="P2"><text:span text:style-name="T1">insert into package</text:span> </text:p>
      <text:p text:style-name="P2"><text:span text:style-name="T1">values ('BK10092033', 'pack1', 'Kham ngoai 1');</text:span> </text:p>
      <text:p text:style-name="P2"><text:span text:style-name="T1">insert into package</text:span> </text:p>
      <text:p text:style-name="P2"><text:span text:style-name="T1">values ('BK1809203', 'pack3', 'Kham ngoai 2');</text:span> </text:p>
      <text:p text:style-name="P2"><text:span text:style-name="T1">insert into package</text:span> </text:p>
      <text:p text:style-name="P2"><text:span text:style-name="T1">values ('BK1909207', 'pack3', 'Kham ngoai 2');</text:span> </text:p>
      <text:p text:style-name="P2"><text:span text:style-name="T1">insert into package</text:span> </text:p>
      <text:p text:style-name="P2"><text:span text:style-name="T1">values ('BK20092012', 'pack3', 'Kham ngoai 2');</text:span> </text:p>
      <text:p text:style-name="P2"><text:soft-page-break/><text:span text:style-name="T1">insert into package</text:span> </text:p>
      <text:p text:style-name="P2"><text:span text:style-name="T1">values ('BK21092017', 'pack3', 'Kham ngoai 2');</text:span> </text:p>
      <text:p text:style-name="P2"><text:span text:style-name="T1">insert into package</text:span> </text:p>
      <text:p text:style-name="P2"><text:span text:style-name="T1">values ('BK22092021', 'pack3', 'Kham ngoai 2');</text:span> </text:p>
      <text:p text:style-name="P2"><text:span text:style-name="T1">insert into package</text:span> </text:p>
      <text:p text:style-name="P2"><text:span text:style-name="T1">values ('BK23092023', 'pack1', 'Kham ngoai 1');</text:span> </text:p>
      <text:p text:style-name="P2"><text:span text:style-name="T1">insert into package</text:span> </text:p>
      <text:p text:style-name="P2"><text:span text:style-name="T1">values ('BK23092025', 'pack2', 'Kham mat');</text:span> </text:p>
      <text:p text:style-name="P2"><text:span text:style-name="T1">insert into package</text:span> </text:p>
      <text:p text:style-name="P2"><text:span text:style-name="T1">values ('BK25092028', 'pack4', 'Tim mach');</text:span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<text:span text:style-name="T1">insert into service</text:span> </text:p>
      <text:p text:style-name="P2"><text:span text:style-name="T1">values ('BK1606201', 'pack4', 'TM1', 'Dien tim', 100000);</text:span> </text:p>
      <text:p text:style-name="P2"><text:span text:style-name="T1">insert into service</text:span> </text:p>
      <text:p text:style-name="P2"><text:span text:style-name="T1">values ('BK1606201', 'pack4', 'TM2', 'X-quang', 120000);</text:span> </text:p>
      <text:p text:style-name="P2"><text:span text:style-name="T1">insert into service</text:span> </text:p>
      <text:p text:style-name="P2"><text:span text:style-name="T1">values ('BK1606201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1806202', 'pack2', 'M1', 'Sieu am nhan cau', 100000);</text:span> </text:p>
      <text:p text:style-name="P2"><text:span text:style-name="T1">insert into service</text:span> </text:p>
      <text:p text:style-name="P2"><text:span text:style-name="T1">values ('BK1806202', 'pack2', 'M2', 'Do thi luc', 800000);</text:span> </text:p>
      <text:p text:style-name="P2"> </text:p>
      <text:p text:style-name="P2"><text:span text:style-name="T1">insert into service</text:span> </text:p>
      <text:p text:style-name="P2"><text:span text:style-name="T1">values ('BK1806203', 'pack4', 'TM1', 'Dien tim', 100000);</text:span> </text:p>
      <text:p text:style-name="P2"><text:span text:style-name="T1">insert into service</text:span> </text:p>
      <text:p text:style-name="P2"><text:span text:style-name="T1">values ('BK1806203', 'pack4', 'TM2', 'X-quang', 120000);</text:span> </text:p>
      <text:p text:style-name="P2"><text:span text:style-name="T1">insert into service</text:span> </text:p>
      <text:p text:style-name="P2"><text:span text:style-name="T1">values ('BK1806203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1606205', 'pack3', 'CXK', 'Co xuong khop', 200000);</text:span> </text:p>
      <text:p text:style-name="P2"><text:span text:style-name="T1">insert into service</text:span> </text:p>
      <text:p text:style-name="P2"><text:span text:style-name="T1">values ('BK1606205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606204', 'pack3', 'CXK', 'Co xuong khop', 200000);</text:span> </text:p>
      <text:p text:style-name="P2"><text:span text:style-name="T1">insert into service</text:span> </text:p>
      <text:p text:style-name="P2"><text:span text:style-name="T1">values ('BK1606204', 'pack3', 'DL', 'Da lieu', 150000);</text:span> </text:p>
      <text:p text:style-name="P2"> </text:p>
      <text:p text:style-name="P2"><text:soft-page-break/><text:span text:style-name="T1">insert into service</text:span> </text:p>
      <text:p text:style-name="P2"><text:span text:style-name="T1">values ('BK1606206', 'pack4', 'TM1', 'Dien tim', 100000);</text:span> </text:p>
      <text:p text:style-name="P2"><text:span text:style-name="T1">insert into service</text:span> </text:p>
      <text:p text:style-name="P2"><text:span text:style-name="T1">values ('BK1606206', 'pack4', 'TM2', 'X-quang', 120000);</text:span> </text:p>
      <text:p text:style-name="P2"><text:span text:style-name="T1">insert into service</text:span> </text:p>
      <text:p text:style-name="P2"><text:span text:style-name="T1">values ('BK1606206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1906207', 'pack1', 'TMH1', 'Kham tai', 50000);</text:span> </text:p>
      <text:p text:style-name="P2"><text:span text:style-name="T1">insert into service</text:span> </text:p>
      <text:p text:style-name="P2"><text:span text:style-name="T1">values ('BK1906207', 'pack1', 'TMH2', 'Kham mui', 50000);</text:span> </text:p>
      <text:p text:style-name="P2"><text:span text:style-name="T1">insert into service</text:span> </text:p>
      <text:p text:style-name="P2"><text:span text:style-name="T1">values ('BK1906207', 'pack1', 'TMH3', 'Kham hong', 50000);</text:span> </text:p>
      <text:p text:style-name="P2"><text:span text:style-name="T1">insert into service</text:span> </text:p>
      <text:p text:style-name="P2"><text:span text:style-name="T1">values ('BK1906207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1906208', 'pack1', 'TMH1', 'Kham tai', 50000);</text:span> </text:p>
      <text:p text:style-name="P2"><text:span text:style-name="T1">insert into service</text:span> </text:p>
      <text:p text:style-name="P2"><text:span text:style-name="T1">values ('BK1906208', 'pack1', 'TMH2', 'Kham mui', 50000);</text:span> </text:p>
      <text:p text:style-name="P2"><text:span text:style-name="T1">insert into service</text:span> </text:p>
      <text:p text:style-name="P2"><text:span text:style-name="T1">values ('BK1906208', 'pack1', 'TMH3', 'Kham hong', 50000);</text:span> </text:p>
      <text:p text:style-name="P2"><text:span text:style-name="T1">insert into service</text:span> </text:p>
      <text:p text:style-name="P2"><text:span text:style-name="T1">values ('BK1906208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1906209', 'pack4', 'TM1', 'Dien tim', 100000);</text:span> </text:p>
      <text:p text:style-name="P2"><text:span text:style-name="T1">insert into service</text:span> </text:p>
      <text:p text:style-name="P2"><text:span text:style-name="T1">values ('BK1906209', 'pack4', 'TM2', 'X-quang', 120000);</text:span> </text:p>
      <text:p text:style-name="P2"><text:span text:style-name="T1">insert into service</text:span> </text:p>
      <text:p text:style-name="P2"><text:span text:style-name="T1">values ('BK1906209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1906209', 'pack3', 'CXK', 'Co xuong khop', 200000);</text:span> </text:p>
      <text:p text:style-name="P2"><text:span text:style-name="T1">insert into service</text:span> </text:p>
      <text:p text:style-name="P2"><text:span text:style-name="T1">values ('BK1906209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906209', 'pack2', 'M1', 'Sieu am nhan cau', 100000);</text:span> </text:p>
      <text:p text:style-name="P2"><text:span text:style-name="T1">insert into service</text:span> </text:p>
      <text:p text:style-name="P2"><text:span text:style-name="T1">values ('BK1906209', 'pack2', 'M2', 'Do thi luc', 800000);</text:span> </text:p>
      <text:p text:style-name="P2"> </text:p>
      <text:p text:style-name="P2"><text:span text:style-name="T1">insert into service</text:span> </text:p>
      <text:p text:style-name="P2"><text:span text:style-name="T1">values ('BK1906209', 'pack1', 'TMH1', 'Kham tai', 50000);</text:span> </text:p>
      <text:p text:style-name="P2"><text:span text:style-name="T1">insert into service</text:span> </text:p>
      <text:p text:style-name="P2"><text:span text:style-name="T1">values ('BK1906209', 'pack1', 'TMH2', 'Kham mui', 50000);</text:span> </text:p>
      <text:p text:style-name="P2"><text:soft-page-break/><text:span text:style-name="T1">insert into service</text:span> </text:p>
      <text:p text:style-name="P2"><text:span text:style-name="T1">values ('BK1906209', 'pack1', 'TMH3', 'Kham hong', 50000);</text:span> </text:p>
      <text:p text:style-name="P2"><text:span text:style-name="T1">insert into service</text:span> </text:p>
      <text:p text:style-name="P2"><text:span text:style-name="T1">values ('BK1906209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19062010', 'pack4', 'TM1', 'Dien tim', 100000);</text:span> </text:p>
      <text:p text:style-name="P2"><text:span text:style-name="T1">insert into service</text:span> </text:p>
      <text:p text:style-name="P2"><text:span text:style-name="T1">values ('BK19062010', 'pack4', 'TM2', 'X-quang', 120000);</text:span> </text:p>
      <text:p text:style-name="P2"><text:span text:style-name="T1">insert into service</text:span> </text:p>
      <text:p text:style-name="P2"><text:span text:style-name="T1">values ('BK19062010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006201', 'pack2', 'M1', 'Sieu am nhan cau', 100000);</text:span> </text:p>
      <text:p text:style-name="P2"><text:span text:style-name="T1">insert into service</text:span> </text:p>
      <text:p text:style-name="P2"><text:span text:style-name="T1">values ('BK2006201', 'pack2', 'M2', 'Do thi luc', 800000);</text:span> </text:p>
      <text:p text:style-name="P2"> </text:p>
      <text:p text:style-name="P2"><text:span text:style-name="T1">insert into service</text:span> </text:p>
      <text:p text:style-name="P2"><text:span text:style-name="T1">values ('BK20062011', 'pack2', 'M1', 'Sieu am nhan cau', 100000);</text:span> </text:p>
      <text:p text:style-name="P2"><text:span text:style-name="T1">insert into service</text:span> </text:p>
      <text:p text:style-name="P2"><text:span text:style-name="T1">values ('BK20062011', 'pack2', 'M2', 'Do thi luc', 800000);</text:span> </text:p>
      <text:p text:style-name="P2"> </text:p>
      <text:p text:style-name="P2"><text:span text:style-name="T1">insert into service</text:span> </text:p>
      <text:p text:style-name="P2"><text:span text:style-name="T1">values ('BK20062012', 'pack3', 'CXK', 'Co xuong khop', 200000);</text:span> </text:p>
      <text:p text:style-name="P2"><text:span text:style-name="T1">insert into service</text:span> </text:p>
      <text:p text:style-name="P2"><text:span text:style-name="T1">values ('BK20062012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0062013', 'pack4', 'TM1', 'Dien tim', 100000);</text:span> </text:p>
      <text:p text:style-name="P2"><text:span text:style-name="T1">insert into service</text:span> </text:p>
      <text:p text:style-name="P2"><text:span text:style-name="T1">values ('BK20062013', 'pack4', 'TM2', 'X-quang', 120000);</text:span> </text:p>
      <text:p text:style-name="P2"><text:span text:style-name="T1">insert into service</text:span> </text:p>
      <text:p text:style-name="P2"><text:span text:style-name="T1">values ('BK20062013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0062014', 'pack1', 'TMH1', 'Kham tai', 50000);</text:span> </text:p>
      <text:p text:style-name="P2"><text:span text:style-name="T1">insert into service</text:span> </text:p>
      <text:p text:style-name="P2"><text:span text:style-name="T1">values ('BK20062014', 'pack1', 'TMH2', 'Kham mui', 50000);</text:span> </text:p>
      <text:p text:style-name="P2"><text:span text:style-name="T1">insert into service</text:span> </text:p>
      <text:p text:style-name="P2"><text:span text:style-name="T1">values ('BK20062014', 'pack1', 'TMH3', 'Kham hong', 50000);</text:span> </text:p>
      <text:p text:style-name="P2"><text:span text:style-name="T1">insert into service</text:span> </text:p>
      <text:p text:style-name="P2"><text:span text:style-name="T1">values ('BK20062014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20062015', 'pack1', 'TMH1', 'Kham tai', 50000);</text:span> </text:p>
      <text:p text:style-name="P2"><text:span text:style-name="T1">insert into service</text:span> </text:p>
      <text:p text:style-name="P2"><text:soft-page-break/><text:span text:style-name="T1">values ('BK20062015', 'pack1', 'TMH2', 'Kham mui', 50000);</text:span> </text:p>
      <text:p text:style-name="P2"><text:span text:style-name="T1">insert into service</text:span> </text:p>
      <text:p text:style-name="P2"><text:span text:style-name="T1">values ('BK20062015', 'pack1', 'TMH3', 'Kham hong', 50000);</text:span> </text:p>
      <text:p text:style-name="P2"><text:span text:style-name="T1">insert into service</text:span> </text:p>
      <text:p text:style-name="P2"><text:span text:style-name="T1">values ('BK20062015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21062016', 'pack1', 'TMH1', 'Kham tai', 50000);</text:span> </text:p>
      <text:p text:style-name="P2"><text:span text:style-name="T1">insert into service</text:span> </text:p>
      <text:p text:style-name="P2"><text:span text:style-name="T1">values ('BK21062016', 'pack1', 'TMH2', 'Kham mui', 50000);</text:span> </text:p>
      <text:p text:style-name="P2"><text:span text:style-name="T1">insert into service</text:span> </text:p>
      <text:p text:style-name="P2"><text:span text:style-name="T1">values ('BK21062016', 'pack1', 'TMH3', 'Kham hong', 50000);</text:span> </text:p>
      <text:p text:style-name="P2"><text:span text:style-name="T1">insert into service</text:span> </text:p>
      <text:p text:style-name="P2"><text:span text:style-name="T1">values ('BK21062016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21062017', 'pack4', 'TM1', 'Dien tim', 100000);</text:span> </text:p>
      <text:p text:style-name="P2"><text:span text:style-name="T1">insert into service</text:span> </text:p>
      <text:p text:style-name="P2"><text:span text:style-name="T1">values ('BK21062017', 'pack4', 'TM2', 'X-quang', 120000);</text:span> </text:p>
      <text:p text:style-name="P2"><text:span text:style-name="T1">insert into service</text:span> </text:p>
      <text:p text:style-name="P2"><text:span text:style-name="T1">values ('BK21062017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1062018', 'pack4', 'TM1', 'Dien tim', 100000);</text:span> </text:p>
      <text:p text:style-name="P2"><text:span text:style-name="T1">insert into service</text:span> </text:p>
      <text:p text:style-name="P2"><text:span text:style-name="T1">values ('BK21062018', 'pack4', 'TM2', 'X-quang', 120000);</text:span> </text:p>
      <text:p text:style-name="P2"><text:span text:style-name="T1">insert into service</text:span> </text:p>
      <text:p text:style-name="P2"><text:span text:style-name="T1">values ('BK21062018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1062019', 'pack2', 'M1', 'Sieu am nhan cau', 100000);</text:span> </text:p>
      <text:p text:style-name="P2"><text:span text:style-name="T1">insert into service</text:span> </text:p>
      <text:p text:style-name="P2"><text:span text:style-name="T1">values ('BK21062019', 'pack2', 'M2', 'Do thi luc', 800000);</text:span> </text:p>
      <text:p text:style-name="P2"> </text:p>
      <text:p text:style-name="P2"><text:span text:style-name="T1">insert into service</text:span> </text:p>
      <text:p text:style-name="P2"><text:span text:style-name="T1">values ('BK22062020', 'pack4', 'TM1', 'Dien tim', 100000);</text:span> </text:p>
      <text:p text:style-name="P2"><text:span text:style-name="T1">insert into service</text:span> </text:p>
      <text:p text:style-name="P2"><text:span text:style-name="T1">values ('BK22062020', 'pack4', 'TM2', 'X-quang', 120000);</text:span> </text:p>
      <text:p text:style-name="P2"><text:span text:style-name="T1">insert into service</text:span> </text:p>
      <text:p text:style-name="P2"><text:span text:style-name="T1">values ('BK22062020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2062021', 'pack3', 'CXK', 'Co xuong khop', 200000);</text:span> </text:p>
      <text:p text:style-name="P2"><text:span text:style-name="T1">insert into service</text:span> </text:p>
      <text:p text:style-name="P2"><text:span text:style-name="T1">values ('BK22062021', 'pack3', 'DL', 'Da lieu', 150000);</text:span> </text:p>
      <text:p text:style-name="P2"> </text:p>
      <text:p text:style-name="P2"><text:soft-page-break/><text:span text:style-name="T1">insert into service</text:span> </text:p>
      <text:p text:style-name="P2"><text:span text:style-name="T1">values ('BK22062022', 'pack3', 'CXK', 'Co xuong khop', 200000);</text:span> </text:p>
      <text:p text:style-name="P2"><text:span text:style-name="T1">insert into service</text:span> </text:p>
      <text:p text:style-name="P2"><text:span text:style-name="T1">values ('BK22062022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3062023', 'pack3', 'CXK', 'Co xuong khop', 200000);</text:span> </text:p>
      <text:p text:style-name="P2"><text:span text:style-name="T1">insert into service</text:span> </text:p>
      <text:p text:style-name="P2"><text:span text:style-name="T1">values ('BK23062023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3062024', 'pack3', 'CXK', 'Co xuong khop', 200000);</text:span> </text:p>
      <text:p text:style-name="P2"><text:span text:style-name="T1">insert into service</text:span> </text:p>
      <text:p text:style-name="P2"><text:span text:style-name="T1">values ('BK23062024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3062025', 'pack3', 'CXK', 'Co xuong khop', 200000);</text:span> </text:p>
      <text:p text:style-name="P2"><text:span text:style-name="T1">insert into service</text:span> </text:p>
      <text:p text:style-name="P2"><text:span text:style-name="T1">values ('BK23062025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3006201', 'pack3', 'CXK', 'Co xuong khop', 200000);</text:span> </text:p>
      <text:p text:style-name="P2"><text:span text:style-name="T1">insert into service</text:span> </text:p>
      <text:p text:style-name="P2"><text:span text:style-name="T1">values ('BK3006201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01072026', 'pack1', 'TMH1', 'Kham tai', 50000);</text:span> </text:p>
      <text:p text:style-name="P2"><text:span text:style-name="T1">insert into service</text:span> </text:p>
      <text:p text:style-name="P2"><text:span text:style-name="T1">values ('BK01072026', 'pack1', 'TMH2', 'Kham mui', 50000);</text:span> </text:p>
      <text:p text:style-name="P2"><text:span text:style-name="T1">insert into service</text:span> </text:p>
      <text:p text:style-name="P2"><text:span text:style-name="T1">values ('BK01072026', 'pack1', 'TMH3', 'Kham hong', 50000);</text:span> </text:p>
      <text:p text:style-name="P2"><text:span text:style-name="T1">insert into service</text:span> </text:p>
      <text:p text:style-name="P2"><text:span text:style-name="T1">values ('BK01072026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01072027', 'pack1', 'TMH1', 'Kham tai', 50000);</text:span> </text:p>
      <text:p text:style-name="P2"><text:span text:style-name="T1">insert into service</text:span> </text:p>
      <text:p text:style-name="P2"><text:span text:style-name="T1">values ('BK01072027', 'pack1', 'TMH2', 'Kham mui', 50000);</text:span> </text:p>
      <text:p text:style-name="P2"><text:span text:style-name="T1">insert into service</text:span> </text:p>
      <text:p text:style-name="P2"><text:span text:style-name="T1">values ('BK01072027', 'pack1', 'TMH3', 'Kham hong', 50000);</text:span> </text:p>
      <text:p text:style-name="P2"><text:span text:style-name="T1">insert into service</text:span> </text:p>
      <text:p text:style-name="P2"><text:span text:style-name="T1">values ('BK01072027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01072028', 'pack1', 'TMH1', 'Kham tai', 50000);</text:span> </text:p>
      <text:p text:style-name="P2"><text:span text:style-name="T1">insert into service</text:span> </text:p>
      <text:p text:style-name="P2"><text:soft-page-break/><text:span text:style-name="T1">values ('BK01072028', 'pack1', 'TMH2', 'Kham mui', 50000);</text:span> </text:p>
      <text:p text:style-name="P2"><text:span text:style-name="T1">insert into service</text:span> </text:p>
      <text:p text:style-name="P2"><text:span text:style-name="T1">values ('BK01072028', 'pack1', 'TMH3', 'Kham hong', 50000);</text:span> </text:p>
      <text:p text:style-name="P2"><text:span text:style-name="T1">insert into service</text:span> </text:p>
      <text:p text:style-name="P2"><text:span text:style-name="T1">values ('BK01072028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02072029', 'pack1', 'TMH1', 'Kham tai', 50000);</text:span> </text:p>
      <text:p text:style-name="P2"><text:span text:style-name="T1">insert into service</text:span> </text:p>
      <text:p text:style-name="P2"><text:span text:style-name="T1">values ('BK02072029', 'pack1', 'TMH2', 'Kham mui', 50000);</text:span> </text:p>
      <text:p text:style-name="P2"><text:span text:style-name="T1">insert into service</text:span> </text:p>
      <text:p text:style-name="P2"><text:span text:style-name="T1">values ('BK02072029', 'pack1', 'TMH3', 'Kham hong', 50000);</text:span> </text:p>
      <text:p text:style-name="P2"><text:span text:style-name="T1">insert into service</text:span> </text:p>
      <text:p text:style-name="P2"><text:span text:style-name="T1">values ('BK02072029', 'pack1', 'RHM', 'Kham rang ham mat', 150000);</text:span> </text:p>
      <text:p text:style-name="P2"> </text:p>
      <text:p text:style-name="P2"> </text:p>
      <text:p text:style-name="P2"><text:span text:style-name="T1">insert into service</text:span> </text:p>
      <text:p text:style-name="P2"><text:span text:style-name="T1">values ('BK02072030', 'pack1', 'TMH1', 'Kham tai', 50000);</text:span> </text:p>
      <text:p text:style-name="P2"><text:span text:style-name="T1">insert into service</text:span> </text:p>
      <text:p text:style-name="P2"><text:span text:style-name="T1">values ('BK02072030', 'pack1', 'TMH2', 'Kham mui', 50000);</text:span> </text:p>
      <text:p text:style-name="P2"><text:span text:style-name="T1">insert into service</text:span> </text:p>
      <text:p text:style-name="P2"><text:span text:style-name="T1">values ('BK02072030', 'pack1', 'TMH3', 'Kham hong', 50000);</text:span> </text:p>
      <text:p text:style-name="P2"><text:span text:style-name="T1">insert into service</text:span> </text:p>
      <text:p text:style-name="P2"><text:span text:style-name="T1">values ('BK02072030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09072026', 'pack1', 'TMH1', 'Kham tai', 50000);</text:span> </text:p>
      <text:p text:style-name="P2"><text:span text:style-name="T1">insert into service</text:span> </text:p>
      <text:p text:style-name="P2"><text:span text:style-name="T1">values ('BK09072026', 'pack1', 'TMH2', 'Kham mui', 50000);</text:span> </text:p>
      <text:p text:style-name="P2"><text:span text:style-name="T1">insert into service</text:span> </text:p>
      <text:p text:style-name="P2"><text:span text:style-name="T1">values ('BK09072026', 'pack1', 'TMH3', 'Kham hong', 50000);</text:span> </text:p>
      <text:p text:style-name="P2"><text:span text:style-name="T1">insert into service</text:span> </text:p>
      <text:p text:style-name="P2"><text:span text:style-name="T1">values ('BK09072026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0907206', 'pack1', 'TMH1', 'Kham tai', 50000);</text:span> </text:p>
      <text:p text:style-name="P2"><text:span text:style-name="T1">insert into service</text:span> </text:p>
      <text:p text:style-name="P2"><text:span text:style-name="T1">values ('BK0907206', 'pack1', 'TMH2', 'Kham mui', 50000);</text:span> </text:p>
      <text:p text:style-name="P2"><text:span text:style-name="T1">insert into service</text:span> </text:p>
      <text:p text:style-name="P2"><text:span text:style-name="T1">values ('BK0907206', 'pack1', 'TMH3', 'Kham hong', 50000);</text:span> </text:p>
      <text:p text:style-name="P2"><text:span text:style-name="T1">insert into service</text:span> </text:p>
      <text:p text:style-name="P2"><text:span text:style-name="T1">values ('BK0907206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0907205', 'pack1', 'TMH1', 'Kham tai', 50000);</text:span> </text:p>
      <text:p text:style-name="P2"><text:span text:style-name="T1">insert into service</text:span> </text:p>
      <text:p text:style-name="P2"><text:soft-page-break/><text:span text:style-name="T1">values ('BK0907205', 'pack1', 'TMH2', 'Kham mui', 50000);</text:span> </text:p>
      <text:p text:style-name="P2"><text:span text:style-name="T1">insert into service</text:span> </text:p>
      <text:p text:style-name="P2"><text:span text:style-name="T1">values ('BK0907205', 'pack1', 'TMH3', 'Kham hong', 50000);</text:span> </text:p>
      <text:p text:style-name="P2"><text:span text:style-name="T1">insert into service</text:span> </text:p>
      <text:p text:style-name="P2"><text:span text:style-name="T1">values ('BK0907205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1907208', 'pack4', 'TM1', 'Dien tim', 100000);</text:span> </text:p>
      <text:p text:style-name="P2"><text:span text:style-name="T1">insert into service</text:span> </text:p>
      <text:p text:style-name="P2"><text:span text:style-name="T1">values ('BK1907208', 'pack4', 'TM2', 'X-quang', 120000);</text:span> </text:p>
      <text:p text:style-name="P2"><text:span text:style-name="T1">insert into service</text:span> </text:p>
      <text:p text:style-name="P2"><text:span text:style-name="T1">values ('BK1907208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0072011', 'pack4', 'TM1', 'Dien tim', 100000);</text:span> </text:p>
      <text:p text:style-name="P2"><text:span text:style-name="T1">insert into service</text:span> </text:p>
      <text:p text:style-name="P2"><text:span text:style-name="T1">values ('BK20072011', 'pack4', 'TM2', 'X-quang', 120000);</text:span> </text:p>
      <text:p text:style-name="P2"><text:span text:style-name="T1">insert into service</text:span> </text:p>
      <text:p text:style-name="P2"><text:span text:style-name="T1">values ('BK20072011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0072012', 'pack3', 'CXK', 'Co xuong khop', 200000);</text:span> </text:p>
      <text:p text:style-name="P2"><text:span text:style-name="T1">insert into service</text:span> </text:p>
      <text:p text:style-name="P2"><text:span text:style-name="T1">values ('BK20072012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1072017', 'pack2', 'M1', 'Sieu am nhan cau', 100000);</text:span> </text:p>
      <text:p text:style-name="P2"><text:span text:style-name="T1">insert into service</text:span> </text:p>
      <text:p text:style-name="P2"><text:span text:style-name="T1">values ('BK21072017', 'pack2', 'M2', 'Do thi luc', 800000);</text:span> </text:p>
      <text:p text:style-name="P2"> </text:p>
      <text:p text:style-name="P2"><text:span text:style-name="T1">insert into service</text:span> </text:p>
      <text:p text:style-name="P2"><text:span text:style-name="T1">values ('BK21072031', 'pack1', 'TMH1', 'Kham tai', 50000);</text:span> </text:p>
      <text:p text:style-name="P2"><text:span text:style-name="T1">insert into service</text:span> </text:p>
      <text:p text:style-name="P2"><text:span text:style-name="T1">values ('BK21072031', 'pack1', 'TMH2', 'Kham mui', 50000);</text:span> </text:p>
      <text:p text:style-name="P2"><text:span text:style-name="T1">insert into service</text:span> </text:p>
      <text:p text:style-name="P2"><text:span text:style-name="T1">values ('BK21072031', 'pack1', 'TMH3', 'Kham hong', 50000);</text:span> </text:p>
      <text:p text:style-name="P2"><text:span text:style-name="T1">insert into service</text:span> </text:p>
      <text:p text:style-name="P2"><text:span text:style-name="T1">values ('BK21072031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22072032', 'pack3', 'CXK', 'Co xuong khop', 200000);</text:span> </text:p>
      <text:p text:style-name="P2"><text:span text:style-name="T1">insert into service</text:span> </text:p>
      <text:p text:style-name="P2"><text:span text:style-name="T1">values ('BK22072032', 'pack3', 'DL', 'Da lieu', 150000);</text:span> </text:p>
      <text:p text:style-name="P2"> </text:p>
      <text:p text:style-name="P2"> </text:p>
      <text:p text:style-name="P2"><text:span text:style-name="T1">insert into service</text:span> </text:p>
      <text:p text:style-name="P2"><text:soft-page-break/><text:span text:style-name="T1">values ('BK30072033', 'pack4', 'TM1', 'Dien tim', 100000);</text:span> </text:p>
      <text:p text:style-name="P2"><text:span text:style-name="T1">insert into service</text:span> </text:p>
      <text:p text:style-name="P2"><text:span text:style-name="T1">values ('BK30072033', 'pack4', 'TM2', 'X-quang', 120000);</text:span> </text:p>
      <text:p text:style-name="P2"><text:span text:style-name="T1">insert into service</text:span> </text:p>
      <text:p text:style-name="P2"><text:span text:style-name="T1">values ('BK30072033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30072034', 'pack4', 'TM1', 'Dien tim', 100000);</text:span> </text:p>
      <text:p text:style-name="P2"><text:span text:style-name="T1">insert into service</text:span> </text:p>
      <text:p text:style-name="P2"><text:span text:style-name="T1">values ('BK30072034', 'pack4', 'TM2', 'X-quang', 120000);</text:span> </text:p>
      <text:p text:style-name="P2"><text:span text:style-name="T1">insert into service</text:span> </text:p>
      <text:p text:style-name="P2"><text:span text:style-name="T1">values ('BK30072034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12082036', 'pack3', 'CXK', 'Co xuong khop', 200000);</text:span> </text:p>
      <text:p text:style-name="P2"><text:span text:style-name="T1">insert into service</text:span> </text:p>
      <text:p text:style-name="P2"><text:span text:style-name="T1">values ('BK12082036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2082035', 'pack3', 'CXK', 'Co xuong khop', 200000);</text:span> </text:p>
      <text:p text:style-name="P2"><text:span text:style-name="T1">insert into service</text:span> </text:p>
      <text:p text:style-name="P2"><text:span text:style-name="T1">values ('BK12082035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2082037', 'pack3', 'CXK', 'Co xuong khop', 200000);</text:span> </text:p>
      <text:p text:style-name="P2"><text:span text:style-name="T1">insert into service</text:span> </text:p>
      <text:p text:style-name="P2"><text:span text:style-name="T1">values ('BK12082037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2082038', 'pack3', 'CXK', 'Co xuong khop', 200000);</text:span> </text:p>
      <text:p text:style-name="P2"><text:span text:style-name="T1">insert into service</text:span> </text:p>
      <text:p text:style-name="P2"><text:span text:style-name="T1">values ('BK12082038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3082039', 'pack3', 'CXK', 'Co xuong khop', 200000);</text:span> </text:p>
      <text:p text:style-name="P2"><text:span text:style-name="T1">insert into service</text:span> </text:p>
      <text:p text:style-name="P2"><text:span text:style-name="T1">values ('BK13082039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3082040', 'pack4', 'TM1', 'Dien tim', 100000);</text:span> </text:p>
      <text:p text:style-name="P2"><text:span text:style-name="T1">insert into service</text:span> </text:p>
      <text:p text:style-name="P2"><text:span text:style-name="T1">values ('BK13082040', 'pack4', 'TM2', 'X-quang', 120000);</text:span> </text:p>
      <text:p text:style-name="P2"><text:span text:style-name="T1">insert into service</text:span> </text:p>
      <text:p text:style-name="P2"><text:span text:style-name="T1">values ('BK13082040', 'pack4', 'TM3', 'Xet nghiem mau', 300000);</text:span> </text:p>
      <text:p text:style-name="P2"> </text:p>
      <text:p text:style-name="P2"><text:span text:style-name="T1">insert into service</text:span> </text:p>
      <text:p text:style-name="P2"><text:soft-page-break/><text:span text:style-name="T1">values ('BK20082015', 'pack4', 'TM1', 'Dien tim', 100000);</text:span> </text:p>
      <text:p text:style-name="P2"><text:span text:style-name="T1">insert into service</text:span> </text:p>
      <text:p text:style-name="P2"><text:span text:style-name="T1">values ('BK20082015', 'pack4', 'TM2', 'X-quang', 120000);</text:span> </text:p>
      <text:p text:style-name="P2"><text:span text:style-name="T1">insert into service</text:span> </text:p>
      <text:p text:style-name="P2"><text:span text:style-name="T1">values ('BK20082015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1082017', 'pack4', 'TM1', 'Dien tim', 100000);</text:span> </text:p>
      <text:p text:style-name="P2"><text:span text:style-name="T1">insert into service</text:span> </text:p>
      <text:p text:style-name="P2"><text:span text:style-name="T1">values ('BK21082017', 'pack4', 'TM2', 'X-quang', 120000);</text:span> </text:p>
      <text:p text:style-name="P2"><text:span text:style-name="T1">insert into service</text:span> </text:p>
      <text:p text:style-name="P2"><text:span text:style-name="T1">values ('BK21082017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21082019', 'pack3', 'CXK', 'Co xuong khop', 200000);</text:span> </text:p>
      <text:p text:style-name="P2"><text:span text:style-name="T1">insert into service</text:span> </text:p>
      <text:p text:style-name="P2"><text:span text:style-name="T1">values ('BK21082019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07092027', 'pack4', 'TM1', 'Dien tim', 100000);</text:span> </text:p>
      <text:p text:style-name="P2"><text:span text:style-name="T1">insert into service</text:span> </text:p>
      <text:p text:style-name="P2"><text:span text:style-name="T1">values ('BK07092027', 'pack4', 'TM2', 'X-quang', 120000);</text:span> </text:p>
      <text:p text:style-name="P2"><text:span text:style-name="T1">insert into service</text:span> </text:p>
      <text:p text:style-name="P2"><text:span text:style-name="T1">values ('BK07092027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08092026', 'pack4', 'TM1', 'Dien tim', 100000);</text:span> </text:p>
      <text:p text:style-name="P2"><text:span text:style-name="T1">insert into service</text:span> </text:p>
      <text:p text:style-name="P2"><text:span text:style-name="T1">values ('BK08092026', 'pack4', 'TM2', 'X-quang', 120000);</text:span> </text:p>
      <text:p text:style-name="P2"><text:span text:style-name="T1">insert into service</text:span> </text:p>
      <text:p text:style-name="P2"><text:span text:style-name="T1">values ('BK08092026', 'pack4', 'TM3', 'Xet nghiem mau', 300000);</text:span> </text:p>
      <text:p text:style-name="P2"> </text:p>
      <text:p text:style-name="P2"><text:span text:style-name="T1">insert into service</text:span> </text:p>
      <text:p text:style-name="P2"><text:span text:style-name="T1">values ('BK0909208', 'pack1', 'TMH1', 'Kham tai', 50000);</text:span> </text:p>
      <text:p text:style-name="P2"><text:span text:style-name="T1">insert into service</text:span> </text:p>
      <text:p text:style-name="P2"><text:span text:style-name="T1">values ('BK0909208', 'pack1', 'TMH2', 'Kham mui', 50000);</text:span> </text:p>
      <text:p text:style-name="P2"><text:span text:style-name="T1">insert into service</text:span> </text:p>
      <text:p text:style-name="P2"><text:span text:style-name="T1">values ('BK0909208', 'pack1', 'TMH3', 'Kham hong', 50000);</text:span> </text:p>
      <text:p text:style-name="P2"><text:span text:style-name="T1">insert into service</text:span> </text:p>
      <text:p text:style-name="P2"><text:span text:style-name="T1">values ('BK0909208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09092017', 'pack1', 'TMH1', 'Kham tai', 50000);</text:span> </text:p>
      <text:p text:style-name="P2"><text:span text:style-name="T1">insert into service</text:span> </text:p>
      <text:p text:style-name="P2"><text:span text:style-name="T1">values ('BK09092017', 'pack1', 'TMH2', 'Kham mui', 50000);</text:span> </text:p>
      <text:p text:style-name="P2"><text:span text:style-name="T1">insert into service</text:span> </text:p>
      <text:p text:style-name="P2"><text:soft-page-break/><text:span text:style-name="T1">values ('BK09092017', 'pack1', 'TMH3', 'Kham hong', 50000);</text:span> </text:p>
      <text:p text:style-name="P2"><text:span text:style-name="T1">insert into service</text:span> </text:p>
      <text:p text:style-name="P2"><text:span text:style-name="T1">values ('BK09092017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10092033', 'pack1', 'TMH1', 'Kham tai', 50000);</text:span> </text:p>
      <text:p text:style-name="P2"><text:span text:style-name="T1">insert into service</text:span> </text:p>
      <text:p text:style-name="P2"><text:span text:style-name="T1">values ('BK10092033', 'pack1', 'TMH2', 'Kham mui', 50000);</text:span> </text:p>
      <text:p text:style-name="P2"><text:span text:style-name="T1">insert into service</text:span> </text:p>
      <text:p text:style-name="P2"><text:span text:style-name="T1">values ('BK10092033', 'pack1', 'TMH3', 'Kham hong', 50000);</text:span> </text:p>
      <text:p text:style-name="P2"><text:span text:style-name="T1">insert into service</text:span> </text:p>
      <text:p text:style-name="P2"><text:span text:style-name="T1">values ('BK10092033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1809203', 'pack3', 'CXK', 'Co xuong khop', 200000);</text:span> </text:p>
      <text:p text:style-name="P2"><text:span text:style-name="T1">insert into service</text:span> </text:p>
      <text:p text:style-name="P2"><text:span text:style-name="T1">values ('BK1809203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1909207', 'pack3', 'CXK', 'Co xuong khop', 200000);</text:span> </text:p>
      <text:p text:style-name="P2"><text:span text:style-name="T1">insert into service</text:span> </text:p>
      <text:p text:style-name="P2"><text:span text:style-name="T1">values ('BK1909207', 'pack3', 'DL', 'Da lieu', 150000);</text:span> </text:p>
      <text:p text:style-name="P2"> </text:p>
      <text:p text:style-name="P2"> </text:p>
      <text:p text:style-name="P2"><text:span text:style-name="T1">insert into service</text:span> </text:p>
      <text:p text:style-name="P2"><text:span text:style-name="T1">values ('BK20092012', 'pack3', 'CXK', 'Co xuong khop', 200000);</text:span> </text:p>
      <text:p text:style-name="P2"><text:span text:style-name="T1">insert into service</text:span> </text:p>
      <text:p text:style-name="P2"><text:span text:style-name="T1">values ('BK20092012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1092017', 'pack3', 'CXK', 'Co xuong khop', 200000);</text:span> </text:p>
      <text:p text:style-name="P2"><text:span text:style-name="T1">insert into service</text:span> </text:p>
      <text:p text:style-name="P2"><text:span text:style-name="T1">values ('BK21092017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2092021', 'pack3', 'CXK', 'Co xuong khop', 200000);</text:span> </text:p>
      <text:p text:style-name="P2"><text:span text:style-name="T1">insert into service</text:span> </text:p>
      <text:p text:style-name="P2"><text:span text:style-name="T1">values ('BK22092021', 'pack3', 'DL', 'Da lieu', 150000);</text:span> </text:p>
      <text:p text:style-name="P2"> </text:p>
      <text:p text:style-name="P2"><text:span text:style-name="T1">insert into service</text:span> </text:p>
      <text:p text:style-name="P2"><text:span text:style-name="T1">values ('BK23092023', 'pack1', 'TMH1', 'Kham tai', 50000);</text:span> </text:p>
      <text:p text:style-name="P2"><text:span text:style-name="T1">insert into service</text:span> </text:p>
      <text:p text:style-name="P2"><text:span text:style-name="T1">values ('BK23092023', 'pack1', 'TMH2', 'Kham mui', 50000);</text:span> </text:p>
      <text:p text:style-name="P2"><text:span text:style-name="T1">insert into service</text:span> </text:p>
      <text:p text:style-name="P2"><text:span text:style-name="T1">values ('BK23092023', 'pack1', 'TMH3', 'Kham hong', 50000);</text:span> </text:p>
      <text:p text:style-name="P2"><text:span text:style-name="T1">insert into service</text:span> </text:p>
      <text:p text:style-name="P2"><text:soft-page-break/><text:span text:style-name="T1">values ('BK23092023', 'pack1', 'RHM', 'Kham rang ham mat', 150000);</text:span> </text:p>
      <text:p text:style-name="P2"> </text:p>
      <text:p text:style-name="P2"><text:span text:style-name="T1">insert into service</text:span> </text:p>
      <text:p text:style-name="P2"><text:span text:style-name="T1">values ('BK23092025', 'pack2', 'M1', 'Sieu am nhan cau', 100000);</text:span> </text:p>
      <text:p text:style-name="P2"><text:span text:style-name="T1">insert into service</text:span> </text:p>
      <text:p text:style-name="P2"><text:span text:style-name="T1">values ('BK23092025', 'pack2', 'M2', 'Do thi luc', 800000);</text:span> </text:p>
      <text:p text:style-name="P2"> </text:p>
      <text:p text:style-name="P2"><text:span text:style-name="T1">insert into service</text:span> </text:p>
      <text:p text:style-name="P2"><text:span text:style-name="T1">values ('BK25092028', 'pack4', 'TM1', 'Dien tim', 100000);</text:span> </text:p>
      <text:p text:style-name="P2"><text:span text:style-name="T1">insert into service</text:span> </text:p>
      <text:p text:style-name="P2"><text:span text:style-name="T1">values ('BK25092028', 'pack4', 'TM2', 'X-quang', 120000);</text:span> </text:p>
      <text:p text:style-name="P2"><text:span text:style-name="T1">insert into service</text:span> </text:p>
      <text:p text:style-name="P2"><text:span text:style-name="T1">values ('BK25092028', 'pack4', 'TM3', 'Xet nghiem mau', 300000);</text:span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<text:span text:style-name="T1">insert into test</text:span> </text:p>
      <text:p text:style-name="P2"><text:span text:style-name="T1">values ('NDHTM1','BK1606201', 'pack4', 'TM1', '120/80', 'huyet ap binh thuong');</text:span> </text:p>
      <text:p text:style-name="P2"><text:span text:style-name="T1">insert into test</text:span> </text:p>
      <text:p text:style-name="P2"><text:span text:style-name="T1">values ('SMLTM2','BK1606201', 'pack4', 'TM2', 'bt', 'Binh thuong');</text:span> </text:p>
      <text:p text:style-name="P2"><text:span text:style-name="T1">insert into test</text:span> </text:p>
      <text:p text:style-name="P2"><text:span text:style-name="T1">values ('NNTTM3','BK1606201', 'pack4', 'TM3', 'LYM 35%', 'Suy tuyen thuong than');</text:span> </text:p>
      <text:p text:style-name="P2"> </text:p>
      <text:p text:style-name="P2"><text:span text:style-name="T1">insert into test</text:span> </text:p>
      <text:p text:style-name="P2"><text:span text:style-name="T1">values ('DDLM1','BK1806202', 'pack2', 'M1', 'bt', 'binh thuong');</text:span> </text:p>
      <text:p text:style-name="P2"><text:span text:style-name="T1">insert into test</text:span> </text:p>
      <text:p text:style-name="P2"><text:span text:style-name="T1">values ('PNAM2','BK1806202', 'pack2', 'M2', '4/10', 'can thi');</text:span> </text:p>
      <text:p text:style-name="P2"> </text:p>
      <text:p text:style-name="P2"><text:span text:style-name="T1">insert into test</text:span> </text:p>
      <text:p text:style-name="P2"><text:span text:style-name="T1">values ('HTNTTM1',  'BK1806203', 'pack4', 'TM1', '130/80', 'huyet ap binh thuong');</text:span> </text:p>
      <text:p text:style-name="P2"><text:span text:style-name="T1">insert into test</text:span> </text:p>
      <text:p text:style-name="P2"><text:span text:style-name="T1">values ('SMLTM2', 'BK1806203', 'pack4', 'TM2', 'bt', 'binh thuong');</text:span> </text:p>
      <text:p text:style-name="P2"><text:span text:style-name="T1">insert into test</text:span> </text:p>
      <text:p text:style-name="P2"><text:span text:style-name="T1">values ('NNTTM3', 'BK1806203', 'pack4', 'TM3', 'HGB = 20', 'thieu nuoc');</text:span> </text:p>
      <text:p text:style-name="P2"> </text:p>
      <text:p text:style-name="P2"><text:span text:style-name="T1">insert into test</text:span> </text:p>
      <text:p text:style-name="P2"><text:span text:style-name="T1">values ('JDCXK', 'BK1606205', 'pack3', 'CXK', 'bt', 'binh thuong');</text:span> </text:p>
      <text:p text:style-name="P2"><text:span text:style-name="T1">insert into test</text:span> </text:p>
      <text:p text:style-name="P2"><text:span text:style-name="T1">values ('LVHDL', 'BK1606205', 'pack3', 'DL', 'bt', 'di ung nhe');</text:span> </text:p>
      <text:p text:style-name="P2"><text:span text:style-name="T1">insert into test</text:span> </text:p>
      <text:p text:style-name="P2"><text:soft-page-break/><text:span text:style-name="T1">values ('JDCXK', 'BK1606204', 'pack3', 'CXK', 'bt', 'binh thuong');</text:span> </text:p>
      <text:p text:style-name="P2"><text:span text:style-name="T1">insert into test</text:span> </text:p>
      <text:p text:style-name="P2"><text:span text:style-name="T1">values ('LVHDL','BK1606204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 'BK1606206', 'pack4', 'TM1', '100/70', 'huyet ap thap');</text:span> </text:p>
      <text:p text:style-name="P2"><text:span text:style-name="T1">insert into test</text:span> </text:p>
      <text:p text:style-name="P2"><text:span text:style-name="T1">values ('SMLTM2', 'BK1606206', 'pack4', 'TM2', 'bt', 'binh thuong');</text:span> </text:p>
      <text:p text:style-name="P2"><text:span text:style-name="T1">insert into test</text:span> </text:p>
      <text:p text:style-name="P2"><text:span text:style-name="T1">values ('NNTTM3', 'BK1606206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 'BK1906207', 'pack1', 'TMH1', 'day tai uot', 'viem tai giua');</text:span> </text:p>
      <text:p text:style-name="P2"><text:span text:style-name="T1">insert into test</text:span> </text:p>
      <text:p text:style-name="P2"><text:span text:style-name="T1">values ('EHSTMH2', 'BK1906207', 'pack1', 'TMH2', 'bt', 'binh thuong');</text:span> </text:p>
      <text:p text:style-name="P2"><text:span text:style-name="T1">insert into test</text:span> </text:p>
      <text:p text:style-name="P2"><text:span text:style-name="T1">values ('JCSTMH3', 'BK1906207', 'pack1', 'TMH3', 'bt', 'binh thuong');</text:span> </text:p>
      <text:p text:style-name="P2"><text:span text:style-name="T1">insert into test</text:span> </text:p>
      <text:p text:style-name="P2"><text:span text:style-name="T1">values ('NTLRHM','BK1906207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ERDTMH1', 'BK1906208', 'pack1', 'TMH1', 'bt', 'binh thuong');</text:span> </text:p>
      <text:p text:style-name="P2"><text:span text:style-name="T1">insert into test</text:span> </text:p>
      <text:p text:style-name="P2"><text:span text:style-name="T1">values ('HKKTMH2', 'BK1906208', 'pack1', 'TMH2', 'xoang mui co mu', 'di ung thoi tiet');</text:span> </text:p>
      <text:p text:style-name="P2"><text:span text:style-name="T1">insert into test</text:span> </text:p>
      <text:p text:style-name="P2"><text:span text:style-name="T1">values ('JCSTMH3', 'BK1906208', 'pack1', 'TMH3', 'bt', 'binh thuong');</text:span> </text:p>
      <text:p text:style-name="P2"><text:span text:style-name="T1">insert into test</text:span> </text:p>
      <text:p text:style-name="P2"><text:span text:style-name="T1">values ('NTLRHM', 'BK1906208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 'BK1906209', 'pack4', 'TM1', '123/78', 'binh thuong');</text:span> </text:p>
      <text:p text:style-name="P2"><text:span text:style-name="T1">insert into test</text:span> </text:p>
      <text:p text:style-name="P2"><text:span text:style-name="T1">values ('NTNATM3', 'BK1906209', 'pack4', 'TM2', 'bt', 'binh thuong');</text:span> </text:p>
      <text:p text:style-name="P2"><text:span text:style-name="T1">insert into test</text:span> </text:p>
      <text:p text:style-name="P2"><text:span text:style-name="T1">values ('NNTTM3', 'BK1906209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 'BK1906209', 'pack3', 'CXK', 'bt', 'binh thuong');</text:span> </text:p>
      <text:p text:style-name="P2"><text:span text:style-name="T1">insert into test</text:span> </text:p>
      <text:p text:style-name="P2"><text:span text:style-name="T1">values ('LVHDL', 'BK1906209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DTLM1', 'BK1906209', 'pack2', 'M1', 'bt', 'binh thuong');</text:span> </text:p>
      <text:p text:style-name="P2"><text:span text:style-name="T1">insert into test</text:span> </text:p>
      <text:p text:style-name="P2"><text:span text:style-name="T1">values ('TDUM2', 'BK1906209', 'pack2', 'M2', '8/10', 'binh thuong');</text:span> </text:p>
      <text:p text:style-name="P2"> </text:p>
      <text:p text:style-name="P2"><text:soft-page-break/><text:span text:style-name="T1">insert into test</text:span> </text:p>
      <text:p text:style-name="P2"><text:span text:style-name="T1">values ('PMTMH1', 'BK1906209', 'pack1', 'TMH1', 'bt', 'binh thuong');</text:span> </text:p>
      <text:p text:style-name="P2"><text:span text:style-name="T1">insert into test</text:span> </text:p>
      <text:p text:style-name="P2"><text:span text:style-name="T1">values ('EHSTMH2', 'BK1906209', 'pack1', 'TMH2', 'bt', 'binh thuong');</text:span> </text:p>
      <text:p text:style-name="P2"><text:span text:style-name="T1">insert into test</text:span> </text:p>
      <text:p text:style-name="P2"><text:span text:style-name="T1">values ('JCSTMH3','BK1906209', 'pack1', 'TMH3', 'sung amidan', 'viem amidan');</text:span> </text:p>
      <text:p text:style-name="P2"><text:span text:style-name="T1">insert into test</text:span> </text:p>
      <text:p text:style-name="P2"><text:span text:style-name="T1">values ('VTNRHM', 'BK1906209', 'pack1', 'RHM', 'loi trum rang so 32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 'BK19062010', 'pack4', 'TM1', '133/83', 'binh thuong');</text:span> </text:p>
      <text:p text:style-name="P2"><text:span text:style-name="T1">insert into test</text:span> </text:p>
      <text:p text:style-name="P2"><text:span text:style-name="T1">values ('SMLTM2', 'BK19062010', 'pack4', 'TM2', 'bt', 'binh thuong');</text:span> </text:p>
      <text:p text:style-name="P2"><text:span text:style-name="T1">insert into test</text:span> </text:p>
      <text:p text:style-name="P2"><text:span text:style-name="T1">values ('NNTTM3', 'BK19062010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DTLM1', 'BK2006201', 'pack2', 'M1', 'bt', 'binh thuong');</text:span> </text:p>
      <text:p text:style-name="P2"><text:span text:style-name="T1">insert into test</text:span> </text:p>
      <text:p text:style-name="P2"><text:span text:style-name="T1">values ('TDUM2', 'BK2006201', 'pack2', 'M2', '8.5/10', 'binh thuong');</text:span> </text:p>
      <text:p text:style-name="P2"> </text:p>
      <text:p text:style-name="P2"><text:span text:style-name="T1">insert into test</text:span> </text:p>
      <text:p text:style-name="P2"><text:span text:style-name="T1">values ('DDLM1', 'BK20062011', 'pack2', 'M1', 'bt', 'binh thuong');</text:span> </text:p>
      <text:p text:style-name="P2"><text:span text:style-name="T1">insert into test</text:span> </text:p>
      <text:p text:style-name="P2"><text:span text:style-name="T1">values ('PNAM2', 'BK20062011', 'pack2', 'M2', '3/10', 'can thi');</text:span> </text:p>
      <text:p text:style-name="P2"> </text:p>
      <text:p text:style-name="P2"><text:span text:style-name="T1">insert into test</text:span> </text:p>
      <text:p text:style-name="P2"><text:span text:style-name="T1">values ('JDCXK', 'BK20062012', 'pack3', 'CXK', 'bt', 'binh thuong');</text:span> </text:p>
      <text:p text:style-name="P2"><text:span text:style-name="T1">insert into test</text:span> </text:p>
      <text:p text:style-name="P2"><text:span text:style-name="T1">values ('LVHDL', 'BK20062012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 'BK20062013', 'pack4', 'TM1', '160/90', 'huyet ap cao');</text:span> </text:p>
      <text:p text:style-name="P2"><text:span text:style-name="T1">insert into test</text:span> </text:p>
      <text:p text:style-name="P2"><text:span text:style-name="T1">values ('NTNATM3', 'BK20062013', 'pack4', 'TM2', 'bt', 'binh thuong');</text:span> </text:p>
      <text:p text:style-name="P2"><text:span text:style-name="T1">insert into test</text:span> </text:p>
      <text:p text:style-name="P2"><text:span text:style-name="T1">values ('NNTTM3', 'BK20062013', 'pack4', 'TM3', 'HCT = 40%', 'thieu mau');</text:span> </text:p>
      <text:p text:style-name="P2"> </text:p>
      <text:p text:style-name="P2"><text:span text:style-name="T1">insert into test</text:span> </text:p>
      <text:p text:style-name="P2"><text:span text:style-name="T1">values ('ERDTMH1', 'BK20062014', 'pack1', 'TMH1', 'bt', 'binh thuong');</text:span> </text:p>
      <text:p text:style-name="P2"><text:span text:style-name="T1">insert into test</text:span> </text:p>
      <text:p text:style-name="P2"><text:span text:style-name="T1">values ('HKKTMH2','BK20062014', 'pack1', 'TMH2', 'bt', 'binh thuong');</text:span> </text:p>
      <text:p text:style-name="P2"><text:span text:style-name="T1">insert into test</text:span> </text:p>
      <text:p text:style-name="P2"><text:span text:style-name="T1">values ('JCSTMH3', 'BK20062014', 'pack1', 'TMH3', 'bt', 'binh thuong');</text:span> </text:p>
      <text:p text:style-name="P2"><text:span text:style-name="T1">insert into test</text:span> </text:p>
      <text:p text:style-name="P2"><text:span text:style-name="T1">values ('VTNRHM', 'BK20062014', 'pack1', 'RHM', 'bt', 'binh thuong');</text:span> </text:p>
      <text:p text:style-name="P2"><text:soft-page-break/> </text:p>
      <text:p text:style-name="P2"><text:span text:style-name="T1">insert into test</text:span> </text:p>
      <text:p text:style-name="P2"><text:span text:style-name="T1">values ('PMTMH1', 'BK20062015', 'pack1', 'TMH1', 'bt', 'binh thuong');</text:span> </text:p>
      <text:p text:style-name="P2"><text:span text:style-name="T1">insert into test</text:span> </text:p>
      <text:p text:style-name="P2"><text:span text:style-name="T1">values ('EHSTMH2', 'BK20062015', 'pack1', 'TMH2', 'bt', 'binh thuong');</text:span> </text:p>
      <text:p text:style-name="P2"><text:span text:style-name="T1">insert into test</text:span> </text:p>
      <text:p text:style-name="P2"><text:span text:style-name="T1">values ('JCSTMH3', 'BK20062015', 'pack1', 'TMH3', 'bt', 'binh thuong');</text:span> </text:p>
      <text:p text:style-name="P2"><text:span text:style-name="T1">insert into test</text:span> </text:p>
      <text:p text:style-name="P2"><text:span text:style-name="T1">values ('VTNRHM', 'BK20062015', 'pack1', 'RHM', 'chay mau loi', 'viem loi');</text:span> </text:p>
      <text:p text:style-name="P2"> </text:p>
      <text:p text:style-name="P2"><text:span text:style-name="T1">insert into test</text:span> </text:p>
      <text:p text:style-name="P2"><text:span text:style-name="T1">values ('PMTMH1', 'BK21062016', 'pack1', 'TMH1', 'bt', 'binh thuong');</text:span> </text:p>
      <text:p text:style-name="P2"><text:span text:style-name="T1">insert into test</text:span> </text:p>
      <text:p text:style-name="P2"><text:span text:style-name="T1">values ('EHSTMH2', 'BK21062016', 'pack1', 'TMH2', 'bt', 'binh thuong');</text:span> </text:p>
      <text:p text:style-name="P2"><text:span text:style-name="T1">insert into test</text:span> </text:p>
      <text:p text:style-name="P2"><text:span text:style-name="T1">values ('JCSTMH3', 'BK21062016', 'pack1', 'TMH3', 'bt', 'binh thuong');</text:span> </text:p>
      <text:p text:style-name="P2"><text:span text:style-name="T1">insert into test</text:span> </text:p>
      <text:p text:style-name="P2"><text:span text:style-name="T1">values ('NTLRHM','BK21062016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 'BK21062017', 'pack4', 'TM1', '124/74', 'binh thuong');</text:span> </text:p>
      <text:p text:style-name="P2"><text:span text:style-name="T1">insert into test</text:span> </text:p>
      <text:p text:style-name="P2"><text:span text:style-name="T1">values ('SMLTM2', 'BK21062017', 'pack4', 'TM2', 'bt', 'binh thuong');</text:span> </text:p>
      <text:p text:style-name="P2"><text:span text:style-name="T1">insert into test</text:span> </text:p>
      <text:p text:style-name="P2"><text:span text:style-name="T1">values ('NNTTM3', 'BK21062017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 'BK21062018', 'pack4', 'TM1', '127/80', 'binh thuong');</text:span> </text:p>
      <text:p text:style-name="P2"><text:span text:style-name="T1">insert into test</text:span> </text:p>
      <text:p text:style-name="P2"><text:span text:style-name="T1">values ('NTNATM3','BK21062018', 'pack4', 'TM2', 'bt', 'binh thuong');</text:span> </text:p>
      <text:p text:style-name="P2"><text:span text:style-name="T1">insert into test</text:span> </text:p>
      <text:p text:style-name="P2"><text:span text:style-name="T1">values ('NNTTM3','BK21062018', 'pack4', 'TM3', 'HBG = 22', ' thieu nuoc');</text:span> </text:p>
      <text:p text:style-name="P2"> </text:p>
      <text:p text:style-name="P2"><text:span text:style-name="T1">insert into test</text:span> </text:p>
      <text:p text:style-name="P2"><text:span text:style-name="T1">values ('DTLM1', 'BK21062019', 'pack2', 'M1', 'bt', 'binh thuong');</text:span> </text:p>
      <text:p text:style-name="P2"><text:span text:style-name="T1">insert into test</text:span> </text:p>
      <text:p text:style-name="P2"><text:span text:style-name="T1">values ('TDUM2', 'BK21062019', 'pack2', 'M2', '7.5/10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'BK22062020', 'pack4', 'TM1', '166/72', 'binh thuong');</text:span> </text:p>
      <text:p text:style-name="P2"><text:span text:style-name="T1">insert into test</text:span> </text:p>
      <text:p text:style-name="P2"><text:span text:style-name="T1">values ('SMLTM2', 'BK22062020', 'pack4', 'TM2', 'bt', 'binh thuong');</text:span> </text:p>
      <text:p text:style-name="P2"><text:span text:style-name="T1">insert into test</text:span> </text:p>
      <text:p text:style-name="P2"><text:span text:style-name="T1">values ('NNTTM3', 'BK22062020', 'pack4', 'TM3', 'bt', 'binh thuong');</text:span> </text:p>
      <text:p text:style-name="P2"> </text:p>
      <text:p text:style-name="P2"><text:span text:style-name="T1">insert into test</text:span> </text:p>
      <text:p text:style-name="P2"><text:soft-page-break/><text:span text:style-name="T1">values ('NNTCXK', 'BK22062021', 'pack3', 'CXK', 'bt', 'binh thuong');</text:span> </text:p>
      <text:p text:style-name="P2"><text:span text:style-name="T1">insert into test</text:span> </text:p>
      <text:p text:style-name="P2"><text:span text:style-name="T1">values ('LVHDL', 'BK22062021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22062022', 'pack3', 'CXK', 'bt', 'binh thuong');</text:span> </text:p>
      <text:p text:style-name="P2"><text:span text:style-name="T1">insert into test</text:span> </text:p>
      <text:p text:style-name="P2"><text:span text:style-name="T1">values ('LVHDL', 'BK22062022', 'pack3', 'DL', 'tu huyet duoi da', 'thieu vitamin');</text:span> </text:p>
      <text:p text:style-name="P2"> </text:p>
      <text:p text:style-name="P2"><text:span text:style-name="T1">insert into test</text:span> </text:p>
      <text:p text:style-name="P2"><text:span text:style-name="T1">values ('NNTCXK','BK23062023', 'pack3', 'CXK', 'Tran dich khop', 'viem khop dau goi');</text:span> </text:p>
      <text:p text:style-name="P2"><text:span text:style-name="T1">insert into test</text:span> </text:p>
      <text:p text:style-name="P2"><text:span text:style-name="T1">values ('LVHDL','BK23062023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23062024', 'pack3', 'CXK', 'Khop dau goi sung, viem', 'Viem khop dang thap');</text:span> </text:p>
      <text:p text:style-name="P2"><text:span text:style-name="T1">insert into test</text:span> </text:p>
      <text:p text:style-name="P2"><text:span text:style-name="T1">values ('LVHDL','BK23062024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23062025', 'pack3', 'CXK', 'bt', 'binh thuong');</text:span> </text:p>
      <text:p text:style-name="P2"><text:span text:style-name="T1">insert into test</text:span> </text:p>
      <text:p text:style-name="P2"><text:span text:style-name="T1">values ('LVHDL','BK23062025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3006201', 'pack3', 'CXK', 'bt', 'binh thuong');</text:span> </text:p>
      <text:p text:style-name="P2"><text:span text:style-name="T1">insert into test</text:span> </text:p>
      <text:p text:style-name="P2"><text:span text:style-name="T1">values ('LVHDL','BK3006201', 'pack3', 'DL', 'kich ung da', 'di ung con trung dot');</text:span> </text:p>
      <text:p text:style-name="P2"> </text:p>
      <text:p text:style-name="P2"><text:span text:style-name="T1">insert into test</text:span> </text:p>
      <text:p text:style-name="P2"><text:span text:style-name="T1">values ('ERDTMH1', 'BK01072026', 'pack1', 'TMH1', 'bt', 'binh thuong');</text:span> </text:p>
      <text:p text:style-name="P2"><text:span text:style-name="T1">insert into test</text:span> </text:p>
      <text:p text:style-name="P2"><text:span text:style-name="T1">values ('HKKTMH2', 'BK01072026', 'pack1', 'TMH2', 'bt', 'binh thuong');</text:span> </text:p>
      <text:p text:style-name="P2"><text:span text:style-name="T1">insert into test</text:span> </text:p>
      <text:p text:style-name="P2"><text:span text:style-name="T1">values ('JCSTMH3', 'BK01072026', 'pack1', 'TMH3', 'loet niem mac loi', 'thieu vitamin');</text:span> </text:p>
      <text:p text:style-name="P2"><text:span text:style-name="T1">insert into test</text:span> </text:p>
      <text:p text:style-name="P2"><text:span text:style-name="T1">values ('NTLRHM', 'BK01072026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 'BK01072027', 'pack1', 'TMH1', 'bt', 'binh thuong');</text:span> </text:p>
      <text:p text:style-name="P2"><text:span text:style-name="T1">insert into test</text:span> </text:p>
      <text:p text:style-name="P2"><text:span text:style-name="T1">values ('EHSTMH2', 'BK01072027', 'pack1', 'TMH2', 'bt', 'binh thuong');</text:span> </text:p>
      <text:p text:style-name="P2"><text:span text:style-name="T1">insert into test</text:span> </text:p>
      <text:p text:style-name="P2"><text:span text:style-name="T1">values ('JCSTMH3', 'BK01072027', 'pack1', 'TMH3', 'bt', 'binh thuong');</text:span> </text:p>
      <text:p text:style-name="P2"><text:span text:style-name="T1">insert into test</text:span> </text:p>
      <text:p text:style-name="P2"><text:soft-page-break/><text:span text:style-name="T1">values ('NTLRHM', 'BK01072027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'BK01072028', 'pack1', 'TMH1', 'bt', 'binh thuong');</text:span> </text:p>
      <text:p text:style-name="P2"><text:span text:style-name="T1">insert into test</text:span> </text:p>
      <text:p text:style-name="P2"><text:span text:style-name="T1">values ('EHSTMH2', 'BK01072028', 'pack1', 'TMH2', 'bt', 'binh thuong');</text:span> </text:p>
      <text:p text:style-name="P2"><text:span text:style-name="T1">insert into test</text:span> </text:p>
      <text:p text:style-name="P2"><text:span text:style-name="T1">values ('JCSTMH3', 'BK01072028', 'pack1', 'TMH3', 'bt', 'binh thuong');</text:span> </text:p>
      <text:p text:style-name="P2"><text:span text:style-name="T1">insert into test</text:span> </text:p>
      <text:p text:style-name="P2"><text:span text:style-name="T1">values ('NTLRHM', 'BK01072028', 'pack1', 'RHM', 'rang cua moc lech', 'ham doi');</text:span> </text:p>
      <text:p text:style-name="P2"> </text:p>
      <text:p text:style-name="P2"><text:span text:style-name="T1">insert into test</text:span> </text:p>
      <text:p text:style-name="P2"><text:span text:style-name="T1">values ('ERDTMH1', 'BK02072029', 'pack1', 'TMH1', 'bt', 'binh thuong');</text:span> </text:p>
      <text:p text:style-name="P2"><text:span text:style-name="T1">insert into test</text:span> </text:p>
      <text:p text:style-name="P2"><text:span text:style-name="T1">values ('HKKTMH2', 'BK02072029', 'pack1', 'TMH2', 'bt', 'binh thuong');</text:span> </text:p>
      <text:p text:style-name="P2"><text:span text:style-name="T1">insert into test</text:span> </text:p>
      <text:p text:style-name="P2"><text:span text:style-name="T1">values ('JCSTMH3', 'BK02072029', 'pack1', 'TMH3', 'bt', 'binh thuong');</text:span> </text:p>
      <text:p text:style-name="P2"><text:span text:style-name="T1">insert into test</text:span> </text:p>
      <text:p text:style-name="P2"><text:span text:style-name="T1">values ('VTNRHM', 'BK02072029', 'pack1', 'RHM', 'bt', 'binh thuong');</text:span> </text:p>
      <text:p text:style-name="P2"> </text:p>
      <text:p text:style-name="P2"> </text:p>
      <text:p text:style-name="P2"><text:span text:style-name="T1">insert into test</text:span> </text:p>
      <text:p text:style-name="P2"><text:span text:style-name="T1">values ('PMTMH1', 'BK02072030', 'pack1', 'TMH1', 'bt', 'binh thuong');</text:span> </text:p>
      <text:p text:style-name="P2"><text:span text:style-name="T1">insert into test</text:span> </text:p>
      <text:p text:style-name="P2"><text:span text:style-name="T1">values ('EHSTMH2', 'BK02072030', 'pack1', 'TMH2', 'bt', 'binh thuong');</text:span> </text:p>
      <text:p text:style-name="P2"><text:span text:style-name="T1">insert into test</text:span> </text:p>
      <text:p text:style-name="P2"><text:span text:style-name="T1">values ('JCSTMH3', 'BK02072030', 'pack1', 'TMH3', 'bt', 'binh thuong');</text:span> </text:p>
      <text:p text:style-name="P2"><text:span text:style-name="T1">insert into test</text:span> </text:p>
      <text:p text:style-name="P2"><text:span text:style-name="T1">values ('NTLRHM', 'BK02072030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'BK09072026', 'pack1', 'TMH1', 'bt', 'binh thuong');</text:span> </text:p>
      <text:p text:style-name="P2"><text:span text:style-name="T1">insert into test</text:span> </text:p>
      <text:p text:style-name="P2"><text:span text:style-name="T1">values ('EHSTMH2','BK09072026', 'pack1', 'TMH2', 'bt', 'binh thuong');</text:span> </text:p>
      <text:p text:style-name="P2"><text:span text:style-name="T1">insert into test</text:span> </text:p>
      <text:p text:style-name="P2"><text:span text:style-name="T1">values ('JCSTMH3','BK09072026', 'pack1', 'TMH3', 'bt', 'binh thuong');</text:span> </text:p>
      <text:p text:style-name="P2"><text:span text:style-name="T1">insert into test</text:span> </text:p>
      <text:p text:style-name="P2"><text:span text:style-name="T1">values ('NTLRHM', 'BK09072026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'BK0907206', 'pack1', 'TMH1', 'bt', 'binh thuong');</text:span> </text:p>
      <text:p text:style-name="P2"><text:span text:style-name="T1">insert into test</text:span> </text:p>
      <text:p text:style-name="P2"><text:span text:style-name="T1">values ('EHSTMH2','BK0907206', 'pack1', 'TMH2', 'bt', 'binh thuong');</text:span> </text:p>
      <text:p text:style-name="P2"><text:span text:style-name="T1">insert into test</text:span> </text:p>
      <text:p text:style-name="P2"><text:span text:style-name="T1">values ('JCSTMH3','BK0907206', 'pack1', 'TMH3', 'bt', 'binh thuong');</text:span> </text:p>
      <text:p text:style-name="P2"><text:span text:style-name="T1">insert into test</text:span> </text:p>
      <text:p text:style-name="P2"><text:soft-page-break/><text:span text:style-name="T1">values ('NTLRHM', 'BK0907206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'BK0907205', 'pack1', 'TMH1', 'bt', 'binh thuong');</text:span> </text:p>
      <text:p text:style-name="P2"><text:span text:style-name="T1">insert into test</text:span> </text:p>
      <text:p text:style-name="P2"><text:span text:style-name="T1">values ('EHSTMH2','BK0907205', 'pack1', 'TMH2', 'bt', 'binh thuong');</text:span> </text:p>
      <text:p text:style-name="P2"><text:span text:style-name="T1">insert into test</text:span> </text:p>
      <text:p text:style-name="P2"><text:span text:style-name="T1">values ('JCSTMH3','BK0907205', 'pack1', 'TMH3', 'bt', 'binh thuong');</text:span> </text:p>
      <text:p text:style-name="P2"><text:span text:style-name="T1">insert into test</text:span> </text:p>
      <text:p text:style-name="P2"><text:span text:style-name="T1">values ('NTLRHM', 'BK0907205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'BK1907208', 'pack4', 'TM1', '140/70', 'huyet ap cao');</text:span> </text:p>
      <text:p text:style-name="P2"><text:span text:style-name="T1">insert into test</text:span> </text:p>
      <text:p text:style-name="P2"><text:span text:style-name="T1">values ('NTNATM3', 'BK1907208', 'pack4', 'TM2', 'bt', 'binh thuong');</text:span> </text:p>
      <text:p text:style-name="P2"><text:span text:style-name="T1">insert into test</text:span> </text:p>
      <text:p text:style-name="P2"><text:span text:style-name="T1">values ('NNTTM3', 'BK1907208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'BK20072011', 'pack4', 'TM1', '130/75', 'binh thuong');</text:span> </text:p>
      <text:p text:style-name="P2"><text:span text:style-name="T1">insert into test</text:span> </text:p>
      <text:p text:style-name="P2"><text:span text:style-name="T1">values ('NTNATM3','BK20072011', 'pack4', 'TM2', 'bt', 'binh thuong');</text:span> </text:p>
      <text:p text:style-name="P2"><text:span text:style-name="T1">insert into test</text:span> </text:p>
      <text:p text:style-name="P2"><text:span text:style-name="T1">values ('NNTTM3', 'BK20072011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JDCXK', 'BK20072012', 'pack3', 'CXK', 'bt', 'binh thuong');</text:span> </text:p>
      <text:p text:style-name="P2"><text:span text:style-name="T1">insert into test</text:span> </text:p>
      <text:p text:style-name="P2"><text:span text:style-name="T1">values ('LVHDL', 'BK20072012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DTLM1', 'BK21072017', 'pack2', 'M1', 'bt', 'binh thuong');</text:span> </text:p>
      <text:p text:style-name="P2"><text:span text:style-name="T1">insert into test</text:span> </text:p>
      <text:p text:style-name="P2"><text:span text:style-name="T1">values ('TDUM2', 'BK21072017', 'pack2', 'M2', '9/10', 'binh thuong');</text:span> </text:p>
      <text:p text:style-name="P2"> </text:p>
      <text:p text:style-name="P2"><text:span text:style-name="T1">insert into test</text:span> </text:p>
      <text:p text:style-name="P2"><text:span text:style-name="T1">values ('ERDTMH1', 'BK21072031', 'pack1', 'TMH1', 'bt', 'binh thuong');</text:span> </text:p>
      <text:p text:style-name="P2"><text:span text:style-name="T1">insert into test</text:span> </text:p>
      <text:p text:style-name="P2"><text:span text:style-name="T1">values ('HKKTMH2', 'BK21072031', 'pack1', 'TMH2', 'bt', 'binh thuong');</text:span> </text:p>
      <text:p text:style-name="P2"><text:span text:style-name="T1">insert into test</text:span> </text:p>
      <text:p text:style-name="P2"><text:span text:style-name="T1">values ('JCSTMH3', 'BK21072031', 'pack1', 'TMH3', 'bt', 'binh thuong');</text:span> </text:p>
      <text:p text:style-name="P2"><text:span text:style-name="T1">insert into test</text:span> </text:p>
      <text:p text:style-name="P2"><text:span text:style-name="T1">values ('VTNRHM', 'BK21072031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JDCXK', 'BK22072032', 'pack3', 'CXK', 'bt', 'binh thuong');</text:span> </text:p>
      <text:p text:style-name="P2"><text:soft-page-break/><text:span text:style-name="T1">insert into test</text:span> </text:p>
      <text:p text:style-name="P2"><text:span text:style-name="T1">values ('LVHDL', 'BK22072032', 'pack3', 'DL', 'bt', 'binh thuong');</text:span> </text:p>
      <text:p text:style-name="P2"> </text:p>
      <text:p text:style-name="P2"> </text:p>
      <text:p text:style-name="P2"><text:span text:style-name="T1">insert into test</text:span> </text:p>
      <text:p text:style-name="P2"><text:span text:style-name="T1">values ('NDHTM1', 'BK30072033', 'pack4', 'TM1', '142/80', 'cao huyet ap');</text:span> </text:p>
      <text:p text:style-name="P2"><text:span text:style-name="T1">insert into test</text:span> </text:p>
      <text:p text:style-name="P2"><text:span text:style-name="T1">values ('SMLTM2', 'BK30072033', 'pack4', 'TM2', 'bt', 'binh thuong');</text:span> </text:p>
      <text:p text:style-name="P2"><text:span text:style-name="T1">insert into test</text:span> </text:p>
      <text:p text:style-name="P2"><text:span text:style-name="T1">values ('NNTTM3', 'BK30072033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'BK30072034', 'pack4', 'TM1', '166/72', 'binh thuong');</text:span> </text:p>
      <text:p text:style-name="P2"><text:span text:style-name="T1">insert into test</text:span> </text:p>
      <text:p text:style-name="P2"><text:span text:style-name="T1">values ('SMLTM2','BK30072034', 'pack4', 'TM2', 'bt', 'binh thuong');</text:span> </text:p>
      <text:p text:style-name="P2"><text:span text:style-name="T1">insert into test</text:span> </text:p>
      <text:p text:style-name="P2"><text:span text:style-name="T1">values ('NNTTM3', 'BK30072034', 'pack4', 'TM3', 'EOS = 10%','Nhiem ki sinh trung');</text:span> </text:p>
      <text:p text:style-name="P2"> </text:p>
      <text:p text:style-name="P2"><text:span text:style-name="T1">insert into test</text:span> </text:p>
      <text:p text:style-name="P2"><text:span text:style-name="T1">values ('NNTCXK', 'BK12082036', 'pack3', 'CXK', 'bt', 'binh thuong');</text:span> </text:p>
      <text:p text:style-name="P2"><text:span text:style-name="T1">insert into test</text:span> </text:p>
      <text:p text:style-name="P2"><text:span text:style-name="T1">values ('LVHDL', 'BK12082036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12082035', 'pack3', 'CXK', 'bt', 'binh thuong');</text:span> </text:p>
      <text:p text:style-name="P2"><text:span text:style-name="T1">insert into test</text:span> </text:p>
      <text:p text:style-name="P2"><text:span text:style-name="T1">values ('LVHDL', 'BK12082035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12082037', 'pack3', 'CXK', 'bt', 'binh thuong');</text:span> </text:p>
      <text:p text:style-name="P2"><text:span text:style-name="T1">insert into test</text:span> </text:p>
      <text:p text:style-name="P2"><text:span text:style-name="T1">values ('LVHDL', 'BK12082037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12082038', 'pack3', 'CXK', 'bt', 'binh thuong');</text:span> </text:p>
      <text:p text:style-name="P2"><text:span text:style-name="T1">insert into test</text:span> </text:p>
      <text:p text:style-name="P2"><text:span text:style-name="T1">values ('LVHDL', 'BK12082038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'BK13082039', 'pack3', 'CXK', 'bt', 'binh thuong');</text:span> </text:p>
      <text:p text:style-name="P2"><text:span text:style-name="T1">insert into test</text:span> </text:p>
      <text:p text:style-name="P2"><text:span text:style-name="T1">values ('LVHDL', 'BK13082039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 'BK13082040', 'pack4', 'TM1', '100/65', 'huyet ap thap');</text:span> </text:p>
      <text:p text:style-name="P2"><text:span text:style-name="T1">insert into test</text:span> </text:p>
      <text:p text:style-name="P2"><text:soft-page-break/><text:span text:style-name="T1">values ('NTNATM3', 'BK13082040', 'pack4', 'TM2', 'bt', 'binh thuong');</text:span> </text:p>
      <text:p text:style-name="P2"><text:span text:style-name="T1">insert into test</text:span> </text:p>
      <text:p text:style-name="P2"><text:span text:style-name="T1">values ('NNTTM3', 'BK13082040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'BK20082015', 'pack4', 'TM1', '114/72', 'binh thuong');</text:span> </text:p>
      <text:p text:style-name="P2"><text:span text:style-name="T1">insert into test</text:span> </text:p>
      <text:p text:style-name="P2"><text:span text:style-name="T1">values ('NTNATM3','BK20082015', 'pack4', 'TM2', 'bt', 'binh thuong');</text:span> </text:p>
      <text:p text:style-name="P2"><text:span text:style-name="T1">insert into test</text:span> </text:p>
      <text:p text:style-name="P2"><text:span text:style-name="T1">values ('NNTTM3', 'BK20082015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'BK21082017', 'pack4', 'TM1', '150/90', 'cao huyet ap');</text:span> </text:p>
      <text:p text:style-name="P2"><text:span text:style-name="T1">insert into test</text:span> </text:p>
      <text:p text:style-name="P2"><text:span text:style-name="T1">values ('NTNATM3','BK21082017', 'pack4', 'TM2', 'bt', 'binh thuong');</text:span> </text:p>
      <text:p text:style-name="P2"><text:span text:style-name="T1">insert into test</text:span> </text:p>
      <text:p text:style-name="P2"><text:span text:style-name="T1">values ('NNTTM3', 'BK21082017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 'BK21082019', 'pack3', 'CXK', 'bt', 'binh thuong');</text:span> </text:p>
      <text:p text:style-name="P2"><text:span text:style-name="T1">insert into test</text:span> </text:p>
      <text:p text:style-name="P2"><text:span text:style-name="T1">values ('LVHDL', 'BK21082019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 'BK07092027', 'pack4', 'TM1', '140/80', 'binh thuong');</text:span> </text:p>
      <text:p text:style-name="P2"><text:span text:style-name="T1">insert into test</text:span> </text:p>
      <text:p text:style-name="P2"><text:span text:style-name="T1">values ('SMLTM2', 'BK07092027', 'pack4', 'TM2', 'bt', 'binh thuong');</text:span> </text:p>
      <text:p text:style-name="P2"><text:span text:style-name="T1">insert into test</text:span> </text:p>
      <text:p text:style-name="P2"><text:span text:style-name="T1">values ('NNTTM3', 'BK07092027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DHTM1', 'BK08092026', 'pack4', 'TM1', '120/70', 'binh thuong');</text:span> </text:p>
      <text:p text:style-name="P2"><text:span text:style-name="T1">insert into test</text:span> </text:p>
      <text:p text:style-name="P2"><text:span text:style-name="T1">values ('SMLTM2','BK08092026', 'pack4', 'TM2', 'bt', 'binh thuong');</text:span> </text:p>
      <text:p text:style-name="P2"><text:span text:style-name="T1">insert into test</text:span> </text:p>
      <text:p text:style-name="P2"><text:span text:style-name="T1">values ('NNTTM3','BK08092026', 'pack4', 'TM3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HTNTTM1', 'BK0909208', 'pack1', 'TMH1', 'bt', 'binh thuong');</text:span> </text:p>
      <text:p text:style-name="P2"><text:span text:style-name="T1">insert into test</text:span> </text:p>
      <text:p text:style-name="P2"><text:span text:style-name="T1">values ('NTNATM3', 'BK0909208', 'pack1', 'TMH2', 'bt', 'binh thuong');</text:span> </text:p>
      <text:p text:style-name="P2"><text:span text:style-name="T1">insert into test</text:span> </text:p>
      <text:p text:style-name="P2"><text:span text:style-name="T1">values ('JCSTMH3', 'BK0909208', 'pack1', 'TMH3', 'bt', 'binh thuong');</text:span> </text:p>
      <text:p text:style-name="P2"><text:span text:style-name="T1">insert into test</text:span> </text:p>
      <text:p text:style-name="P2"><text:span text:style-name="T1">values ('NTLRHM', 'BK0909208', 'pack1', 'RHM', 'bt', 'binh thuong');</text:span> </text:p>
      <text:p text:style-name="P2"> </text:p>
      <text:p text:style-name="P2"><text:soft-page-break/><text:span text:style-name="T1">insert into test</text:span> </text:p>
      <text:p text:style-name="P2"><text:span text:style-name="T1">values ('HTNTTM1','BK09092017', 'pack1', 'TMH1', 'bt', 'binh thuong');</text:span> </text:p>
      <text:p text:style-name="P2"><text:span text:style-name="T1">insert into test</text:span> </text:p>
      <text:p text:style-name="P2"><text:span text:style-name="T1">values ('NTNATM3','BK09092017', 'pack1', 'TMH2', 'bt', 'binh thuong');</text:span> </text:p>
      <text:p text:style-name="P2"><text:span text:style-name="T1">insert into test</text:span> </text:p>
      <text:p text:style-name="P2"><text:span text:style-name="T1">values ('JCSTMH3','BK09092017', 'pack1', 'TMH3', 'bt', 'binh thuong');</text:span> </text:p>
      <text:p text:style-name="P2"><text:span text:style-name="T1">insert into test</text:span> </text:p>
      <text:p text:style-name="P2"><text:span text:style-name="T1">values ('NTLRHM', 'BK09092017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 'BK10092033', 'pack1', 'TMH1', 'bt', 'binh thuong');</text:span> </text:p>
      <text:p text:style-name="P2"><text:span text:style-name="T1">insert into test</text:span> </text:p>
      <text:p text:style-name="P2"><text:span text:style-name="T1">values ('EHSTMH2', 'BK10092033', 'pack1', 'TMH2', 'bt', 'binh thuong');</text:span> </text:p>
      <text:p text:style-name="P2"><text:span text:style-name="T1">insert into test</text:span> </text:p>
      <text:p text:style-name="P2"><text:span text:style-name="T1">values ('JCSTMH3', 'BK10092033', 'pack1', 'TMH3', 'bt', 'binh thuong');</text:span> </text:p>
      <text:p text:style-name="P2"><text:span text:style-name="T1">insert into test</text:span> </text:p>
      <text:p text:style-name="P2"><text:span text:style-name="T1">values ('NTLRHM', 'BK10092033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JDCXK', 'BK1809203', 'pack3', 'CXK', 'bt', 'binh thuong');</text:span> </text:p>
      <text:p text:style-name="P2"><text:span text:style-name="T1">insert into test</text:span> </text:p>
      <text:p text:style-name="P2"><text:span text:style-name="T1">values ('LVHDL', 'BK1809203', 'pack3', 'DL', 'bt', 'di ung');</text:span> </text:p>
      <text:p text:style-name="P2"> </text:p>
      <text:p text:style-name="P2"><text:span text:style-name="T1">insert into test</text:span> </text:p>
      <text:p text:style-name="P2"><text:span text:style-name="T1">values ('NNTCXK', 'BK1909207', 'pack3', 'CXK', 'bt', 'binh thuong');</text:span> </text:p>
      <text:p text:style-name="P2"><text:span text:style-name="T1">insert into test</text:span> </text:p>
      <text:p text:style-name="P2"><text:span text:style-name="T1">values ('LVHDL', 'BK1909207', 'pack3', 'DL', 'bt', 'di ung');</text:span> </text:p>
      <text:p text:style-name="P2"> </text:p>
      <text:p text:style-name="P2"> </text:p>
      <text:p text:style-name="P2"><text:span text:style-name="T1">insert into test</text:span> </text:p>
      <text:p text:style-name="P2"><text:span text:style-name="T1">values ('NNTCXK', 'BK20092012', 'pack3', 'CXK', 'bt', 'binh thuong');</text:span> </text:p>
      <text:p text:style-name="P2"><text:span text:style-name="T1">insert into test</text:span> </text:p>
      <text:p text:style-name="P2"><text:span text:style-name="T1">values ('LVHDL', 'BK20092012', 'pack3', 'DL', 'bt', 'di ung');</text:span> </text:p>
      <text:p text:style-name="P2"> </text:p>
      <text:p text:style-name="P2"><text:span text:style-name="T1">insert into test</text:span> </text:p>
      <text:p text:style-name="P2"><text:span text:style-name="T1">values ('NNTCXK', 'BK21092017', 'pack3', 'CXK', 'bt', 'binh thuong');</text:span> </text:p>
      <text:p text:style-name="P2"><text:span text:style-name="T1">insert into test</text:span> </text:p>
      <text:p text:style-name="P2"><text:span text:style-name="T1">values ('LVHDL', 'BK21092017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NNTCXK', 'BK22092021', 'pack3', 'CXK', 'bt', 'binh thuong');</text:span> </text:p>
      <text:p text:style-name="P2"><text:span text:style-name="T1">insert into test</text:span> </text:p>
      <text:p text:style-name="P2"><text:span text:style-name="T1">values ('LVHDL', 'BK22092021', 'pack3', 'DL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PMTMH1', 'BK23092023', 'pack1', 'TMH1', 'Nhieu ray tai','Viem tai do kem ve sinh');</text:span> </text:p>
      <text:p text:style-name="P2"><text:soft-page-break/><text:span text:style-name="T1">insert into test</text:span> </text:p>
      <text:p text:style-name="P2"><text:span text:style-name="T1">values ('EHSTMH2', 'BK23092023', 'pack1', 'TMH2', 'bt', 'binh thuong');</text:span> </text:p>
      <text:p text:style-name="P2"><text:span text:style-name="T1">insert into test</text:span> </text:p>
      <text:p text:style-name="P2"><text:span text:style-name="T1">values ('JCSTMH3', 'BK23092023', 'pack1', 'TMH3', 'bt', 'binh thuong');</text:span> </text:p>
      <text:p text:style-name="P2"><text:span text:style-name="T1">insert into test</text:span> </text:p>
      <text:p text:style-name="P2"><text:span text:style-name="T1">values ('NTLRHM', 'BK23092023', 'pack1', 'RHM', 'bt', 'binh thuong');</text:span> </text:p>
      <text:p text:style-name="P2"> </text:p>
      <text:p text:style-name="P2"><text:span text:style-name="T1">insert into test</text:span> </text:p>
      <text:p text:style-name="P2"><text:span text:style-name="T1">values ('DDLM1', 'BK23092025', 'pack2', 'M1', 'bt', 'binh thuong');</text:span> </text:p>
      <text:p text:style-name="P2"><text:span text:style-name="T1">insert into test</text:span> </text:p>
      <text:p text:style-name="P2"><text:span text:style-name="T1">values ('PNAM2', 'BK23092025', 'pack2', 'M2', '4/10', 'can thi');</text:span> </text:p>
      <text:p text:style-name="P2"> </text:p>
      <text:p text:style-name="P2"><text:span text:style-name="T1">insert into test</text:span> </text:p>
      <text:p text:style-name="P2"><text:span text:style-name="T1">values ('NDHTM1', 'BK25092028', 'pack4', 'TM1', '130/80', 'binh thuong');</text:span> </text:p>
      <text:p text:style-name="P2"><text:span text:style-name="T1">insert into test</text:span> </text:p>
      <text:p text:style-name="P2"><text:span text:style-name="T1">values ('SMLTM2', 'BK25092028', 'pack4', 'TM2', 'bt', 'binh thuong');</text:span> </text:p>
      <text:p text:style-name="P2"><text:span text:style-name="T1">insert into test</text:span> </text:p>
      <text:p text:style-name="P2"><text:span text:style-name="T1">values ('NNTTM3', 'BK25092028', 'pack4', 'TM3', 'bt', 'binh thuong');</text:span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<text:span text:style-name="T1">insert into final_form</text:span> </text:p>
      <text:p text:style-name="P2"><text:span text:style-name="T1">values ('GMDK2','BK1606201','', 'Suy tuyen thuong than do ruou bia', 'Statin 40mg 2 vien sang toi', 'kieng ruou bia, ăn nhieu rau xanh, kham lai sau 2 tuan');</text:span> </text:p>
      <text:p text:style-name="P2"> </text:p>
      <text:p text:style-name="P2"><text:span text:style-name="T1">insert into final_form</text:span> </text:p>
      <text:p text:style-name="P2"><text:span text:style-name="T1">values ('GMDK2','BK1806202','', 'Can thi', 'Eyetamin nho mat 2 lan/ngay', 'Han che su dung thiet bị dien tu');</text:span> </text:p>
      <text:p text:style-name="P2"> </text:p>
      <text:p text:style-name="P2"><text:span text:style-name="T1">insert into final_form</text:span> </text:p>
      <text:p text:style-name="P2"><text:span text:style-name="T1">values ('HXDK1',  'BK1806203','', 'Thieu nuoc thoi gian dai','Khong', 'Uong bo sung nuoc');</text:span> </text:p>
      <text:p text:style-name="P2"> </text:p>
      <text:p text:style-name="P2"><text:span text:style-name="T1">insert into final_form</text:span> </text:p>
      <text:p text:style-name="P2"><text:span text:style-name="T1">values ('HXDK1', 'BK1606205', '','kich ung da muc do nhe', 'steroid boi da ngay 2 lan', 'boi thuoc deu, theo doi');</text:span> </text:p>
      <text:p text:style-name="P2"> </text:p>
      <text:p text:style-name="P2"><text:span text:style-name="T1">insert into final_form</text:span> </text:p>
      <text:p text:style-name="P2"><text:span text:style-name="T1">values ('GMDK2', 'BK1606206', '','huyet ap thap', 'hapanix ngay 2 vien sau an trua', 'an uong du chat');</text:span> </text:p>
      <text:p text:style-name="P2"> </text:p>
      <text:p text:style-name="P2"><text:span text:style-name="T1">insert into final_form</text:span> </text:p>
      <text:p text:style-name="P2"><text:span text:style-name="T1">values ('GMDK2', 'BK1906207','', 'Viem tai giua', 'Ofloxacin hoac Ciprofloxacin nho tai ngay 1 lan', 've sinh tai thuong xuyen, tranh nuoc vao tai');</text:span> </text:p>
      <text:p text:style-name="P2"> </text:p>
      <text:p text:style-name="P2"><text:soft-page-break/><text:span text:style-name="T1">insert into final_form</text:span> </text:p>
      <text:p text:style-name="P2"><text:span text:style-name="T1">values ('HXDK1', 'BK1906208','', 'Viem mui di ung', 'Nuoc muoi sinh li','ve sinh mui thuong xuyen');</text:span> </text:p>
      <text:p text:style-name="P2"> </text:p>
      <text:p text:style-name="P2"><text:span text:style-name="T1">insert into final_form</text:span> </text:p>
      <text:p text:style-name="P2"><text:span text:style-name="T1">values ('GMDK2','BK1906209', '','binh thuong', 'Eyetamin ngay nho 1 lan, alpha ngay ngam 4 vien chia 2 lan sang toi', 'tranh moi mat');</text:span> </text:p>
      <text:p text:style-name="P2"> </text:p>
      <text:p text:style-name="P2"><text:span text:style-name="T1">insert into final_form</text:span> </text:p>
      <text:p text:style-name="P2"><text:span text:style-name="T1">values ('HXDK1', 'BK19062010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2006201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20062011','', 'can thi', 'Vitamin A ', 'Han che su dung thiet bị dien tu, cat lai kinh');</text:span> </text:p>
      <text:p text:style-name="P2"> </text:p>
      <text:p text:style-name="P2"><text:span text:style-name="T1">insert into final_form</text:span> </text:p>
      <text:p text:style-name="P2"><text:span text:style-name="T1">values ('HXDK1', 'BK20062012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20062013','', 'thieu mau', 'khong', 'An bo sung sat, an nhieu thit do');</text:span> </text:p>
      <text:p text:style-name="P2"> </text:p>
      <text:p text:style-name="P2"><text:span text:style-name="T1">insert into final_form</text:span> </text:p>
      <text:p text:style-name="P2"><text:span text:style-name="T1">values ('HXDK1', 'BK20062014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20062015', '','viem loi', 'Alpha ngay 4 vien chia 2 lan', 'tang cuong ve sinh rang mieng');</text:span> </text:p>
      <text:p text:style-name="P2"> </text:p>
      <text:p text:style-name="P2"><text:span text:style-name="T1">insert into final_form</text:span> </text:p>
      <text:p text:style-name="P2"><text:span text:style-name="T1">values ('HXDK1', 'BK21062016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21062017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21062018', '','thieu nuoc', 'khong', 'uong nhieu nuoc');</text:span> </text:p>
      <text:p text:style-name="P2"> </text:p>
      <text:p text:style-name="P2"><text:span text:style-name="T1">insert into final_form</text:span> </text:p>
      <text:p text:style-name="P2"><text:span text:style-name="T1">values ('HXDK1', 'BK21062019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'BK22062020','', 'binh thuong', 'khong', 'khong');</text:span> </text:p>
      <text:p text:style-name="P2"> </text:p>
      <text:p text:style-name="P2"><text:soft-page-break/><text:span text:style-name="T1">insert into final_form</text:span> </text:p>
      <text:p text:style-name="P2"><text:span text:style-name="T1">values ('HXDK1', 'BK22062021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'BK22062022', '','thieu vitamin', 'PP ngay 2 vien sau an trua', 'an bo sung hoa qua');</text:span> </text:p>
      <text:p text:style-name="P2"> </text:p>
      <text:p text:style-name="P2"><text:span text:style-name="T1">insert into final_form</text:span> </text:p>
      <text:p text:style-name="P2"><text:span text:style-name="T1">values ('HXDK1','BK23062023', '','viem khop dau goi', 'Oxacillin ngay 3 vien sau an', 'han che van dong manh, kham lai sau 2 thang');</text:span> </text:p>
      <text:p text:style-name="P2"> </text:p>
      <text:p text:style-name="P2"><text:span text:style-name="T1">insert into final_form</text:span> </text:p>
      <text:p text:style-name="P2"><text:span text:style-name="T1">values ('GMDK2','BK23062024', '','viem khop dang thap', ' Acetaminophen ngay 4 vien chia 2 lan','han che van dong manh');</text:span> </text:p>
      <text:p text:style-name="P2"> </text:p>
      <text:p text:style-name="P2"><text:span text:style-name="T1">insert into final_form</text:span> </text:p>
      <text:p text:style-name="P2"><text:span text:style-name="T1">values ('GMDK2','BK23062025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'BK3006201', '','di ung do con trung dot', 'Remos IB boi da ngay 2 lan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01072026', '','thieu vitamin', 'khong', 'an bo sung hoa qua');</text:span> </text:p>
      <text:p text:style-name="P2"> </text:p>
      <text:p text:style-name="P2"><text:span text:style-name="T1">insert into final_form</text:span> </text:p>
      <text:p text:style-name="P2"><text:span text:style-name="T1">values ('HXDK1', 'BK01072027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'BK01072028', '','rang moc lech, ham doi', 'khong', 'can nhac viec nho rang, nieng rang');</text:span> </text:p>
      <text:p text:style-name="P2"> </text:p>
      <text:p text:style-name="P2"><text:span text:style-name="T1">insert into final_form</text:span> </text:p>
      <text:p text:style-name="P2"><text:span text:style-name="T1">values ('HXDK1', 'BK02072029', '','binh thuong', 'khong', 'khong');</text:span> </text:p>
      <text:p text:style-name="P2"> </text:p>
      <text:p text:style-name="P2"> </text:p>
      <text:p text:style-name="P2"><text:span text:style-name="T1">insert into final_form</text:span> </text:p>
      <text:p text:style-name="P2"><text:span text:style-name="T1">values ('HXDK1', 'BK02072030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'BK09072026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'BK0907206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'BK0907205','', 'binh thuong', 'khong', 'khong');</text:span> </text:p>
      <text:p text:style-name="P2"><text:soft-page-break/> </text:p>
      <text:p text:style-name="P2"><text:span text:style-name="T1">insert into final_form</text:span> </text:p>
      <text:p text:style-name="P2"><text:span text:style-name="T1">values ('HXDK1','BK1907208', '','cao huyet ap', 'khong', 'han che an nhieu duong, dau mo, van dong nhe nhang');</text:span> </text:p>
      <text:p text:style-name="P2"> </text:p>
      <text:p text:style-name="P2"><text:span text:style-name="T1">insert into final_form</text:span> </text:p>
      <text:p text:style-name="P2"><text:span text:style-name="T1">values ('HXDK1','BK20072011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20072012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21072017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21072031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22072032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30072033','', 'cao huyet ap', 'khong', 'han che an duong, dau mo');</text:span> </text:p>
      <text:p text:style-name="P2"> </text:p>
      <text:p text:style-name="P2"><text:span text:style-name="T1">insert into final_form</text:span> </text:p>
      <text:p text:style-name="P2"><text:span text:style-name="T1">values ('HXDK1','BK30072034','', 'nhiem ki sinh trung mau', 'Erythropoietin 3 mui/tuan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12082036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'BK12082035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'BK12082037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'BK12082038', '','binh thuong', 'khong', 'khong');;</text:span> </text:p>
      <text:p text:style-name="P2"> </text:p>
      <text:p text:style-name="P2"><text:span text:style-name="T1">insert into final_form</text:span> </text:p>
      <text:p text:style-name="P2"><text:span text:style-name="T1">values ('HXDK1','BK13082039',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13082040','', 'huyet ap thap', 'khong', 'an bo sung sat, canxi va vitamin D');</text:span> </text:p>
      <text:p text:style-name="P2"> </text:p>
      <text:p text:style-name="P2"><text:span text:style-name="T1">insert into final_form</text:span> </text:p>
      <text:p text:style-name="P2"><text:span text:style-name="T1">values ('HXDK1','BK20082015', '','binh thuong', 'khong', 'khong');</text:span> </text:p>
      <text:p text:style-name="P2"><text:soft-page-break/> </text:p>
      <text:p text:style-name="P2"><text:span text:style-name="T1">insert into final_form</text:span> </text:p>
      <text:p text:style-name="P2"><text:span text:style-name="T1">values ('HXDK1','BK21082017','', 'cao huyet ap', 'Telmisartan (Micardis) ngay 2 vien', 'hạn che an do dau mo');</text:span> </text:p>
      <text:p text:style-name="P2"> </text:p>
      <text:p text:style-name="P2"><text:span text:style-name="T1">insert into final_form</text:span> </text:p>
      <text:p text:style-name="P2"><text:span text:style-name="T1">values ('HXDK1', 'BK21082019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07092027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08092026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0909208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'BK09092017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10092033','', 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1809203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1909207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20092012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HXDK1', 'BK21092017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22092021', '','binh thuong', 'khong', 'khong');</text:span> </text:p>
      <text:p text:style-name="P2"> </text:p>
      <text:p text:style-name="P2"><text:span text:style-name="T1">insert into final_form</text:span> </text:p>
      <text:p text:style-name="P2"><text:span text:style-name="T1">values ('GMDK2', 'BK23092023','', 'viem tai nhe', 'khong', 'tang cuong ve sinh, tranh nuoc vao tai');</text:span> </text:p>
      <text:p text:style-name="P2"> </text:p>
      <text:p text:style-name="P2"><text:span text:style-name="T1">insert into final_form</text:span> </text:p>
      <text:p text:style-name="P2"><text:span text:style-name="T1">values ('HXDK1', 'BK23092025','', 'can thi', 'vitamin A ngay 2 lan sang toi', 'cat kinh');</text:span> </text:p>
      <text:p text:style-name="P2"> </text:p>
      <text:p text:style-name="P2"><text:span text:style-name="T1">insert into final_form</text:span> </text:p>
      <text:p text:style-name="P2"><text:span text:style-name="T1">values ('GMDK2', 'BK25092028', '','binh thuong', 'khong', 'khong');</text:span> </text:p>
      <text:p text:style-name="P2"><text:soft-page-break/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<text:span text:style-name="T1">insert into drug</text:span> </text:p>
      <text:p text:style-name="P2"><text:span text:style-name="T1">values ('NDHTM1','BK1606201', 'pack4', 'TM1', 'khong', 'khong', 0);</text:span> </text:p>
      <text:p text:style-name="P2"><text:span text:style-name="T1">insert into drug</text:span> </text:p>
      <text:p text:style-name="P2"><text:span text:style-name="T1">values ('SMLTM2','BK1606201', 'pack4', 'TM2', 'khong', 'khong', 0);</text:span> </text:p>
      <text:p text:style-name="P2"><text:span text:style-name="T1">insert into drug</text:span> </text:p>
      <text:p text:style-name="P2"><text:span text:style-name="T1">values ('NNTTM3','BK1606201', 'pack4', 'TM3', 'Statin 40mg ', 'ngay 2 vien sang toi',150000);</text:span> </text:p>
      <text:p text:style-name="P2"> </text:p>
      <text:p text:style-name="P2"><text:span text:style-name="T1">insert into drug</text:span> </text:p>
      <text:p text:style-name="P2"><text:span text:style-name="T1">values ('DDLM1','BK1806202', 'pack2', 'M1', 'khong', 'khong', 0);</text:span> </text:p>
      <text:p text:style-name="P2"><text:span text:style-name="T1">insert into drug</text:span> </text:p>
      <text:p text:style-name="P2"><text:span text:style-name="T1">values ('PNAM2','BK1806202', 'pack2', 'M2', 'Eyetamin', 'nho 2 lan/ngay', 80000);</text:span> </text:p>
      <text:p text:style-name="P2"> </text:p>
      <text:p text:style-name="P2"><text:span text:style-name="T1">insert into drug</text:span> </text:p>
      <text:p text:style-name="P2"><text:span text:style-name="T1">values ('HTNTTM1',  'BK1806203', 'pack4', 'TM1', 'khong', 'khong', 0);</text:span> </text:p>
      <text:p text:style-name="P2"><text:span text:style-name="T1">insert into drug</text:span> </text:p>
      <text:p text:style-name="P2"><text:span text:style-name="T1">values ('SMLTM2', 'BK1806203', 'pack4', 'TM2', 'khong', 'khong', 0);</text:span> </text:p>
      <text:p text:style-name="P2"><text:span text:style-name="T1">insert into drug</text:span> </text:p>
      <text:p text:style-name="P2"><text:span text:style-name="T1">values ('NNTTM3', 'BK1806203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JDCXK', 'BK1606205', 'pack3', 'CXK', 'khong', 'khong', 0);</text:span> </text:p>
      <text:p text:style-name="P2"><text:span text:style-name="T1">insert into drug</text:span> </text:p>
      <text:p text:style-name="P2"><text:span text:style-name="T1">values ('LVHDL', 'BK1606205', 'pack3', 'DL', 'steroid', 'boi da ngay 2 lan', 120000);</text:span> </text:p>
      <text:p text:style-name="P2"><text:span text:style-name="T1">insert into drug</text:span> </text:p>
      <text:p text:style-name="P2"><text:span text:style-name="T1">values ('JDCXK', 'BK1606204', 'pack3', 'CXK', 'khong', 'khong', 0);</text:span> </text:p>
      <text:p text:style-name="P2"><text:span text:style-name="T1">insert into drug</text:span> </text:p>
      <text:p text:style-name="P2"><text:span text:style-name="T1">values ('LVHDL','BK1606204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DHTM1', 'BK1606206', 'pack4', 'TM1', 'hapanix', 'ngay 2 vien sau an trua', 215000);</text:span> </text:p>
      <text:p text:style-name="P2"><text:span text:style-name="T1">insert into drug</text:span> </text:p>
      <text:p text:style-name="P2"><text:soft-page-break/><text:span text:style-name="T1">values ('SMLTM2', 'BK1606206', 'pack4', 'TM2', 'khong', 'khong', 0);</text:span> </text:p>
      <text:p text:style-name="P2"><text:span text:style-name="T1">insert into drug</text:span> </text:p>
      <text:p text:style-name="P2"><text:span text:style-name="T1">values ('NNTTM3', 'BK1606206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 'BK1906207', 'pack1', 'TMH1', 'Ofloxacin', 'nho tai ngay 2 lan', 89000);</text:span> </text:p>
      <text:p text:style-name="P2"><text:span text:style-name="T1">insert into drug</text:span> </text:p>
      <text:p text:style-name="P2"><text:span text:style-name="T1">values ('EHSTMH2', 'BK1906207', 'pack1', 'TMH2', 'khong', 'khong', 0);</text:span> </text:p>
      <text:p text:style-name="P2"><text:span text:style-name="T1">insert into drug</text:span> </text:p>
      <text:p text:style-name="P2"><text:span text:style-name="T1">values ('JCSTMH3', 'BK1906207', 'pack1', 'TMH3', 'khong', 'khong', 0);</text:span> </text:p>
      <text:p text:style-name="P2"><text:span text:style-name="T1">insert into drug</text:span> </text:p>
      <text:p text:style-name="P2"><text:span text:style-name="T1">values ('NTLRHM','BK1906207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ERDTMH1', 'BK1906208', 'pack1', 'TMH1', 'khong', 'khong', 0);</text:span> </text:p>
      <text:p text:style-name="P2"><text:span text:style-name="T1">insert into drug</text:span> </text:p>
      <text:p text:style-name="P2"><text:span text:style-name="T1">values ('HKKTMH2', 'BK1906208', 'pack1', 'TMH2', 'nuoc muoi sinh li', 'khong', 20000);</text:span> </text:p>
      <text:p text:style-name="P2"><text:span text:style-name="T1">insert into drug</text:span> </text:p>
      <text:p text:style-name="P2"><text:span text:style-name="T1">values ('JCSTMH3', 'BK1906208', 'pack1', 'TMH3', 'khong', 'khong', 0);</text:span> </text:p>
      <text:p text:style-name="P2"><text:span text:style-name="T1">insert into drug</text:span> </text:p>
      <text:p text:style-name="P2"><text:span text:style-name="T1">values ('NTLRHM', 'BK1906208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DHTM1', 'BK1906209', 'pack4', 'TM1', 'khong', 'khong', 0);</text:span> </text:p>
      <text:p text:style-name="P2"><text:span text:style-name="T1">insert into drug</text:span> </text:p>
      <text:p text:style-name="P2"><text:span text:style-name="T1">values ('NTNATM3', 'BK1906209', 'pack4', 'TM2', 'khong', 'khong', 0);</text:span> </text:p>
      <text:p text:style-name="P2"><text:span text:style-name="T1">insert into drug</text:span> </text:p>
      <text:p text:style-name="P2"><text:span text:style-name="T1">values ('NNTTM3', 'BK1906209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 'BK1906209', 'pack3', 'CXK', 'khong', 'khong', 0);</text:span> </text:p>
      <text:p text:style-name="P2"><text:span text:style-name="T1">insert into drug</text:span> </text:p>
      <text:p text:style-name="P2"><text:span text:style-name="T1">values ('LVHDL', 'BK1906209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DTLM1', 'BK1906209', 'pack2', 'M1', 'Eyetamin', 'Nho mat ngay 2 lan', 150000);</text:span> </text:p>
      <text:p text:style-name="P2"><text:span text:style-name="T1">insert into drug</text:span> </text:p>
      <text:p text:style-name="P2"><text:span text:style-name="T1">values ('TDUM2', 'BK1906209', 'pack2', 'M2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 'BK1906209', 'pack1', 'TMH1', 'khong', 'khong', 0);</text:span> </text:p>
      <text:p text:style-name="P2"><text:span text:style-name="T1">insert into drug</text:span> </text:p>
      <text:p text:style-name="P2"><text:span text:style-name="T1">values ('EHSTMH2', 'BK1906209', 'pack1', 'TMH2', 'khong', 'khong', 0);</text:span> </text:p>
      <text:p text:style-name="P2"><text:span text:style-name="T1">insert into drug</text:span> </text:p>
      <text:p text:style-name="P2"><text:span text:style-name="T1">values ('JCSTMH3','BK1906209', 'pack1', 'TMH3', 'Alpha', 'Ngay 4 vien chia 2 lan', 50000);</text:span> </text:p>
      <text:p text:style-name="P2"><text:span text:style-name="T1">insert into drug</text:span> </text:p>
      <text:p text:style-name="P2"><text:soft-page-break/><text:span text:style-name="T1">values ('VTNRHM', 'BK1906209', 'pack1', 'RHM', 'Alpha', 'ngay 2 vien sau an trua', 40000);</text:span> </text:p>
      <text:p text:style-name="P2"> </text:p>
      <text:p text:style-name="P2"><text:span text:style-name="T1">insert into drug</text:span> </text:p>
      <text:p text:style-name="P2"><text:span text:style-name="T1">values ('NDHTM1', 'BK19062010', 'pack4', 'TM1', 'khong', 'khong', 0);</text:span> </text:p>
      <text:p text:style-name="P2"><text:span text:style-name="T1">insert into drug</text:span> </text:p>
      <text:p text:style-name="P2"><text:span text:style-name="T1">values ('SMLTM2', 'BK19062010', 'pack4', 'TM2', 'khong', 'khong', 0);</text:span> </text:p>
      <text:p text:style-name="P2"><text:span text:style-name="T1">insert into drug</text:span> </text:p>
      <text:p text:style-name="P2"><text:span text:style-name="T1">values ('NNTTM3', 'BK19062010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DTLM1', 'BK2006201', 'pack2', 'M1', 'khong', 'khong', 0);</text:span> </text:p>
      <text:p text:style-name="P2"><text:span text:style-name="T1">insert into drug</text:span> </text:p>
      <text:p text:style-name="P2"><text:span text:style-name="T1">values ('TDUM2', 'BK2006201', 'pack2', 'M2', 'khong', 'khong', 0);</text:span> </text:p>
      <text:p text:style-name="P2"> </text:p>
      <text:p text:style-name="P2"><text:span text:style-name="T1">insert into drug</text:span> </text:p>
      <text:p text:style-name="P2"><text:span text:style-name="T1">values ('DDLM1', 'BK20062011', 'pack2', 'M1', 'khong', 'khong', 0);</text:span> </text:p>
      <text:p text:style-name="P2"><text:span text:style-name="T1">insert into drug</text:span> </text:p>
      <text:p text:style-name="P2"><text:span text:style-name="T1">values ('PNAM2', 'BK20062011', 'pack2', 'M2', 'vitamin A', 'khong', 100000);</text:span> </text:p>
      <text:p text:style-name="P2"> </text:p>
      <text:p text:style-name="P2"><text:span text:style-name="T1">insert into drug</text:span> </text:p>
      <text:p text:style-name="P2"><text:span text:style-name="T1">values ('JDCXK', 'BK20062012', 'pack3', 'CXK', 'khong', 'khong', 0);</text:span> </text:p>
      <text:p text:style-name="P2"><text:span text:style-name="T1">insert into drug</text:span> </text:p>
      <text:p text:style-name="P2"><text:span text:style-name="T1">values ('LVHDL', 'BK20062012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 'BK20062013', 'pack4', 'TM1', 'khong', 'khong', 0);</text:span> </text:p>
      <text:p text:style-name="P2"><text:span text:style-name="T1">insert into drug</text:span> </text:p>
      <text:p text:style-name="P2"><text:span text:style-name="T1">values ('NTNATM3', 'BK20062013', 'pack4', 'TM2', 'khong', 'khong', 0);</text:span> </text:p>
      <text:p text:style-name="P2"><text:span text:style-name="T1">insert into drug</text:span> </text:p>
      <text:p text:style-name="P2"><text:span text:style-name="T1">values ('NNTTM3', 'BK20062013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ERDTMH1', 'BK20062014', 'pack1', 'TMH1', 'khong', 'khong', 0);</text:span> </text:p>
      <text:p text:style-name="P2"><text:span text:style-name="T1">insert into drug</text:span> </text:p>
      <text:p text:style-name="P2"><text:span text:style-name="T1">values ('HKKTMH2','BK20062014', 'pack1', 'TMH2', 'khong', 'khong', 0);</text:span> </text:p>
      <text:p text:style-name="P2"><text:span text:style-name="T1">insert into drug</text:span> </text:p>
      <text:p text:style-name="P2"><text:span text:style-name="T1">values ('JCSTMH3', 'BK20062014', 'pack1', 'TMH3', 'khong', 'khong', 0);</text:span> </text:p>
      <text:p text:style-name="P2"><text:span text:style-name="T1">insert into drug</text:span> </text:p>
      <text:p text:style-name="P2"><text:span text:style-name="T1">values ('VTNRHM', 'BK20062014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 'BK20062015', 'pack1', 'TMH1', 'khong', 'khong', 0);</text:span> </text:p>
      <text:p text:style-name="P2"><text:span text:style-name="T1">insert into drug</text:span> </text:p>
      <text:p text:style-name="P2"><text:span text:style-name="T1">values ('EHSTMH2', 'BK20062015', 'pack1', 'TMH2', 'khong', 'khong', 0);</text:span> </text:p>
      <text:p text:style-name="P2"><text:span text:style-name="T1">insert into drug</text:span> </text:p>
      <text:p text:style-name="P2"><text:span text:style-name="T1">values ('JCSTMH3', 'BK20062015', 'pack1', 'TMH3', 'khong', 'khong', 0);</text:span> </text:p>
      <text:p text:style-name="P2"><text:soft-page-break/><text:span text:style-name="T1">insert into drug</text:span> </text:p>
      <text:p text:style-name="P2"><text:span text:style-name="T1">values ('VTNRHM', 'BK20062015', 'pack1', 'RHM', 'Alpha', 'vngay 4 vien chia 2 lan', 60000);</text:span> </text:p>
      <text:p text:style-name="P2"> </text:p>
      <text:p text:style-name="P2"><text:span text:style-name="T1">insert into drug</text:span> </text:p>
      <text:p text:style-name="P2"><text:span text:style-name="T1">values ('PMTMH1', 'BK21062016', 'pack1', 'TMH1', 'khong', 'khong', 0);</text:span> </text:p>
      <text:p text:style-name="P2"><text:span text:style-name="T1">insert into drug</text:span> </text:p>
      <text:p text:style-name="P2"><text:span text:style-name="T1">values ('EHSTMH2', 'BK21062016', 'pack1', 'TMH2', 'khong', 'khong', 0);</text:span> </text:p>
      <text:p text:style-name="P2"><text:span text:style-name="T1">insert into drug</text:span> </text:p>
      <text:p text:style-name="P2"><text:span text:style-name="T1">values ('JCSTMH3', 'BK21062016', 'pack1', 'TMH3', 'khong', 'khong', 0);</text:span> </text:p>
      <text:p text:style-name="P2"><text:span text:style-name="T1">insert into drug</text:span> </text:p>
      <text:p text:style-name="P2"><text:span text:style-name="T1">values ('NTLRHM','BK21062016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DHTM1', 'BK21062017', 'pack4', 'TM1', 'khong', 'khong', 0);</text:span> </text:p>
      <text:p text:style-name="P2"><text:span text:style-name="T1">insert into drug</text:span> </text:p>
      <text:p text:style-name="P2"><text:span text:style-name="T1">values ('SMLTM2', 'BK21062017', 'pack4', 'TM2', 'khong', 'khong', 0);</text:span> </text:p>
      <text:p text:style-name="P2"><text:span text:style-name="T1">insert into drug</text:span> </text:p>
      <text:p text:style-name="P2"><text:span text:style-name="T1">values ('NNTTM3', 'BK21062017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 'BK21062018', 'pack4', 'TM1', 'khong', 'khong', 0);</text:span> </text:p>
      <text:p text:style-name="P2"><text:span text:style-name="T1">insert into drug</text:span> </text:p>
      <text:p text:style-name="P2"><text:span text:style-name="T1">values ('NTNATM3','BK21062018', 'pack4', 'TM2', 'khong', 'khong', 0);</text:span> </text:p>
      <text:p text:style-name="P2"><text:span text:style-name="T1">insert into drug</text:span> </text:p>
      <text:p text:style-name="P2"><text:span text:style-name="T1">values ('NNTTM3','BK21062018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DTLM1', 'BK21062019', 'pack2', 'M1','khong', 'khong', 0);</text:span> </text:p>
      <text:p text:style-name="P2"><text:span text:style-name="T1">insert into drug</text:span> </text:p>
      <text:p text:style-name="P2"><text:span text:style-name="T1">values ('TDUM2', 'BK21062019', 'pack2', 'M2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DHTM1','BK22062020', 'pack4', 'TM1', 'khong', 'khong', 0);</text:span> </text:p>
      <text:p text:style-name="P2"><text:span text:style-name="T1">insert into drug</text:span> </text:p>
      <text:p text:style-name="P2"><text:span text:style-name="T1">values ('SMLTM2', 'BK22062020', 'pack4', 'TM2', 'khong', 'khong', 0);</text:span> </text:p>
      <text:p text:style-name="P2"><text:span text:style-name="T1">insert into drug</text:span> </text:p>
      <text:p text:style-name="P2"><text:span text:style-name="T1">values ('NNTTM3', 'BK22062020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 'BK22062021', 'pack3', 'CXK', 'khong', 'khong', 0);</text:span> </text:p>
      <text:p text:style-name="P2"><text:span text:style-name="T1">insert into drug</text:span> </text:p>
      <text:p text:style-name="P2"><text:span text:style-name="T1">values ('LVHDL', 'BK22062021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22062022', 'pack3', 'CXK', 'khong', 'khong', 0);</text:span> </text:p>
      <text:p text:style-name="P2"><text:span text:style-name="T1">insert into drug</text:span> </text:p>
      <text:p text:style-name="P2"><text:soft-page-break/><text:span text:style-name="T1">values ('LVHDL', 'BK22062022', 'pack3', 'DL', 'vitamin PP', 'ngay 2 vien sau an trua', 24000);</text:span> </text:p>
      <text:p text:style-name="P2"> </text:p>
      <text:p text:style-name="P2"><text:span text:style-name="T1">insert into drug</text:span> </text:p>
      <text:p text:style-name="P2"><text:span text:style-name="T1">values ('NNTCXK','BK23062023', 'pack3', 'CXK', 'Oxacillin', 'ngay 3 vien sau an', 172000);</text:span> </text:p>
      <text:p text:style-name="P2"><text:span text:style-name="T1">insert into drug</text:span> </text:p>
      <text:p text:style-name="P2"><text:span text:style-name="T1">values ('LVHDL','BK23062023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23062024', 'pack3', 'CXK', 'Acetaminophen', 'Vingay 4 vien chia 2 lan', 200000);</text:span> </text:p>
      <text:p text:style-name="P2"><text:span text:style-name="T1">insert into drug</text:span> </text:p>
      <text:p text:style-name="P2"><text:span text:style-name="T1">values ('LVHDL','BK23062024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23062025', 'pack3', 'CXK', 'khong', 'khong', 0);</text:span> </text:p>
      <text:p text:style-name="P2"><text:span text:style-name="T1">insert into drug</text:span> </text:p>
      <text:p text:style-name="P2"><text:span text:style-name="T1">values ('LVHDL','BK23062025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3006201', 'pack3', 'CXK', 'khong', 'khong', 0);</text:span> </text:p>
      <text:p text:style-name="P2"><text:span text:style-name="T1">insert into drug</text:span> </text:p>
      <text:p text:style-name="P2"><text:span text:style-name="T1">values ('LVHDL','BK3006201', 'pack3', 'DL', 'Remos IB', 'boi da ngay 2 lan',0);</text:span> </text:p>
      <text:p text:style-name="P2"> </text:p>
      <text:p text:style-name="P2"><text:span text:style-name="T1">insert into drug</text:span> </text:p>
      <text:p text:style-name="P2"><text:span text:style-name="T1">values ('ERDTMH1', 'BK01072026', 'pack1', 'TMH1', 'khong', 'khong', 0);</text:span> </text:p>
      <text:p text:style-name="P2"><text:span text:style-name="T1">insert into drug</text:span> </text:p>
      <text:p text:style-name="P2"><text:span text:style-name="T1">values ('HKKTMH2', 'BK01072026', 'pack1', 'TMH2', 'khong', 'khong', 0);</text:span> </text:p>
      <text:p text:style-name="P2"><text:span text:style-name="T1">insert into drug</text:span> </text:p>
      <text:p text:style-name="P2"><text:span text:style-name="T1">values ('JCSTMH3', 'BK01072026', 'pack1', 'TMH3', 'khong', 'khong', 0);</text:span> </text:p>
      <text:p text:style-name="P2"><text:span text:style-name="T1">insert into drug</text:span> </text:p>
      <text:p text:style-name="P2"><text:span text:style-name="T1">values ('NTLRHM', 'BK01072026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 'BK01072027', 'pack1', 'TMH1', 'khong', 'khong', 0);</text:span> </text:p>
      <text:p text:style-name="P2"><text:span text:style-name="T1">insert into drug</text:span> </text:p>
      <text:p text:style-name="P2"><text:span text:style-name="T1">values ('EHSTMH2', 'BK01072027', 'pack1', 'TMH2', 'khong', 'khong', 0);</text:span> </text:p>
      <text:p text:style-name="P2"><text:span text:style-name="T1">insert into drug</text:span> </text:p>
      <text:p text:style-name="P2"><text:span text:style-name="T1">values ('JCSTMH3', 'BK01072027', 'pack1', 'TMH3', 'khong', 'khong', 0);</text:span> </text:p>
      <text:p text:style-name="P2"><text:span text:style-name="T1">insert into drug</text:span> </text:p>
      <text:p text:style-name="P2"><text:span text:style-name="T1">values ('NTLRHM', 'BK01072027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'BK01072028', 'pack1', 'TMH1', 'khong', 'khong', 0);</text:span> </text:p>
      <text:p text:style-name="P2"><text:span text:style-name="T1">insert into drug</text:span> </text:p>
      <text:p text:style-name="P2"><text:span text:style-name="T1">values ('EHSTMH2', 'BK01072028', 'pack1', 'TMH2', 'khong', 'khong', 0);</text:span> </text:p>
      <text:p text:style-name="P2"><text:span text:style-name="T1">insert into drug</text:span> </text:p>
      <text:p text:style-name="P2"><text:soft-page-break/><text:span text:style-name="T1">values ('JCSTMH3', 'BK01072028', 'pack1', 'TMH3', 'khong', 'khong', 0);</text:span> </text:p>
      <text:p text:style-name="P2"><text:span text:style-name="T1">insert into drug</text:span> </text:p>
      <text:p text:style-name="P2"><text:span text:style-name="T1">values ('NTLRHM', 'BK01072028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ERDTMH1', 'BK02072029', 'pack1', 'TMH1', 'khong', 'khong', 0);</text:span> </text:p>
      <text:p text:style-name="P2"><text:span text:style-name="T1">insert into drug</text:span> </text:p>
      <text:p text:style-name="P2"><text:span text:style-name="T1">values ('HKKTMH2', 'BK02072029', 'pack1', 'TMH2', 'khong', 'khong', 0);</text:span> </text:p>
      <text:p text:style-name="P2"><text:span text:style-name="T1">insert into drug</text:span> </text:p>
      <text:p text:style-name="P2"><text:span text:style-name="T1">values ('JCSTMH3', 'BK02072029', 'pack1', 'TMH3', 'khong', 'khong', 0);</text:span> </text:p>
      <text:p text:style-name="P2"><text:span text:style-name="T1">insert into drug</text:span> </text:p>
      <text:p text:style-name="P2"><text:span text:style-name="T1">values ('VTNRHM', 'BK02072029', 'pack1', 'RHM', 'khong', 'khong', 0);</text:span> </text:p>
      <text:p text:style-name="P2"> </text:p>
      <text:p text:style-name="P2"> </text:p>
      <text:p text:style-name="P2"><text:span text:style-name="T1">insert into drug</text:span> </text:p>
      <text:p text:style-name="P2"><text:span text:style-name="T1">values ('PMTMH1', 'BK02072030', 'pack1', 'TMH1', 'khong', 'khong', 0);</text:span> </text:p>
      <text:p text:style-name="P2"><text:span text:style-name="T1">insert into drug</text:span> </text:p>
      <text:p text:style-name="P2"><text:span text:style-name="T1">values ('EHSTMH2', 'BK02072030', 'pack1', 'TMH2', 'khong', 'khong', 0);</text:span> </text:p>
      <text:p text:style-name="P2"><text:span text:style-name="T1">insert into drug</text:span> </text:p>
      <text:p text:style-name="P2"><text:span text:style-name="T1">values ('JCSTMH3', 'BK02072030', 'pack1', 'TMH3', 'khong', 'khong', 0);</text:span> </text:p>
      <text:p text:style-name="P2"><text:span text:style-name="T1">insert into drug</text:span> </text:p>
      <text:p text:style-name="P2"><text:span text:style-name="T1">values ('NTLRHM', 'BK02072030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'BK09072026', 'pack1', 'TMH1', 'khong', 'khong', 0);</text:span> </text:p>
      <text:p text:style-name="P2"><text:span text:style-name="T1">insert into drug</text:span> </text:p>
      <text:p text:style-name="P2"><text:span text:style-name="T1">values ('EHSTMH2','BK09072026', 'pack1', 'TMH2', 'khong', 'khong', 0);</text:span> </text:p>
      <text:p text:style-name="P2"><text:span text:style-name="T1">insert into drug</text:span> </text:p>
      <text:p text:style-name="P2"><text:span text:style-name="T1">values ('JCSTMH3','BK09072026', 'pack1', 'TMH3', 'khong', 'khong', 0);</text:span> </text:p>
      <text:p text:style-name="P2"><text:span text:style-name="T1">insert into drug</text:span> </text:p>
      <text:p text:style-name="P2"><text:span text:style-name="T1">values ('NTLRHM', 'BK09072026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'BK0907206', 'pack1', 'TMH1', 'khong', 'khong', 0);</text:span> </text:p>
      <text:p text:style-name="P2"><text:span text:style-name="T1">insert into drug</text:span> </text:p>
      <text:p text:style-name="P2"><text:span text:style-name="T1">values ('EHSTMH2','BK0907206', 'pack1', 'TMH2', 'khong', 'khong', 0);</text:span> </text:p>
      <text:p text:style-name="P2"><text:span text:style-name="T1">insert into drug</text:span> </text:p>
      <text:p text:style-name="P2"><text:span text:style-name="T1">values ('JCSTMH3','BK0907206', 'pack1', 'TMH3', 'khong', 'khong', 0);</text:span> </text:p>
      <text:p text:style-name="P2"><text:span text:style-name="T1">insert into drug</text:span> </text:p>
      <text:p text:style-name="P2"><text:span text:style-name="T1">values ('NTLRHM', 'BK0907206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'BK0907205', 'pack1', 'TMH1', 'khong', 'khong', 0);</text:span> </text:p>
      <text:p text:style-name="P2"><text:span text:style-name="T1">insert into drug</text:span> </text:p>
      <text:p text:style-name="P2"><text:span text:style-name="T1">values ('EHSTMH2','BK0907205', 'pack1', 'TMH2', 'khong', 'khong', 0);</text:span> </text:p>
      <text:p text:style-name="P2"><text:span text:style-name="T1">insert into drug</text:span> </text:p>
      <text:p text:style-name="P2"><text:soft-page-break/><text:span text:style-name="T1">values ('JCSTMH3','BK0907205', 'pack1', 'TMH3', 'khong', 'khong', 0);</text:span> </text:p>
      <text:p text:style-name="P2"><text:span text:style-name="T1">insert into drug</text:span> </text:p>
      <text:p text:style-name="P2"><text:span text:style-name="T1">values ('NTLRHM', 'BK0907205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'BK1907208', 'pack4', 'TM1', 'khong', 'khong', 0);</text:span> </text:p>
      <text:p text:style-name="P2"><text:span text:style-name="T1">insert into drug</text:span> </text:p>
      <text:p text:style-name="P2"><text:span text:style-name="T1">values ('NTNATM3', 'BK1907208', 'pack4', 'TM2', 'khong', 'khong', 0);</text:span> </text:p>
      <text:p text:style-name="P2"><text:span text:style-name="T1">insert into drug</text:span> </text:p>
      <text:p text:style-name="P2"><text:span text:style-name="T1">values ('NNTTM3', 'BK1907208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'BK20072011', 'pack4', 'TM1', 'khong', 'khong', 0);</text:span> </text:p>
      <text:p text:style-name="P2"><text:span text:style-name="T1">insert into drug</text:span> </text:p>
      <text:p text:style-name="P2"><text:span text:style-name="T1">values ('NTNATM3','BK20072011', 'pack4', 'TM2', 'khong', 'khong', 0);</text:span> </text:p>
      <text:p text:style-name="P2"><text:span text:style-name="T1">insert into drug</text:span> </text:p>
      <text:p text:style-name="P2"><text:span text:style-name="T1">values ('NNTTM3', 'BK20072011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JDCXK', 'BK20072012', 'pack3', 'CXK', 'khong', 'khong', 0);</text:span> </text:p>
      <text:p text:style-name="P2"><text:span text:style-name="T1">insert into drug</text:span> </text:p>
      <text:p text:style-name="P2"><text:span text:style-name="T1">values ('LVHDL', 'BK20072012', 'pack3', 'DL','khong', 'khong', 0);</text:span> </text:p>
      <text:p text:style-name="P2"> </text:p>
      <text:p text:style-name="P2"><text:span text:style-name="T1">insert into drug</text:span> </text:p>
      <text:p text:style-name="P2"><text:span text:style-name="T1">values ('DTLM1', 'BK21072017', 'pack2', 'M1', 'khong', 'khong', 0);</text:span> </text:p>
      <text:p text:style-name="P2"><text:span text:style-name="T1">insert into drug</text:span> </text:p>
      <text:p text:style-name="P2"><text:span text:style-name="T1">values ('TDUM2', 'BK21072017', 'pack2', 'M2', 'khong', 'khong', 0);</text:span> </text:p>
      <text:p text:style-name="P2"> </text:p>
      <text:p text:style-name="P2"><text:span text:style-name="T1">insert into drug</text:span> </text:p>
      <text:p text:style-name="P2"><text:span text:style-name="T1">values ('ERDTMH1', 'BK21072031', 'pack1', 'TMH1', 'khong', 'khong', 0);</text:span> </text:p>
      <text:p text:style-name="P2"><text:span text:style-name="T1">insert into drug</text:span> </text:p>
      <text:p text:style-name="P2"><text:span text:style-name="T1">values ('HKKTMH2', 'BK21072031', 'pack1', 'TMH2', 'khong', 'khong', 0);</text:span> </text:p>
      <text:p text:style-name="P2"><text:span text:style-name="T1">insert into drug</text:span> </text:p>
      <text:p text:style-name="P2"><text:span text:style-name="T1">values ('JCSTMH3', 'BK21072031', 'pack1', 'TMH3', 'khong', 'khong', 0);</text:span> </text:p>
      <text:p text:style-name="P2"><text:span text:style-name="T1">insert into drug</text:span> </text:p>
      <text:p text:style-name="P2"><text:span text:style-name="T1">values ('VTNRHM', 'BK21072031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JDCXK', 'BK22072032', 'pack3', 'CXK', 'khong', 'khong', 0);</text:span> </text:p>
      <text:p text:style-name="P2"><text:span text:style-name="T1">insert into drug</text:span> </text:p>
      <text:p text:style-name="P2"><text:span text:style-name="T1">values ('LVHDL', 'BK22072032', 'pack3', 'DL', 'khong', 'khong', 0);</text:span> </text:p>
      <text:p text:style-name="P2"> </text:p>
      <text:p text:style-name="P2"> </text:p>
      <text:p text:style-name="P2"><text:span text:style-name="T1">insert into drug</text:span> </text:p>
      <text:p text:style-name="P2"><text:span text:style-name="T1">values ('NDHTM1', 'BK30072033', 'pack4', 'TM1', 'khong', 'khong', 0);</text:span> </text:p>
      <text:p text:style-name="P2"><text:span text:style-name="T1">insert into drug</text:span> </text:p>
      <text:p text:style-name="P2"><text:soft-page-break/><text:span text:style-name="T1">values ('SMLTM2', 'BK30072033', 'pack4', 'TM2', 'khong', 'khong', 0);</text:span> </text:p>
      <text:p text:style-name="P2"><text:span text:style-name="T1">insert into drug</text:span> </text:p>
      <text:p text:style-name="P2"><text:span text:style-name="T1">values ('NNTTM3', 'BK30072033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DHTM1','BK30072034', 'pack4', 'TM1', 'khong', 'khong', 0);</text:span> </text:p>
      <text:p text:style-name="P2"><text:span text:style-name="T1">insert into drug</text:span> </text:p>
      <text:p text:style-name="P2"><text:span text:style-name="T1">values ('SMLTM2','BK30072034', 'pack4', 'TM2', 'khong', 'khong', 0);</text:span> </text:p>
      <text:p text:style-name="P2"><text:span text:style-name="T1">insert into drug</text:span> </text:p>
      <text:p text:style-name="P2"><text:span text:style-name="T1">values ('NNTTM3', 'BK30072034', 'pack4', 'TM3', 'Erythropoietin','tiem 3 mui/tuan', 1000000);</text:span> </text:p>
      <text:p text:style-name="P2"> </text:p>
      <text:p text:style-name="P2"><text:span text:style-name="T1">insert into drug</text:span> </text:p>
      <text:p text:style-name="P2"><text:span text:style-name="T1">values ('NNTCXK', 'BK12082036', 'pack3', 'CXK', 'khong', 'khong', 0);</text:span> </text:p>
      <text:p text:style-name="P2"><text:span text:style-name="T1">insert into drug</text:span> </text:p>
      <text:p text:style-name="P2"><text:span text:style-name="T1">values ('LVHDL', 'BK12082036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12082035', 'pack3', 'CXK', 'khong', 'khong', 0);</text:span> </text:p>
      <text:p text:style-name="P2"><text:span text:style-name="T1">insert into drug</text:span> </text:p>
      <text:p text:style-name="P2"><text:span text:style-name="T1">values ('LVHDL', 'BK12082035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12082037', 'pack3', 'CXK', 'khong', 'khong', 0);</text:span> </text:p>
      <text:p text:style-name="P2"><text:span text:style-name="T1">insert into drug</text:span> </text:p>
      <text:p text:style-name="P2"><text:span text:style-name="T1">values ('LVHDL', 'BK12082037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12082038', 'pack3', 'CXK', 'khong', 'khong', 0);</text:span> </text:p>
      <text:p text:style-name="P2"><text:span text:style-name="T1">insert into drug</text:span> </text:p>
      <text:p text:style-name="P2"><text:span text:style-name="T1">values ('LVHDL', 'BK12082038', 'pack3', 'DL',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'BK13082039', 'pack3', 'CXK', 'khong', 'khong', 0);</text:span> </text:p>
      <text:p text:style-name="P2"><text:span text:style-name="T1">insert into drug</text:span> </text:p>
      <text:p text:style-name="P2"><text:span text:style-name="T1">values ('LVHDL', 'BK13082039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 'BK13082040', 'pack4', 'TM1', 'khong', 'khong', 0);</text:span> </text:p>
      <text:p text:style-name="P2"><text:span text:style-name="T1">insert into drug</text:span> </text:p>
      <text:p text:style-name="P2"><text:span text:style-name="T1">values ('NTNATM3', 'BK13082040', 'pack4', 'TM2', 'khong', 'khong', 0);</text:span> </text:p>
      <text:p text:style-name="P2"><text:span text:style-name="T1">insert into drug</text:span> </text:p>
      <text:p text:style-name="P2"><text:span text:style-name="T1">values ('NNTTM3', 'BK13082040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'BK20082015', 'pack4', 'TM1', 'khong', 'khong', 0);</text:span> </text:p>
      <text:p text:style-name="P2"><text:span text:style-name="T1">insert into drug</text:span> </text:p>
      <text:p text:style-name="P2"><text:soft-page-break/><text:span text:style-name="T1">values ('NTNATM3','BK20082015', 'pack4', 'TM2', 'khong', 'khong', 0);</text:span> </text:p>
      <text:p text:style-name="P2"><text:span text:style-name="T1">insert into drug</text:span> </text:p>
      <text:p text:style-name="P2"><text:span text:style-name="T1">values ('NNTTM3', 'BK20082015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'BK21082017', 'pack4', 'TM1', 'Telmisartan (Mircadis)', 'ngay 2 vien', 300000);</text:span> </text:p>
      <text:p text:style-name="P2"><text:span text:style-name="T1">insert into drug</text:span> </text:p>
      <text:p text:style-name="P2"><text:span text:style-name="T1">values ('NTNATM3','BK21082017', 'pack4', 'TM2', 'khong', 'khong', 0);</text:span> </text:p>
      <text:p text:style-name="P2"><text:span text:style-name="T1">insert into drug</text:span> </text:p>
      <text:p text:style-name="P2"><text:span text:style-name="T1">values ('NNTTM3', 'BK21082017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 'BK21082019', 'pack3', 'CXK', 'khong', 'khong', 0);</text:span> </text:p>
      <text:p text:style-name="P2"><text:span text:style-name="T1">insert into drug</text:span> </text:p>
      <text:p text:style-name="P2"><text:span text:style-name="T1">values ('LVHDL', 'BK21082019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DHTM1', 'BK07092027', 'pack4', 'TM1', 'khong', 'khong', 0);</text:span> </text:p>
      <text:p text:style-name="P2"><text:span text:style-name="T1">insert into drug</text:span> </text:p>
      <text:p text:style-name="P2"><text:span text:style-name="T1">values ('SMLTM2', 'BK07092027', 'pack4', 'TM2', 'khong', 'khong', 0);</text:span> </text:p>
      <text:p text:style-name="P2"><text:span text:style-name="T1">insert into drug</text:span> </text:p>
      <text:p text:style-name="P2"><text:span text:style-name="T1">values ('NNTTM3', 'BK07092027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DHTM1', 'BK08092026', 'pack4', 'TM1', 'khong', 'khong', 0);</text:span> </text:p>
      <text:p text:style-name="P2"><text:span text:style-name="T1">insert into drug</text:span> </text:p>
      <text:p text:style-name="P2"><text:span text:style-name="T1">values ('SMLTM2','BK08092026', 'pack4', 'TM2', 'khong', 'khong', 0);</text:span> </text:p>
      <text:p text:style-name="P2"><text:span text:style-name="T1">insert into drug</text:span> </text:p>
      <text:p text:style-name="P2"><text:span text:style-name="T1">values ('NNTTM3','BK08092026', 'pack4', 'TM3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 'BK0909208', 'pack1', 'TMH1', 'khong', 'khong', 0);</text:span> </text:p>
      <text:p text:style-name="P2"><text:span text:style-name="T1">insert into drug</text:span> </text:p>
      <text:p text:style-name="P2"><text:span text:style-name="T1">values ('NTNATM3', 'BK0909208', 'pack1', 'TMH2', 'khong', 'khong', 0);</text:span> </text:p>
      <text:p text:style-name="P2"><text:span text:style-name="T1">insert into drug</text:span> </text:p>
      <text:p text:style-name="P2"><text:span text:style-name="T1">values ('JCSTMH3', 'BK0909208', 'pack1', 'TMH3', 'khong', 'khong', 0);</text:span> </text:p>
      <text:p text:style-name="P2"><text:span text:style-name="T1">insert into drug</text:span> </text:p>
      <text:p text:style-name="P2"><text:span text:style-name="T1">values ('NTLRHM', 'BK0909208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HTNTTM1','BK09092017', 'pack1', 'TMH1', 'khong', 'khong', 0);</text:span> </text:p>
      <text:p text:style-name="P2"><text:span text:style-name="T1">insert into drug</text:span> </text:p>
      <text:p text:style-name="P2"><text:span text:style-name="T1">values ('NTNATM3','BK09092017', 'pack1', 'TMH2', 'khong', 'khong', 0);</text:span> </text:p>
      <text:p text:style-name="P2"><text:span text:style-name="T1">insert into drug</text:span> </text:p>
      <text:p text:style-name="P2"><text:span text:style-name="T1">values ('JCSTMH3','BK09092017', 'pack1', 'TMH3', 'khong', 'khong', 0);</text:span> </text:p>
      <text:p text:style-name="P2"><text:soft-page-break/><text:span text:style-name="T1">insert into drug</text:span> </text:p>
      <text:p text:style-name="P2"><text:span text:style-name="T1">values ('NTLRHM', 'BK09092017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 'BK10092033', 'pack1', 'TMH1', 'khong', 'khong', 0);</text:span> </text:p>
      <text:p text:style-name="P2"><text:span text:style-name="T1">insert into drug</text:span> </text:p>
      <text:p text:style-name="P2"><text:span text:style-name="T1">values ('EHSTMH2', 'BK10092033', 'pack1', 'TMH2', 'khong', 'khong', 0);</text:span> </text:p>
      <text:p text:style-name="P2"><text:span text:style-name="T1">insert into drug</text:span> </text:p>
      <text:p text:style-name="P2"><text:span text:style-name="T1">values ('JCSTMH3', 'BK10092033', 'pack1', 'TMH3', 'khong', 'khong', 0);</text:span> </text:p>
      <text:p text:style-name="P2"><text:span text:style-name="T1">insert into drug</text:span> </text:p>
      <text:p text:style-name="P2"><text:span text:style-name="T1">values ('NTLRHM', 'BK10092033', 'pack1', 'RHM', 'khong', 'khong', 0);</text:span> </text:p>
      <text:p text:style-name="P2"> </text:p>
      <text:p text:style-name="P2"><text:span text:style-name="T1">insert into drug</text:span> </text:p>
      <text:p text:style-name="P2"><text:span text:style-name="T1">values ('JDCXK', 'BK1809203', 'pack3', 'CXK', 'khong', 'khong', 0);</text:span> </text:p>
      <text:p text:style-name="P2"><text:span text:style-name="T1">insert into drug</text:span> </text:p>
      <text:p text:style-name="P2"><text:span text:style-name="T1">values ('LVHDL', 'BK1809203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 'BK1909207', 'pack3', 'CXK', 'khong', 'khong', 0);</text:span> </text:p>
      <text:p text:style-name="P2"><text:span text:style-name="T1">insert into drug</text:span> </text:p>
      <text:p text:style-name="P2"><text:span text:style-name="T1">values ('LVHDL', 'BK1909207', 'pack3', 'DL', 'khong', 'khong', 0);</text:span> </text:p>
      <text:p text:style-name="P2"> </text:p>
      <text:p text:style-name="P2"> </text:p>
      <text:p text:style-name="P2"><text:span text:style-name="T1">insert into drug</text:span> </text:p>
      <text:p text:style-name="P2"><text:span text:style-name="T1">values ('NNTCXK', 'BK20092012', 'pack3', 'CXK', 'khong', 'khong', 0);</text:span> </text:p>
      <text:p text:style-name="P2"><text:span text:style-name="T1">insert into drug</text:span> </text:p>
      <text:p text:style-name="P2"><text:span text:style-name="T1">values ('LVHDL', 'BK20092012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 'BK21092017', 'pack3', 'CXK', 'khong', 'khong', 0);</text:span> </text:p>
      <text:p text:style-name="P2"><text:span text:style-name="T1">insert into drug</text:span> </text:p>
      <text:p text:style-name="P2"><text:span text:style-name="T1">values ('LVHDL', 'BK21092017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NNTCXK', 'BK22092021', 'pack3', 'CXK', 'khong', 'khong', 0);</text:span> </text:p>
      <text:p text:style-name="P2"><text:span text:style-name="T1">insert into drug</text:span> </text:p>
      <text:p text:style-name="P2"><text:span text:style-name="T1">values ('LVHDL', 'BK22092021', 'pack3', 'DL', 'khong', 'khong', 0);</text:span> </text:p>
      <text:p text:style-name="P2"> </text:p>
      <text:p text:style-name="P2"><text:span text:style-name="T1">insert into drug</text:span> </text:p>
      <text:p text:style-name="P2"><text:span text:style-name="T1">values ('PMTMH1', 'BK23092023', 'pack1', 'TMH1', 'khong', 'khong', 0);</text:span> </text:p>
      <text:p text:style-name="P2"><text:span text:style-name="T1">insert into drug</text:span> </text:p>
      <text:p text:style-name="P2"><text:span text:style-name="T1">values ('EHSTMH2', 'BK23092023', 'pack1', 'TMH2', 'khong', 'khong', 0);</text:span> </text:p>
      <text:p text:style-name="P2"><text:span text:style-name="T1">insert into drug</text:span> </text:p>
      <text:p text:style-name="P2"><text:span text:style-name="T1">values ('JCSTMH3', 'BK23092023', 'pack1', 'TMH3', 'khong', 'khong', 0);</text:span> </text:p>
      <text:p text:style-name="P2"><text:span text:style-name="T1">insert into drug</text:span> </text:p>
      <text:p text:style-name="P2"><text:span text:style-name="T1">values ('NTLRHM', 'BK23092023', 'pack1', 'RHM', 'khong', 'khong', 0);</text:span> </text:p>
      <text:p text:style-name="P2"><text:soft-page-break/> </text:p>
      <text:p text:style-name="P2"><text:span text:style-name="T1">insert into drug</text:span> </text:p>
      <text:p text:style-name="P2"><text:span text:style-name="T1">values ('DDLM1', 'BK23092025', 'pack2', 'M1', 'khong', 'khong', 0);</text:span> </text:p>
      <text:p text:style-name="P2"><text:span text:style-name="T1">insert into drug</text:span> </text:p>
      <text:p text:style-name="P2"><text:span text:style-name="T1">values ('PNAM2', 'BK23092025', 'pack2', 'M2', 'vitamin A', 'ngay 2 lan sang toi', 140000);</text:span> </text:p>
      <text:p text:style-name="P2"> </text:p>
      <text:p text:style-name="P2"><text:span text:style-name="T1">insert into drug</text:span> </text:p>
      <text:p text:style-name="P2"><text:span text:style-name="T1">values ('NDHTM1', 'BK25092028', 'pack4', 'TM1', 'khong', 'khong', 0);</text:span> </text:p>
      <text:p text:style-name="P2"><text:span text:style-name="T1">insert into drug</text:span> </text:p>
      <text:p text:style-name="P2"><text:span text:style-name="T1">values ('SMLTM2', 'BK25092028', 'pack4', 'TM2', 'khong', 'khong', 0);</text:span> </text:p>
      <text:p text:style-name="P2"><text:span text:style-name="T1">insert into drug</text:span> </text:p>
      <text:p text:style-name="P1"><text:span text:style-name="T2">values ('NNTTM3', 'BK25092028', 'pack4', 'TM3', 'khong', 'khong', 0);</text:span><text:span text:style-name="T3"> 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0:30:02.024421621</meta:creation-date>
    <dc:date>2021-06-18T10:30:39.716358857</dc:date>
    <meta:editing-duration>PT3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50" meta:paragraph-count="2162" meta:word-count="10578" meta:character-count="84775" meta:non-whitespace-character-count="73684"/>
  </office:meta>
</office:document-meta>
</file>